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rrain_0.1_res" table:style-name="ta1">
        <table:shapes>
          <draw:frame draw:z-index="0" draw:style-name="gr1" draw:text-style-name="P1" svg:width="231.06mm" svg:height="128.01mm" svg:x="16.19mm" svg:y="466.01mm">
            <draw:object draw:notify-on-update-of-ranges="'terrain_0.1_res'.C1:'terrain_0.1_res'.C100 'terrain_0.1_res'.D1:'terrain_0.1_res'.D100 'terrain_0.1_res'.S1:'terrain_0.1_res'.S100 'terrain_0.1_res'.I1:'terrain_0.1_res'.I100 'terrain_0.1_res'.N1:'terrain_0.1_res'.N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row table:style-name="ro1">
          <table:table-cell office:value-type="float" office:value="0.945639" calcext:value-type="float">
            <text:p>0,945639</text:p>
          </table:table-cell>
          <table:table-cell office:value-type="float" office:value="66049" calcext:value-type="float">
            <text:p>66049</text:p>
          </table:table-cell>
          <table:table-cell office:value-type="float" office:value="0.665591" calcext:value-type="float">
            <text:p>0,665591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70923" calcext:value-type="float">
            <text:p>0,70923</text:p>
          </table:table-cell>
          <table:table-cell office:value-type="float" office:value="66049" calcext:value-type="float">
            <text:p>66049</text:p>
          </table:table-cell>
          <table:table-cell office:value-type="float" office:value="0.536043" calcext:value-type="float">
            <text:p>0,536043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567384" calcext:value-type="float">
            <text:p>0,567384</text:p>
          </table:table-cell>
          <table:table-cell office:value-type="float" office:value="66049" calcext:value-type="float">
            <text:p>66049</text:p>
          </table:table-cell>
          <table:table-cell office:value-type="float" office:value="0.449408" calcext:value-type="float">
            <text:p>0,449408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496461" calcext:value-type="float">
            <text:p>0,496461</text:p>
          </table:table-cell>
          <table:table-cell office:value-type="float" office:value="66049" calcext:value-type="float">
            <text:p>66049</text:p>
          </table:table-cell>
          <table:table-cell office:value-type="float" office:value="0.403103" calcext:value-type="float">
            <text:p>0,403103</text:p>
          </table:table-cell>
          <table:table-cell office:value-type="float" office:value="11.0982" calcext:value-type="float">
            <text:p>11,0982</text:p>
          </table:table-cell>
        </table:table-row>
        <table:table-row table:style-name="ro1">
          <table:table-cell office:value-type="float" office:value="1.89128" calcext:value-type="float">
            <text:p>1,89128</text:p>
          </table:table-cell>
          <table:table-cell office:value-type="float" office:value="48697" calcext:value-type="float">
            <text:p>48697</text:p>
          </table:table-cell>
          <table:table-cell office:value-type="float" office:value="1.0617" calcext:value-type="float">
            <text:p>1,0617</text:p>
          </table:table-cell>
          <table:table-cell office:value-type="float" office:value="10.7934" calcext:value-type="float">
            <text:p>10,7934</text:p>
          </table:table-cell>
          <table:table-cell/>
          <table:table-cell office:value-type="float" office:value="1.41846" calcext:value-type="float">
            <text:p>1,41846</text:p>
          </table:table-cell>
          <table:table-cell office:value-type="float" office:value="57538" calcext:value-type="float">
            <text:p>57538</text:p>
          </table:table-cell>
          <table:table-cell office:value-type="float" office:value="0.883131" calcext:value-type="float">
            <text:p>0,883131</text:p>
          </table:table-cell>
          <table:table-cell office:value-type="float" office:value="10.9602" calcext:value-type="float">
            <text:p>10,9602</text:p>
          </table:table-cell>
          <table:table-cell/>
          <table:table-cell office:value-type="float" office:value="1.13477" calcext:value-type="float">
            <text:p>1,13477</text:p>
          </table:table-cell>
          <table:table-cell office:value-type="float" office:value="63331" calcext:value-type="float">
            <text:p>63331</text:p>
          </table:table-cell>
          <table:table-cell office:value-type="float" office:value="0.758358" calcext:value-type="float">
            <text:p>0,758358</text:p>
          </table:table-cell>
          <table:table-cell office:value-type="float" office:value="11.0561" calcext:value-type="float">
            <text:p>11,0561</text:p>
          </table:table-cell>
          <table:table-cell/>
          <table:table-cell office:value-type="float" office:value="0.992921" calcext:value-type="float">
            <text:p>0,992921</text:p>
          </table:table-cell>
          <table:table-cell office:value-type="float" office:value="66049" calcext:value-type="float">
            <text:p>66049</text:p>
          </table:table-cell>
          <table:table-cell office:value-type="float" office:value="0.689602" calcext:value-type="float">
            <text:p>0,689602</text:p>
          </table:table-cell>
          <table:table-cell office:value-type="float" office:value="11.0982" calcext:value-type="float">
            <text:p>11,0982</text:p>
          </table:table-cell>
        </table:table-row>
        <table:table-row table:style-name="ro1">
          <table:table-cell office:value-type="float" office:value="2.83692" calcext:value-type="float">
            <text:p>2,83692</text:p>
          </table:table-cell>
          <table:table-cell office:value-type="float" office:value="29823" calcext:value-type="float">
            <text:p>29823</text:p>
          </table:table-cell>
          <table:table-cell office:value-type="float" office:value="1.34467" calcext:value-type="float">
            <text:p>1,34467</text:p>
          </table:table-cell>
          <table:table-cell office:value-type="float" office:value="10.303" calcext:value-type="float">
            <text:p>10,303</text:p>
          </table:table-cell>
          <table:table-cell/>
          <table:table-cell office:value-type="float" office:value="2.12769" calcext:value-type="float">
            <text:p>2,12769</text:p>
          </table:table-cell>
          <table:table-cell office:value-type="float" office:value="43597" calcext:value-type="float">
            <text:p>43597</text:p>
          </table:table-cell>
          <table:table-cell office:value-type="float" office:value="1.14029" calcext:value-type="float">
            <text:p>1,14029</text:p>
          </table:table-cell>
          <table:table-cell office:value-type="float" office:value="10.6827" calcext:value-type="float">
            <text:p>10,6827</text:p>
          </table:table-cell>
          <table:table-cell/>
          <table:table-cell office:value-type="float" office:value="1.70215" calcext:value-type="float">
            <text:p>1,70215</text:p>
          </table:table-cell>
          <table:table-cell office:value-type="float" office:value="52213" calcext:value-type="float">
            <text:p>52213</text:p>
          </table:table-cell>
          <table:table-cell office:value-type="float" office:value="0.994048" calcext:value-type="float">
            <text:p>0,994048</text:p>
          </table:table-cell>
          <table:table-cell office:value-type="float" office:value="10.8631" calcext:value-type="float">
            <text:p>10,8631</text:p>
          </table:table-cell>
          <table:table-cell/>
          <table:table-cell office:value-type="float" office:value="1.48938" calcext:value-type="float">
            <text:p>1,48938</text:p>
          </table:table-cell>
          <table:table-cell office:value-type="float" office:value="55891" calcext:value-type="float">
            <text:p>55891</text:p>
          </table:table-cell>
          <table:table-cell office:value-type="float" office:value="0.912034" calcext:value-type="float">
            <text:p>0,912034</text:p>
          </table:table-cell>
          <table:table-cell office:value-type="float" office:value="10.9312" calcext:value-type="float">
            <text:p>10,9312</text:p>
          </table:table-cell>
        </table:table-row>
        <table:table-row table:style-name="ro1">
          <table:table-cell office:value-type="float" office:value="3.78256" calcext:value-type="float">
            <text:p>3,78256</text:p>
          </table:table-cell>
          <table:table-cell office:value-type="float" office:value="17394" calcext:value-type="float">
            <text:p>17394</text:p>
          </table:table-cell>
          <table:table-cell office:value-type="float" office:value="1.56498" calcext:value-type="float">
            <text:p>1,56498</text:p>
          </table:table-cell>
          <table:table-cell office:value-type="float" office:value="9.76388" calcext:value-type="float">
            <text:p>9,76388</text:p>
          </table:table-cell>
          <table:table-cell/>
          <table:table-cell office:value-type="float" office:value="2.83692" calcext:value-type="float">
            <text:p>2,83692</text:p>
          </table:table-cell>
          <table:table-cell office:value-type="float" office:value="29823" calcext:value-type="float">
            <text:p>29823</text:p>
          </table:table-cell>
          <table:table-cell office:value-type="float" office:value="1.34467" calcext:value-type="float">
            <text:p>1,34467</text:p>
          </table:table-cell>
          <table:table-cell office:value-type="float" office:value="10.303" calcext:value-type="float">
            <text:p>10,303</text:p>
          </table:table-cell>
          <table:table-cell/>
          <table:table-cell office:value-type="float" office:value="2.26953" calcext:value-type="float">
            <text:p>2,26953</text:p>
          </table:table-cell>
          <table:table-cell office:value-type="float" office:value="40066" calcext:value-type="float">
            <text:p>40066</text:p>
          </table:table-cell>
          <table:table-cell office:value-type="float" office:value="1.18465" calcext:value-type="float">
            <text:p>1,18465</text:p>
          </table:table-cell>
          <table:table-cell office:value-type="float" office:value="10.5983" calcext:value-type="float">
            <text:p>10,5983</text:p>
          </table:table-cell>
          <table:table-cell/>
          <table:table-cell office:value-type="float" office:value="1.98584" calcext:value-type="float">
            <text:p>1,98584</text:p>
          </table:table-cell>
          <table:table-cell office:value-type="float" office:value="46600" calcext:value-type="float">
            <text:p>46600</text:p>
          </table:table-cell>
          <table:table-cell office:value-type="float" office:value="1.09388" calcext:value-type="float">
            <text:p>1,09388</text:p>
          </table:table-cell>
          <table:table-cell office:value-type="float" office:value="10.7494" calcext:value-type="float">
            <text:p>10,7494</text:p>
          </table:table-cell>
        </table:table-row>
        <table:table-row table:style-name="ro1">
          <table:table-cell office:value-type="float" office:value="4.7282" calcext:value-type="float">
            <text:p>4,7282</text:p>
          </table:table-cell>
          <table:table-cell office:value-type="float" office:value="10828" calcext:value-type="float">
            <text:p>10828</text:p>
          </table:table-cell>
          <table:table-cell office:value-type="float" office:value="1.7454" calcext:value-type="float">
            <text:p>1,7454</text:p>
          </table:table-cell>
          <table:table-cell office:value-type="float" office:value="9.28989" calcext:value-type="float">
            <text:p>9,28989</text:p>
          </table:table-cell>
          <table:table-cell/>
          <table:table-cell office:value-type="float" office:value="3.54615" calcext:value-type="float">
            <text:p>3,54615</text:p>
          </table:table-cell>
          <table:table-cell office:value-type="float" office:value="19716" calcext:value-type="float">
            <text:p>19716</text:p>
          </table:table-cell>
          <table:table-cell office:value-type="float" office:value="1.51428" calcext:value-type="float">
            <text:p>1,51428</text:p>
          </table:table-cell>
          <table:table-cell office:value-type="float" office:value="9.88919" calcext:value-type="float">
            <text:p>9,88919</text:p>
          </table:table-cell>
          <table:table-cell/>
          <table:table-cell office:value-type="float" office:value="2.83692" calcext:value-type="float">
            <text:p>2,83692</text:p>
          </table:table-cell>
          <table:table-cell office:value-type="float" office:value="29823" calcext:value-type="float">
            <text:p>29823</text:p>
          </table:table-cell>
          <table:table-cell office:value-type="float" office:value="1.34467" calcext:value-type="float">
            <text:p>1,34467</text:p>
          </table:table-cell>
          <table:table-cell office:value-type="float" office:value="10.303" calcext:value-type="float">
            <text:p>10,303</text:p>
          </table:table-cell>
          <table:table-cell/>
          <table:table-cell office:value-type="float" office:value="2.4823" calcext:value-type="float">
            <text:p>2,4823</text:p>
          </table:table-cell>
          <table:table-cell office:value-type="float" office:value="35858" calcext:value-type="float">
            <text:p>35858</text:p>
          </table:table-cell>
          <table:table-cell office:value-type="float" office:value="1.24769" calcext:value-type="float">
            <text:p>1,24769</text:p>
          </table:table-cell>
          <table:table-cell office:value-type="float" office:value="10.4873" calcext:value-type="float">
            <text:p>10,4873</text:p>
          </table:table-cell>
        </table:table-row>
        <table:table-row table:style-name="ro1">
          <table:table-cell office:value-type="float" office:value="5.67384" calcext:value-type="float">
            <text:p>5,67384</text:p>
          </table:table-cell>
          <table:table-cell office:value-type="float" office:value="7257" calcext:value-type="float">
            <text:p>7257</text:p>
          </table:table-cell>
          <table:table-cell office:value-type="float" office:value="1.89819" calcext:value-type="float">
            <text:p>1,89819</text:p>
          </table:table-cell>
          <table:table-cell office:value-type="float" office:value="8.88972" calcext:value-type="float">
            <text:p>8,88972</text:p>
          </table:table-cell>
          <table:table-cell/>
          <table:table-cell office:value-type="float" office:value="4.25538" calcext:value-type="float">
            <text:p>4,25538</text:p>
          </table:table-cell>
          <table:table-cell office:value-type="float" office:value="13667" calcext:value-type="float">
            <text:p>13667</text:p>
          </table:table-cell>
          <table:table-cell office:value-type="float" office:value="1.65925" calcext:value-type="float">
            <text:p>1,65925</text:p>
          </table:table-cell>
          <table:table-cell office:value-type="float" office:value="9.52274" calcext:value-type="float">
            <text:p>9,52274</text:p>
          </table:table-cell>
          <table:table-cell/>
          <table:table-cell office:value-type="float" office:value="3.4043" calcext:value-type="float">
            <text:p>3,4043</text:p>
          </table:table-cell>
          <table:table-cell office:value-type="float" office:value="21441" calcext:value-type="float">
            <text:p>21441</text:p>
          </table:table-cell>
          <table:table-cell office:value-type="float" office:value="1.48258" calcext:value-type="float">
            <text:p>1,48258</text:p>
          </table:table-cell>
          <table:table-cell office:value-type="float" office:value="9.97306" calcext:value-type="float">
            <text:p>9,97306</text:p>
          </table:table-cell>
          <table:table-cell/>
          <table:table-cell office:value-type="float" office:value="2.97876" calcext:value-type="float">
            <text:p>2,97876</text:p>
          </table:table-cell>
          <table:table-cell office:value-type="float" office:value="27401" calcext:value-type="float">
            <text:p>27401</text:p>
          </table:table-cell>
          <table:table-cell office:value-type="float" office:value="1.38097" calcext:value-type="float">
            <text:p>1,38097</text:p>
          </table:table-cell>
          <table:table-cell office:value-type="float" office:value="10.2183" calcext:value-type="float">
            <text:p>10,2183</text:p>
          </table:table-cell>
        </table:table-row>
        <table:table-row table:style-name="ro1">
          <table:table-cell office:value-type="float" office:value="6.61948" calcext:value-type="float">
            <text:p>6,61948</text:p>
          </table:table-cell>
          <table:table-cell office:value-type="float" office:value="4994" calcext:value-type="float">
            <text:p>4994</text:p>
          </table:table-cell>
          <table:table-cell office:value-type="float" office:value="2.03071" calcext:value-type="float">
            <text:p>2,03071</text:p>
          </table:table-cell>
          <table:table-cell office:value-type="float" office:value="8.51599" calcext:value-type="float">
            <text:p>8,51599</text:p>
          </table:table-cell>
          <table:table-cell/>
          <table:table-cell office:value-type="float" office:value="4.96461" calcext:value-type="float">
            <text:p>4,96461</text:p>
          </table:table-cell>
          <table:table-cell office:value-type="float" office:value="9619" calcext:value-type="float">
            <text:p>9619</text:p>
          </table:table-cell>
          <table:table-cell office:value-type="float" office:value="1.78584" calcext:value-type="float">
            <text:p>1,78584</text:p>
          </table:table-cell>
          <table:table-cell office:value-type="float" office:value="9.1715" calcext:value-type="float">
            <text:p>9,1715</text:p>
          </table:table-cell>
          <table:table-cell/>
          <table:table-cell office:value-type="float" office:value="3.97168" calcext:value-type="float">
            <text:p>3,97168</text:p>
          </table:table-cell>
          <table:table-cell office:value-type="float" office:value="15766" calcext:value-type="float">
            <text:p>15766</text:p>
          </table:table-cell>
          <table:table-cell office:value-type="float" office:value="1.60376" calcext:value-type="float">
            <text:p>1,60376</text:p>
          </table:table-cell>
          <table:table-cell office:value-type="float" office:value="9.66561" calcext:value-type="float">
            <text:p>9,66561</text:p>
          </table:table-cell>
          <table:table-cell/>
          <table:table-cell office:value-type="float" office:value="3.47522" calcext:value-type="float">
            <text:p>3,47522</text:p>
          </table:table-cell>
          <table:table-cell office:value-type="float" office:value="20534" calcext:value-type="float">
            <text:p>20534</text:p>
          </table:table-cell>
          <table:table-cell office:value-type="float" office:value="1.49856" calcext:value-type="float">
            <text:p>1,49856</text:p>
          </table:table-cell>
          <table:table-cell office:value-type="float" office:value="9.92984" calcext:value-type="float">
            <text:p>9,92984</text:p>
          </table:table-cell>
        </table:table-row>
        <table:table-row table:style-name="ro1">
          <table:table-cell office:value-type="float" office:value="7.56512" calcext:value-type="float">
            <text:p>7,56512</text:p>
          </table:table-cell>
          <table:table-cell office:value-type="float" office:value="3644" calcext:value-type="float">
            <text:p>3644</text:p>
          </table:table-cell>
          <table:table-cell office:value-type="float" office:value="2.1477" calcext:value-type="float">
            <text:p>2,1477</text:p>
          </table:table-cell>
          <table:table-cell office:value-type="float" office:value="8.20084" calcext:value-type="float">
            <text:p>8,20084</text:p>
          </table:table-cell>
          <table:table-cell/>
          <table:table-cell office:value-type="float" office:value="5.67384" calcext:value-type="float">
            <text:p>5,67384</text:p>
          </table:table-cell>
          <table:table-cell office:value-type="float" office:value="7257" calcext:value-type="float">
            <text:p>7257</text:p>
          </table:table-cell>
          <table:table-cell office:value-type="float" office:value="1.89819" calcext:value-type="float">
            <text:p>1,89819</text:p>
          </table:table-cell>
          <table:table-cell office:value-type="float" office:value="8.88972" calcext:value-type="float">
            <text:p>8,88972</text:p>
          </table:table-cell>
          <table:table-cell/>
          <table:table-cell office:value-type="float" office:value="4.53907" calcext:value-type="float">
            <text:p>4,53907</text:p>
          </table:table-cell>
          <table:table-cell office:value-type="float" office:value="11827" calcext:value-type="float">
            <text:p>11827</text:p>
          </table:table-cell>
          <table:table-cell office:value-type="float" office:value="1.71183" calcext:value-type="float">
            <text:p>1,71183</text:p>
          </table:table-cell>
          <table:table-cell office:value-type="float" office:value="9.37814" calcext:value-type="float">
            <text:p>9,37814</text:p>
          </table:table-cell>
          <table:table-cell/>
          <table:table-cell office:value-type="float" office:value="3.97169" calcext:value-type="float">
            <text:p>3,97169</text:p>
          </table:table-cell>
          <table:table-cell office:value-type="float" office:value="15766" calcext:value-type="float">
            <text:p>15766</text:p>
          </table:table-cell>
          <table:table-cell office:value-type="float" office:value="1.60376" calcext:value-type="float">
            <text:p>1,60376</text:p>
          </table:table-cell>
          <table:table-cell office:value-type="float" office:value="9.66561" calcext:value-type="float">
            <text:p>9,66561</text:p>
          </table:table-cell>
        </table:table-row>
        <table:table-row table:style-name="ro1">
          <table:table-cell office:value-type="float" office:value="8.51076" calcext:value-type="float">
            <text:p>8,51076</text:p>
          </table:table-cell>
          <table:table-cell office:value-type="float" office:value="2879" calcext:value-type="float">
            <text:p>2879</text:p>
          </table:table-cell>
          <table:table-cell office:value-type="float" office:value="2.25242" calcext:value-type="float">
            <text:p>2,25242</text:p>
          </table:table-cell>
          <table:table-cell office:value-type="float" office:value="7.9652" calcext:value-type="float">
            <text:p>7,9652</text:p>
          </table:table-cell>
          <table:table-cell/>
          <table:table-cell office:value-type="float" office:value="6.38307" calcext:value-type="float">
            <text:p>6,38307</text:p>
          </table:table-cell>
          <table:table-cell office:value-type="float" office:value="5535" calcext:value-type="float">
            <text:p>5535</text:p>
          </table:table-cell>
          <table:table-cell office:value-type="float" office:value="1.99919" calcext:value-type="float">
            <text:p>1,99919</text:p>
          </table:table-cell>
          <table:table-cell office:value-type="float" office:value="8.61885" calcext:value-type="float">
            <text:p>8,61885</text:p>
          </table:table-cell>
          <table:table-cell/>
          <table:table-cell office:value-type="float" office:value="5.10645" calcext:value-type="float">
            <text:p>5,10645</text:p>
          </table:table-cell>
          <table:table-cell office:value-type="float" office:value="9165" calcext:value-type="float">
            <text:p>9165</text:p>
          </table:table-cell>
          <table:table-cell office:value-type="float" office:value="1.80935" calcext:value-type="float">
            <text:p>1,80935</text:p>
          </table:table-cell>
          <table:table-cell office:value-type="float" office:value="9.12315" calcext:value-type="float">
            <text:p>9,12315</text:p>
          </table:table-cell>
          <table:table-cell/>
          <table:table-cell office:value-type="float" office:value="4.46815" calcext:value-type="float">
            <text:p>4,46815</text:p>
          </table:table-cell>
          <table:table-cell office:value-type="float" office:value="12278" calcext:value-type="float">
            <text:p>12278</text:p>
          </table:table-cell>
          <table:table-cell office:value-type="float" office:value="1.69894" calcext:value-type="float">
            <text:p>1,69894</text:p>
          </table:table-cell>
          <table:table-cell office:value-type="float" office:value="9.41556" calcext:value-type="float">
            <text:p>9,41556</text:p>
          </table:table-cell>
        </table:table-row>
        <table:table-row table:style-name="ro1">
          <table:table-cell office:value-type="float" office:value="9.4564" calcext:value-type="float">
            <text:p>9,4564</text:p>
          </table:table-cell>
          <table:table-cell office:value-type="float" office:value="2260" calcext:value-type="float">
            <text:p>2260</text:p>
          </table:table-cell>
          <table:table-cell office:value-type="float" office:value="2.34721" calcext:value-type="float">
            <text:p>2,34721</text:p>
          </table:table-cell>
          <table:table-cell office:value-type="float" office:value="7.72312" calcext:value-type="float">
            <text:p>7,72312</text:p>
          </table:table-cell>
          <table:table-cell/>
          <table:table-cell office:value-type="float" office:value="7.0923" calcext:value-type="float">
            <text:p>7,0923</text:p>
          </table:table-cell>
          <table:table-cell office:value-type="float" office:value="4315" calcext:value-type="float">
            <text:p>4315</text:p>
          </table:table-cell>
          <table:table-cell office:value-type="float" office:value="2.09091" calcext:value-type="float">
            <text:p>2,09091</text:p>
          </table:table-cell>
          <table:table-cell office:value-type="float" office:value="8.36985" calcext:value-type="float">
            <text:p>8,36985</text:p>
          </table:table-cell>
          <table:table-cell/>
          <table:table-cell office:value-type="float" office:value="5.67384" calcext:value-type="float">
            <text:p>5,67384</text:p>
          </table:table-cell>
          <table:table-cell office:value-type="float" office:value="7257" calcext:value-type="float">
            <text:p>7257</text:p>
          </table:table-cell>
          <table:table-cell office:value-type="float" office:value="1.89819" calcext:value-type="float">
            <text:p>1,89819</text:p>
          </table:table-cell>
          <table:table-cell office:value-type="float" office:value="8.88972" calcext:value-type="float">
            <text:p>8,88972</text:p>
          </table:table-cell>
          <table:table-cell/>
          <table:table-cell office:value-type="float" office:value="4.96461" calcext:value-type="float">
            <text:p>4,96461</text:p>
          </table:table-cell>
          <table:table-cell office:value-type="float" office:value="9619" calcext:value-type="float">
            <text:p>9619</text:p>
          </table:table-cell>
          <table:table-cell office:value-type="float" office:value="1.78584" calcext:value-type="float">
            <text:p>1,78584</text:p>
          </table:table-cell>
          <table:table-cell office:value-type="float" office:value="9.1715" calcext:value-type="float">
            <text:p>9,1715</text:p>
          </table:table-cell>
        </table:table-row>
        <table:table-row table:style-name="ro1">
          <table:table-cell office:value-type="float" office:value="10.402" calcext:value-type="float">
            <text:p>10,402</text:p>
          </table:table-cell>
          <table:table-cell office:value-type="float" office:value="1741" calcext:value-type="float">
            <text:p>1741</text:p>
          </table:table-cell>
          <table:table-cell office:value-type="float" office:value="2.43379" calcext:value-type="float">
            <text:p>2,43379</text:p>
          </table:table-cell>
          <table:table-cell office:value-type="float" office:value="7.46221" calcext:value-type="float">
            <text:p>7,46221</text:p>
          </table:table-cell>
          <table:table-cell/>
          <table:table-cell office:value-type="float" office:value="7.80152" calcext:value-type="float">
            <text:p>7,80152</text:p>
          </table:table-cell>
          <table:table-cell office:value-type="float" office:value="3407" calcext:value-type="float">
            <text:p>3407</text:p>
          </table:table-cell>
          <table:table-cell office:value-type="float" office:value="2.17493" calcext:value-type="float">
            <text:p>2,17493</text:p>
          </table:table-cell>
          <table:table-cell office:value-type="float" office:value="8.13359" calcext:value-type="float">
            <text:p>8,13359</text:p>
          </table:table-cell>
          <table:table-cell/>
          <table:table-cell office:value-type="float" office:value="6.24122" calcext:value-type="float">
            <text:p>6,24122</text:p>
          </table:table-cell>
          <table:table-cell office:value-type="float" office:value="5851" calcext:value-type="float">
            <text:p>5851</text:p>
          </table:table-cell>
          <table:table-cell office:value-type="float" office:value="1.97979" calcext:value-type="float">
            <text:p>1,97979</text:p>
          </table:table-cell>
          <table:table-cell office:value-type="float" office:value="8.67437" calcext:value-type="float">
            <text:p>8,67437</text:p>
          </table:table-cell>
          <table:table-cell/>
          <table:table-cell office:value-type="float" office:value="5.46107" calcext:value-type="float">
            <text:p>5,46107</text:p>
          </table:table-cell>
          <table:table-cell office:value-type="float" office:value="7731" calcext:value-type="float">
            <text:p>7731</text:p>
          </table:table-cell>
          <table:table-cell office:value-type="float" office:value="1.86579" calcext:value-type="float">
            <text:p>1,86579</text:p>
          </table:table-cell>
          <table:table-cell office:value-type="float" office:value="8.95299" calcext:value-type="float">
            <text:p>8,95299</text:p>
          </table:table-cell>
        </table:table-row>
        <table:table-row table:style-name="ro1">
          <table:table-cell office:value-type="float" office:value="11.3477" calcext:value-type="float">
            <text:p>11,3477</text:p>
          </table:table-cell>
          <table:table-cell office:value-type="float" office:value="1464" calcext:value-type="float">
            <text:p>1464</text:p>
          </table:table-cell>
          <table:table-cell office:value-type="float" office:value="2.51347" calcext:value-type="float">
            <text:p>2,51347</text:p>
          </table:table-cell>
          <table:table-cell office:value-type="float" office:value="7.28893" calcext:value-type="float">
            <text:p>7,28893</text:p>
          </table:table-cell>
          <table:table-cell/>
          <table:table-cell office:value-type="float" office:value="8.51075" calcext:value-type="float">
            <text:p>8,51075</text:p>
          </table:table-cell>
          <table:table-cell office:value-type="float" office:value="2879" calcext:value-type="float">
            <text:p>2879</text:p>
          </table:table-cell>
          <table:table-cell office:value-type="float" office:value="2.25242" calcext:value-type="float">
            <text:p>2,25242</text:p>
          </table:table-cell>
          <table:table-cell office:value-type="float" office:value="7.9652" calcext:value-type="float">
            <text:p>7,9652</text:p>
          </table:table-cell>
          <table:table-cell/>
          <table:table-cell office:value-type="float" office:value="6.8086" calcext:value-type="float">
            <text:p>6,8086</text:p>
          </table:table-cell>
          <table:table-cell office:value-type="float" office:value="4692" calcext:value-type="float">
            <text:p>4692</text:p>
          </table:table-cell>
          <table:table-cell office:value-type="float" office:value="2.05523" calcext:value-type="float">
            <text:p>2,05523</text:p>
          </table:table-cell>
          <table:table-cell office:value-type="float" office:value="8.45361" calcext:value-type="float">
            <text:p>8,45361</text:p>
          </table:table-cell>
          <table:table-cell/>
          <table:table-cell office:value-type="float" office:value="5.95753" calcext:value-type="float">
            <text:p>5,95753</text:p>
          </table:table-cell>
          <table:table-cell office:value-type="float" office:value="6365" calcext:value-type="float">
            <text:p>6365</text:p>
          </table:table-cell>
          <table:table-cell office:value-type="float" office:value="1.93982" calcext:value-type="float">
            <text:p>1,93982</text:p>
          </table:table-cell>
          <table:table-cell office:value-type="float" office:value="8.75857" calcext:value-type="float">
            <text:p>8,75857</text:p>
          </table:table-cell>
        </table:table-row>
        <table:table-row table:style-name="ro1">
          <table:table-cell office:value-type="float" office:value="12.2933" calcext:value-type="float">
            <text:p>12,2933</text:p>
          </table:table-cell>
          <table:table-cell office:value-type="float" office:value="1186" calcext:value-type="float">
            <text:p>1186</text:p>
          </table:table-cell>
          <table:table-cell office:value-type="float" office:value="2.58726" calcext:value-type="float">
            <text:p>2,58726</text:p>
          </table:table-cell>
          <table:table-cell office:value-type="float" office:value="7.07834" calcext:value-type="float">
            <text:p>7,07834</text:p>
          </table:table-cell>
          <table:table-cell/>
          <table:table-cell office:value-type="float" office:value="9.21998" calcext:value-type="float">
            <text:p>9,21998</text:p>
          </table:table-cell>
          <table:table-cell office:value-type="float" office:value="2332" calcext:value-type="float">
            <text:p>2332</text:p>
          </table:table-cell>
          <table:table-cell office:value-type="float" office:value="2.32435" calcext:value-type="float">
            <text:p>2,32435</text:p>
          </table:table-cell>
          <table:table-cell office:value-type="float" office:value="7.75448" calcext:value-type="float">
            <text:p>7,75448</text:p>
          </table:table-cell>
          <table:table-cell/>
          <table:table-cell office:value-type="float" office:value="7.37599" calcext:value-type="float">
            <text:p>7,37599</text:p>
          </table:table-cell>
          <table:table-cell office:value-type="float" office:value="3889" calcext:value-type="float">
            <text:p>3889</text:p>
          </table:table-cell>
          <table:table-cell office:value-type="float" office:value="2.12537" calcext:value-type="float">
            <text:p>2,12537</text:p>
          </table:table-cell>
          <table:table-cell office:value-type="float" office:value="8.26591" calcext:value-type="float">
            <text:p>8,26591</text:p>
          </table:table-cell>
          <table:table-cell/>
          <table:table-cell office:value-type="float" office:value="6.45399" calcext:value-type="float">
            <text:p>6,45399</text:p>
          </table:table-cell>
          <table:table-cell office:value-type="float" office:value="5282" calcext:value-type="float">
            <text:p>5282</text:p>
          </table:table-cell>
          <table:table-cell office:value-type="float" office:value="2.00875" calcext:value-type="float">
            <text:p>2,00875</text:p>
          </table:table-cell>
          <table:table-cell office:value-type="float" office:value="8.57206" calcext:value-type="float">
            <text:p>8,57206</text:p>
          </table:table-cell>
        </table:table-row>
        <table:table-row table:style-name="ro1">
          <table:table-cell office:value-type="float" office:value="13.239" calcext:value-type="float">
            <text:p>13,239</text:p>
          </table:table-cell>
          <table:table-cell office:value-type="float" office:value="1005" calcext:value-type="float">
            <text:p>1005</text:p>
          </table:table-cell>
          <table:table-cell office:value-type="float" office:value="2.65598" calcext:value-type="float">
            <text:p>2,65598</text:p>
          </table:table-cell>
          <table:table-cell office:value-type="float" office:value="6.91274" calcext:value-type="float">
            <text:p>6,91274</text:p>
          </table:table-cell>
          <table:table-cell/>
          <table:table-cell office:value-type="float" office:value="9.92921" calcext:value-type="float">
            <text:p>9,92921</text:p>
          </table:table-cell>
          <table:table-cell office:value-type="float" office:value="1948" calcext:value-type="float">
            <text:p>1948</text:p>
          </table:table-cell>
          <table:table-cell office:value-type="float" office:value="2.39144" calcext:value-type="float">
            <text:p>2,39144</text:p>
          </table:table-cell>
          <table:table-cell office:value-type="float" office:value="7.57456" calcext:value-type="float">
            <text:p>7,57456</text:p>
          </table:table-cell>
          <table:table-cell/>
          <table:table-cell office:value-type="float" office:value="7.94337" calcext:value-type="float">
            <text:p>7,94337</text:p>
          </table:table-cell>
          <table:table-cell office:value-type="float" office:value="3367" calcext:value-type="float">
            <text:p>3367</text:p>
          </table:table-cell>
          <table:table-cell office:value-type="float" office:value="2.19091" calcext:value-type="float">
            <text:p>2,19091</text:p>
          </table:table-cell>
          <table:table-cell office:value-type="float" office:value="8.12178" calcext:value-type="float">
            <text:p>8,12178</text:p>
          </table:table-cell>
          <table:table-cell/>
          <table:table-cell office:value-type="float" office:value="6.95045" calcext:value-type="float">
            <text:p>6,95045</text:p>
          </table:table-cell>
          <table:table-cell office:value-type="float" office:value="4467" calcext:value-type="float">
            <text:p>4467</text:p>
          </table:table-cell>
          <table:table-cell office:value-type="float" office:value="2.07323" calcext:value-type="float">
            <text:p>2,07323</text:p>
          </table:table-cell>
          <table:table-cell office:value-type="float" office:value="8.40447" calcext:value-type="float">
            <text:p>8,40447</text:p>
          </table:table-cell>
        </table:table-row>
        <table:table-row table:style-name="ro1">
          <table:table-cell office:value-type="float" office:value="14.1846" calcext:value-type="float">
            <text:p>14,1846</text:p>
          </table:table-cell>
          <table:table-cell office:value-type="float" office:value="849" calcext:value-type="float">
            <text:p>849</text:p>
          </table:table-cell>
          <table:table-cell office:value-type="float" office:value="2.72028" calcext:value-type="float">
            <text:p>2,72028</text:p>
          </table:table-cell>
          <table:table-cell office:value-type="float" office:value="6.74406" calcext:value-type="float">
            <text:p>6,74406</text:p>
          </table:table-cell>
          <table:table-cell/>
          <table:table-cell office:value-type="float" office:value="10.6384" calcext:value-type="float">
            <text:p>10,6384</text:p>
          </table:table-cell>
          <table:table-cell office:value-type="float" office:value="1698" calcext:value-type="float">
            <text:p>1698</text:p>
          </table:table-cell>
          <table:table-cell office:value-type="float" office:value="2.45431" calcext:value-type="float">
            <text:p>2,45431</text:p>
          </table:table-cell>
          <table:table-cell office:value-type="float" office:value="7.43721" calcext:value-type="float">
            <text:p>7,43721</text:p>
          </table:table-cell>
          <table:table-cell/>
          <table:table-cell office:value-type="float" office:value="8.51075" calcext:value-type="float">
            <text:p>8,51075</text:p>
          </table:table-cell>
          <table:table-cell office:value-type="float" office:value="2879" calcext:value-type="float">
            <text:p>2879</text:p>
          </table:table-cell>
          <table:table-cell office:value-type="float" office:value="2.25242" calcext:value-type="float">
            <text:p>2,25242</text:p>
          </table:table-cell>
          <table:table-cell office:value-type="float" office:value="7.9652" calcext:value-type="float">
            <text:p>7,9652</text:p>
          </table:table-cell>
          <table:table-cell/>
          <table:table-cell office:value-type="float" office:value="7.44691" calcext:value-type="float">
            <text:p>7,44691</text:p>
          </table:table-cell>
          <table:table-cell office:value-type="float" office:value="3901" calcext:value-type="float">
            <text:p>3901</text:p>
          </table:table-cell>
          <table:table-cell office:value-type="float" office:value="2.1338" calcext:value-type="float">
            <text:p>2,1338</text:p>
          </table:table-cell>
          <table:table-cell office:value-type="float" office:value="8.26899" calcext:value-type="float">
            <text:p>8,26899</text:p>
          </table:table-cell>
        </table:table-row>
        <table:table-row table:style-name="ro1">
          <table:table-cell office:value-type="float" office:value="15.1302" calcext:value-type="float">
            <text:p>15,1302</text:p>
          </table:table-cell>
          <table:table-cell office:value-type="float" office:value="688" calcext:value-type="float">
            <text:p>688</text:p>
          </table:table-cell>
          <table:table-cell office:value-type="float" office:value="2.7807" calcext:value-type="float">
            <text:p>2,7807</text:p>
          </table:table-cell>
          <table:table-cell office:value-type="float" office:value="6.53379" calcext:value-type="float">
            <text:p>6,53379</text:p>
          </table:table-cell>
          <table:table-cell/>
          <table:table-cell office:value-type="float" office:value="11.3477" calcext:value-type="float">
            <text:p>11,3477</text:p>
          </table:table-cell>
          <table:table-cell office:value-type="float" office:value="1464" calcext:value-type="float">
            <text:p>1464</text:p>
          </table:table-cell>
          <table:table-cell office:value-type="float" office:value="2.51347" calcext:value-type="float">
            <text:p>2,51347</text:p>
          </table:table-cell>
          <table:table-cell office:value-type="float" office:value="7.28893" calcext:value-type="float">
            <text:p>7,28893</text:p>
          </table:table-cell>
          <table:table-cell/>
          <table:table-cell office:value-type="float" office:value="9.07814" calcext:value-type="float">
            <text:p>9,07814</text:p>
          </table:table-cell>
          <table:table-cell office:value-type="float" office:value="2470" calcext:value-type="float">
            <text:p>2470</text:p>
          </table:table-cell>
          <table:table-cell office:value-type="float" office:value="2.31037" calcext:value-type="float">
            <text:p>2,31037</text:p>
          </table:table-cell>
          <table:table-cell office:value-type="float" office:value="7.81197" calcext:value-type="float">
            <text:p>7,81197</text:p>
          </table:table-cell>
          <table:table-cell/>
          <table:table-cell office:value-type="float" office:value="7.94337" calcext:value-type="float">
            <text:p>7,94337</text:p>
          </table:table-cell>
          <table:table-cell office:value-type="float" office:value="3367" calcext:value-type="float">
            <text:p>3367</text:p>
          </table:table-cell>
          <table:table-cell office:value-type="float" office:value="2.19091" calcext:value-type="float">
            <text:p>2,19091</text:p>
          </table:table-cell>
          <table:table-cell office:value-type="float" office:value="8.12178" calcext:value-type="float">
            <text:p>8,12178</text:p>
          </table:table-cell>
        </table:table-row>
        <table:table-row table:style-name="ro1">
          <table:table-cell office:value-type="float" office:value="16.0759" calcext:value-type="float">
            <text:p>16,0759</text:p>
          </table:table-cell>
          <table:table-cell office:value-type="float" office:value="631" calcext:value-type="float">
            <text:p>631</text:p>
          </table:table-cell>
          <table:table-cell office:value-type="float" office:value="2.83767" calcext:value-type="float">
            <text:p>2,83767</text:p>
          </table:table-cell>
          <table:table-cell office:value-type="float" office:value="6.44731" calcext:value-type="float">
            <text:p>6,44731</text:p>
          </table:table-cell>
          <table:table-cell/>
          <table:table-cell office:value-type="float" office:value="12.0569" calcext:value-type="float">
            <text:p>12,0569</text:p>
          </table:table-cell>
          <table:table-cell office:value-type="float" office:value="1308" calcext:value-type="float">
            <text:p>1308</text:p>
          </table:table-cell>
          <table:table-cell office:value-type="float" office:value="2.56932" calcext:value-type="float">
            <text:p>2,56932</text:p>
          </table:table-cell>
          <table:table-cell office:value-type="float" office:value="7.17625" calcext:value-type="float">
            <text:p>7,17625</text:p>
          </table:table-cell>
          <table:table-cell/>
          <table:table-cell office:value-type="float" office:value="9.64552" calcext:value-type="float">
            <text:p>9,64552</text:p>
          </table:table-cell>
          <table:table-cell office:value-type="float" office:value="2115" calcext:value-type="float">
            <text:p>2115</text:p>
          </table:table-cell>
          <table:table-cell office:value-type="float" office:value="2.36514" calcext:value-type="float">
            <text:p>2,36514</text:p>
          </table:table-cell>
          <table:table-cell office:value-type="float" office:value="7.65681" calcext:value-type="float">
            <text:p>7,65681</text:p>
          </table:table-cell>
          <table:table-cell/>
          <table:table-cell office:value-type="float" office:value="8.43983" calcext:value-type="float">
            <text:p>8,43983</text:p>
          </table:table-cell>
          <table:table-cell office:value-type="float" office:value="2909" calcext:value-type="float">
            <text:p>2909</text:p>
          </table:table-cell>
          <table:table-cell office:value-type="float" office:value="2.24494" calcext:value-type="float">
            <text:p>2,24494</text:p>
          </table:table-cell>
          <table:table-cell office:value-type="float" office:value="7.97556" calcext:value-type="float">
            <text:p>7,97556</text:p>
          </table:table-cell>
        </table:table-row>
        <table:table-row table:style-name="ro1">
          <table:table-cell office:value-type="float" office:value="17.0215" calcext:value-type="float">
            <text:p>17,0215</text:p>
          </table:table-cell>
          <table:table-cell office:value-type="float" office:value="624" calcext:value-type="float">
            <text:p>624</text:p>
          </table:table-cell>
          <table:table-cell office:value-type="float" office:value="2.89157" calcext:value-type="float">
            <text:p>2,89157</text:p>
          </table:table-cell>
          <table:table-cell office:value-type="float" office:value="6.43615" calcext:value-type="float">
            <text:p>6,43615</text:p>
          </table:table-cell>
          <table:table-cell/>
          <table:table-cell office:value-type="float" office:value="12.7661" calcext:value-type="float">
            <text:p>12,7661</text:p>
          </table:table-cell>
          <table:table-cell office:value-type="float" office:value="1144" calcext:value-type="float">
            <text:p>1144</text:p>
          </table:table-cell>
          <table:table-cell office:value-type="float" office:value="2.62221" calcext:value-type="float">
            <text:p>2,62221</text:p>
          </table:table-cell>
          <table:table-cell office:value-type="float" office:value="7.04229" calcext:value-type="float">
            <text:p>7,04229</text:p>
          </table:table-cell>
          <table:table-cell/>
          <table:table-cell office:value-type="float" office:value="10.2129" calcext:value-type="float">
            <text:p>10,2129</text:p>
          </table:table-cell>
          <table:table-cell office:value-type="float" office:value="1853" calcext:value-type="float">
            <text:p>1853</text:p>
          </table:table-cell>
          <table:table-cell office:value-type="float" office:value="2.41707" calcext:value-type="float">
            <text:p>2,41707</text:p>
          </table:table-cell>
          <table:table-cell office:value-type="float" office:value="7.52456" calcext:value-type="float">
            <text:p>7,52456</text:p>
          </table:table-cell>
          <table:table-cell/>
          <table:table-cell office:value-type="float" office:value="8.93629" calcext:value-type="float">
            <text:p>8,93629</text:p>
          </table:table-cell>
          <table:table-cell office:value-type="float" office:value="2515" calcext:value-type="float">
            <text:p>2515</text:p>
          </table:table-cell>
          <table:table-cell office:value-type="float" office:value="2.29619" calcext:value-type="float">
            <text:p>2,29619</text:p>
          </table:table-cell>
          <table:table-cell office:value-type="float" office:value="7.83003" calcext:value-type="float">
            <text:p>7,83003</text:p>
          </table:table-cell>
        </table:table-row>
        <table:table-row table:style-name="ro1">
          <table:table-cell office:value-type="float" office:value="17.9671" calcext:value-type="float">
            <text:p>17,9671</text:p>
          </table:table-cell>
          <table:table-cell office:value-type="float" office:value="557" calcext:value-type="float">
            <text:p>557</text:p>
          </table:table-cell>
          <table:table-cell office:value-type="float" office:value="2.94271" calcext:value-type="float">
            <text:p>2,94271</text:p>
          </table:table-cell>
          <table:table-cell office:value-type="float" office:value="6.32257" calcext:value-type="float">
            <text:p>6,32257</text:p>
          </table:table-cell>
          <table:table-cell/>
          <table:table-cell office:value-type="float" office:value="13.4754" calcext:value-type="float">
            <text:p>13,4754</text:p>
          </table:table-cell>
          <table:table-cell office:value-type="float" office:value="901" calcext:value-type="float">
            <text:p>901</text:p>
          </table:table-cell>
          <table:table-cell office:value-type="float" office:value="2.67245" calcext:value-type="float">
            <text:p>2,67245</text:p>
          </table:table-cell>
          <table:table-cell office:value-type="float" office:value="6.80351" calcext:value-type="float">
            <text:p>6,80351</text:p>
          </table:table-cell>
          <table:table-cell/>
          <table:table-cell office:value-type="float" office:value="10.7803" calcext:value-type="float">
            <text:p>10,7803</text:p>
          </table:table-cell>
          <table:table-cell office:value-type="float" office:value="1612" calcext:value-type="float">
            <text:p>1612</text:p>
          </table:table-cell>
          <table:table-cell office:value-type="float" office:value="2.46643" calcext:value-type="float">
            <text:p>2,46643</text:p>
          </table:table-cell>
          <table:table-cell office:value-type="float" office:value="7.38523" calcext:value-type="float">
            <text:p>7,38523</text:p>
          </table:table-cell>
          <table:table-cell/>
          <table:table-cell office:value-type="float" office:value="9.43275" calcext:value-type="float">
            <text:p>9,43275</text:p>
          </table:table-cell>
          <table:table-cell office:value-type="float" office:value="2264" calcext:value-type="float">
            <text:p>2264</text:p>
          </table:table-cell>
          <table:table-cell office:value-type="float" office:value="2.34495" calcext:value-type="float">
            <text:p>2,34495</text:p>
          </table:table-cell>
          <table:table-cell office:value-type="float" office:value="7.72489" calcext:value-type="float">
            <text:p>7,72489</text:p>
          </table:table-cell>
        </table:table-row>
        <table:table-row table:style-name="ro1">
          <table:table-cell office:value-type="float" office:value="18.9128" calcext:value-type="float">
            <text:p>18,9128</text:p>
          </table:table-cell>
          <table:table-cell office:value-type="float" office:value="486" calcext:value-type="float">
            <text:p>486</text:p>
          </table:table-cell>
          <table:table-cell office:value-type="float" office:value="2.99136" calcext:value-type="float">
            <text:p>2,99136</text:p>
          </table:table-cell>
          <table:table-cell office:value-type="float" office:value="6.18621" calcext:value-type="float">
            <text:p>6,18621</text:p>
          </table:table-cell>
          <table:table-cell/>
          <table:table-cell office:value-type="float" office:value="14.1846" calcext:value-type="float">
            <text:p>14,1846</text:p>
          </table:table-cell>
          <table:table-cell office:value-type="float" office:value="849" calcext:value-type="float">
            <text:p>849</text:p>
          </table:table-cell>
          <table:table-cell office:value-type="float" office:value="2.72028" calcext:value-type="float">
            <text:p>2,72028</text:p>
          </table:table-cell>
          <table:table-cell office:value-type="float" office:value="6.74406" calcext:value-type="float">
            <text:p>6,74406</text:p>
          </table:table-cell>
          <table:table-cell/>
          <table:table-cell office:value-type="float" office:value="11.3477" calcext:value-type="float">
            <text:p>11,3477</text:p>
          </table:table-cell>
          <table:table-cell office:value-type="float" office:value="1464" calcext:value-type="float">
            <text:p>1464</text:p>
          </table:table-cell>
          <table:table-cell office:value-type="float" office:value="2.51347" calcext:value-type="float">
            <text:p>2,51347</text:p>
          </table:table-cell>
          <table:table-cell office:value-type="float" office:value="7.28893" calcext:value-type="float">
            <text:p>7,28893</text:p>
          </table:table-cell>
          <table:table-cell/>
          <table:table-cell office:value-type="float" office:value="9.92921" calcext:value-type="float">
            <text:p>9,92921</text:p>
          </table:table-cell>
          <table:table-cell office:value-type="float" office:value="1948" calcext:value-type="float">
            <text:p>1948</text:p>
          </table:table-cell>
          <table:table-cell office:value-type="float" office:value="2.39144" calcext:value-type="float">
            <text:p>2,39144</text:p>
          </table:table-cell>
          <table:table-cell office:value-type="float" office:value="7.57456" calcext:value-type="float">
            <text:p>7,57456</text:p>
          </table:table-cell>
        </table:table-row>
        <table:table-row table:style-name="ro1">
          <table:table-cell office:value-type="float" office:value="19.8584" calcext:value-type="float">
            <text:p>19,8584</text:p>
          </table:table-cell>
          <table:table-cell office:value-type="float" office:value="406" calcext:value-type="float">
            <text:p>406</text:p>
          </table:table-cell>
          <table:table-cell office:value-type="float" office:value="3.03776" calcext:value-type="float">
            <text:p>3,03776</text:p>
          </table:table-cell>
          <table:table-cell office:value-type="float" office:value="6.00635" calcext:value-type="float">
            <text:p>6,00635</text:p>
          </table:table-cell>
          <table:table-cell/>
          <table:table-cell office:value-type="float" office:value="14.8938" calcext:value-type="float">
            <text:p>14,8938</text:p>
          </table:table-cell>
          <table:table-cell office:value-type="float" office:value="767" calcext:value-type="float">
            <text:p>767</text:p>
          </table:table-cell>
          <table:table-cell office:value-type="float" office:value="2.76593" calcext:value-type="float">
            <text:p>2,76593</text:p>
          </table:table-cell>
          <table:table-cell office:value-type="float" office:value="6.64249" calcext:value-type="float">
            <text:p>6,64249</text:p>
          </table:table-cell>
          <table:table-cell/>
          <table:table-cell office:value-type="float" office:value="11.9151" calcext:value-type="float">
            <text:p>11,9151</text:p>
          </table:table-cell>
          <table:table-cell office:value-type="float" office:value="1326" calcext:value-type="float">
            <text:p>1326</text:p>
          </table:table-cell>
          <table:table-cell office:value-type="float" office:value="2.55839" calcext:value-type="float">
            <text:p>2,55839</text:p>
          </table:table-cell>
          <table:table-cell office:value-type="float" office:value="7.18992" calcext:value-type="float">
            <text:p>7,18992</text:p>
          </table:table-cell>
          <table:table-cell/>
          <table:table-cell office:value-type="float" office:value="10.4257" calcext:value-type="float">
            <text:p>10,4257</text:p>
          </table:table-cell>
          <table:table-cell office:value-type="float" office:value="1739" calcext:value-type="float">
            <text:p>1739</text:p>
          </table:table-cell>
          <table:table-cell office:value-type="float" office:value="2.43586" calcext:value-type="float">
            <text:p>2,43586</text:p>
          </table:table-cell>
          <table:table-cell office:value-type="float" office:value="7.46107" calcext:value-type="float">
            <text:p>7,46107</text:p>
          </table:table-cell>
        </table:table-row>
        <table:table-row table:style-name="ro1">
          <table:table-cell office:value-type="float" office:value="20.8041" calcext:value-type="float">
            <text:p>20,8041</text:p>
          </table:table-cell>
          <table:table-cell office:value-type="float" office:value="371" calcext:value-type="float">
            <text:p>371</text:p>
          </table:table-cell>
          <table:table-cell office:value-type="float" office:value="3.0821" calcext:value-type="float">
            <text:p>3,0821</text:p>
          </table:table-cell>
          <table:table-cell office:value-type="float" office:value="5.9162" calcext:value-type="float">
            <text:p>5,9162</text:p>
          </table:table-cell>
          <table:table-cell/>
          <table:table-cell office:value-type="float" office:value="15.603" calcext:value-type="float">
            <text:p>15,603</text:p>
          </table:table-cell>
          <table:table-cell office:value-type="float" office:value="693" calcext:value-type="float">
            <text:p>693</text:p>
          </table:table-cell>
          <table:table-cell office:value-type="float" office:value="2.80959" calcext:value-type="float">
            <text:p>2,80959</text:p>
          </table:table-cell>
          <table:table-cell office:value-type="float" office:value="6.54103" calcext:value-type="float">
            <text:p>6,54103</text:p>
          </table:table-cell>
          <table:table-cell/>
          <table:table-cell office:value-type="float" office:value="12.4824" calcext:value-type="float">
            <text:p>12,4824</text:p>
          </table:table-cell>
          <table:table-cell office:value-type="float" office:value="1176" calcext:value-type="float">
            <text:p>1176</text:p>
          </table:table-cell>
          <table:table-cell office:value-type="float" office:value="2.60139" calcext:value-type="float">
            <text:p>2,60139</text:p>
          </table:table-cell>
          <table:table-cell office:value-type="float" office:value="7.06987" calcext:value-type="float">
            <text:p>7,06987</text:p>
          </table:table-cell>
          <table:table-cell/>
          <table:table-cell office:value-type="float" office:value="10.9221" calcext:value-type="float">
            <text:p>10,9221</text:p>
          </table:table-cell>
          <table:table-cell office:value-type="float" office:value="1596" calcext:value-type="float">
            <text:p>1596</text:p>
          </table:table-cell>
          <table:table-cell office:value-type="float" office:value="2.4784" calcext:value-type="float">
            <text:p>2,4784</text:p>
          </table:table-cell>
          <table:table-cell office:value-type="float" office:value="7.37526" calcext:value-type="float">
            <text:p>7,37526</text:p>
          </table:table-cell>
        </table:table-row>
        <table:table-row table:style-name="ro1">
          <table:table-cell office:value-type="float" office:value="21.7497" calcext:value-type="float">
            <text:p>21,7497</text:p>
          </table:table-cell>
          <table:table-cell office:value-type="float" office:value="305" calcext:value-type="float">
            <text:p>305</text:p>
          </table:table-cell>
          <table:table-cell office:value-type="float" office:value="3.12455" calcext:value-type="float">
            <text:p>3,12455</text:p>
          </table:table-cell>
          <table:table-cell office:value-type="float" office:value="5.72031" calcext:value-type="float">
            <text:p>5,72031</text:p>
          </table:table-cell>
          <table:table-cell/>
          <table:table-cell office:value-type="float" office:value="16.3123" calcext:value-type="float">
            <text:p>16,3123</text:p>
          </table:table-cell>
          <table:table-cell office:value-type="float" office:value="620" calcext:value-type="float">
            <text:p>620</text:p>
          </table:table-cell>
          <table:table-cell office:value-type="float" office:value="2.85142" calcext:value-type="float">
            <text:p>2,85142</text:p>
          </table:table-cell>
          <table:table-cell office:value-type="float" office:value="6.42972" calcext:value-type="float">
            <text:p>6,42972</text:p>
          </table:table-cell>
          <table:table-cell/>
          <table:table-cell office:value-type="float" office:value="13.0498" calcext:value-type="float">
            <text:p>13,0498</text:p>
          </table:table-cell>
          <table:table-cell office:value-type="float" office:value="1033" calcext:value-type="float">
            <text:p>1033</text:p>
          </table:table-cell>
          <table:table-cell office:value-type="float" office:value="2.64261" calcext:value-type="float">
            <text:p>2,64261</text:p>
          </table:table-cell>
          <table:table-cell office:value-type="float" office:value="6.94022" calcext:value-type="float">
            <text:p>6,94022</text:p>
          </table:table-cell>
          <table:table-cell/>
          <table:table-cell office:value-type="float" office:value="11.4186" calcext:value-type="float">
            <text:p>11,4186</text:p>
          </table:table-cell>
          <table:table-cell office:value-type="float" office:value="1463" calcext:value-type="float">
            <text:p>1463</text:p>
          </table:table-cell>
          <table:table-cell office:value-type="float" office:value="2.5192" calcext:value-type="float">
            <text:p>2,5192</text:p>
          </table:table-cell>
          <table:table-cell office:value-type="float" office:value="7.28824" calcext:value-type="float">
            <text:p>7,28824</text:p>
          </table:table-cell>
        </table:table-row>
        <table:table-row table:style-name="ro1">
          <table:table-cell office:value-type="float" office:value="22.6953" calcext:value-type="float">
            <text:p>22,6953</text:p>
          </table:table-cell>
          <table:table-cell office:value-type="float" office:value="286" calcext:value-type="float">
            <text:p>286</text:p>
          </table:table-cell>
          <table:table-cell office:value-type="float" office:value="3.16528" calcext:value-type="float">
            <text:p>3,16528</text:p>
          </table:table-cell>
          <table:table-cell office:value-type="float" office:value="5.65599" calcext:value-type="float">
            <text:p>5,65599</text:p>
          </table:table-cell>
          <table:table-cell/>
          <table:table-cell office:value-type="float" office:value="17.0215" calcext:value-type="float">
            <text:p>17,0215</text:p>
          </table:table-cell>
          <table:table-cell office:value-type="float" office:value="624" calcext:value-type="float">
            <text:p>624</text:p>
          </table:table-cell>
          <table:table-cell office:value-type="float" office:value="2.89157" calcext:value-type="float">
            <text:p>2,89157</text:p>
          </table:table-cell>
          <table:table-cell office:value-type="float" office:value="6.43615" calcext:value-type="float">
            <text:p>6,43615</text:p>
          </table:table-cell>
          <table:table-cell/>
          <table:table-cell office:value-type="float" office:value="13.6172" calcext:value-type="float">
            <text:p>13,6172</text:p>
          </table:table-cell>
          <table:table-cell office:value-type="float" office:value="889" calcext:value-type="float">
            <text:p>889</text:p>
          </table:table-cell>
          <table:table-cell office:value-type="float" office:value="2.6822" calcext:value-type="float">
            <text:p>2,6822</text:p>
          </table:table-cell>
          <table:table-cell office:value-type="float" office:value="6.7901" calcext:value-type="float">
            <text:p>6,7901</text:p>
          </table:table-cell>
          <table:table-cell/>
          <table:table-cell office:value-type="float" office:value="11.9151" calcext:value-type="float">
            <text:p>11,9151</text:p>
          </table:table-cell>
          <table:table-cell office:value-type="float" office:value="1326" calcext:value-type="float">
            <text:p>1326</text:p>
          </table:table-cell>
          <table:table-cell office:value-type="float" office:value="2.55839" calcext:value-type="float">
            <text:p>2,55839</text:p>
          </table:table-cell>
          <table:table-cell office:value-type="float" office:value="7.18992" calcext:value-type="float">
            <text:p>7,18992</text:p>
          </table:table-cell>
        </table:table-row>
        <table:table-row table:style-name="ro1">
          <table:table-cell office:value-type="float" office:value="23.641" calcext:value-type="float">
            <text:p>23,641</text:p>
          </table:table-cell>
          <table:table-cell office:value-type="float" office:value="241" calcext:value-type="float">
            <text:p>241</text:p>
          </table:table-cell>
          <table:table-cell office:value-type="float" office:value="3.20441" calcext:value-type="float">
            <text:p>3,20441</text:p>
          </table:table-cell>
          <table:table-cell office:value-type="float" office:value="5.4848" calcext:value-type="float">
            <text:p>5,4848</text:p>
          </table:table-cell>
          <table:table-cell/>
          <table:table-cell office:value-type="float" office:value="17.7307" calcext:value-type="float">
            <text:p>17,7307</text:p>
          </table:table-cell>
          <table:table-cell office:value-type="float" office:value="558" calcext:value-type="float">
            <text:p>558</text:p>
          </table:table-cell>
          <table:table-cell office:value-type="float" office:value="2.93017" calcext:value-type="float">
            <text:p>2,93017</text:p>
          </table:table-cell>
          <table:table-cell office:value-type="float" office:value="6.32436" calcext:value-type="float">
            <text:p>6,32436</text:p>
          </table:table-cell>
          <table:table-cell/>
          <table:table-cell office:value-type="float" office:value="14.1846" calcext:value-type="float">
            <text:p>14,1846</text:p>
          </table:table-cell>
          <table:table-cell office:value-type="float" office:value="849" calcext:value-type="float">
            <text:p>849</text:p>
          </table:table-cell>
          <table:table-cell office:value-type="float" office:value="2.72028" calcext:value-type="float">
            <text:p>2,72028</text:p>
          </table:table-cell>
          <table:table-cell office:value-type="float" office:value="6.74406" calcext:value-type="float">
            <text:p>6,74406</text:p>
          </table:table-cell>
          <table:table-cell/>
          <table:table-cell office:value-type="float" office:value="12.4115" calcext:value-type="float">
            <text:p>12,4115</text:p>
          </table:table-cell>
          <table:table-cell office:value-type="float" office:value="1184" calcext:value-type="float">
            <text:p>1184</text:p>
          </table:table-cell>
          <table:table-cell office:value-type="float" office:value="2.59611" calcext:value-type="float">
            <text:p>2,59611</text:p>
          </table:table-cell>
          <table:table-cell office:value-type="float" office:value="7.07665" calcext:value-type="float">
            <text:p>7,07665</text:p>
          </table:table-cell>
        </table:table-row>
        <table:table-row table:style-name="ro1">
          <table:table-cell office:value-type="float" office:value="24.5866" calcext:value-type="float">
            <text:p>24,5866</text:p>
          </table:table-cell>
          <table:table-cell office:value-type="float" office:value="237" calcext:value-type="float">
            <text:p>237</text:p>
          </table:table-cell>
          <table:table-cell office:value-type="float" office:value="3.24207" calcext:value-type="float">
            <text:p>3,24207</text:p>
          </table:table-cell>
          <table:table-cell office:value-type="float" office:value="5.46806" calcext:value-type="float">
            <text:p>5,46806</text:p>
          </table:table-cell>
          <table:table-cell/>
          <table:table-cell office:value-type="float" office:value="18.44" calcext:value-type="float">
            <text:p>18,44</text:p>
          </table:table-cell>
          <table:table-cell office:value-type="float" office:value="507" calcext:value-type="float">
            <text:p>507</text:p>
          </table:table-cell>
          <table:table-cell office:value-type="float" office:value="2.96733" calcext:value-type="float">
            <text:p>2,96733</text:p>
          </table:table-cell>
          <table:table-cell office:value-type="float" office:value="6.22851" calcext:value-type="float">
            <text:p>6,22851</text:p>
          </table:table-cell>
          <table:table-cell/>
          <table:table-cell office:value-type="float" office:value="14.752" calcext:value-type="float">
            <text:p>14,752</text:p>
          </table:table-cell>
          <table:table-cell office:value-type="float" office:value="763" calcext:value-type="float">
            <text:p>763</text:p>
          </table:table-cell>
          <table:table-cell office:value-type="float" office:value="2.75697" calcext:value-type="float">
            <text:p>2,75697</text:p>
          </table:table-cell>
          <table:table-cell office:value-type="float" office:value="6.63726" calcext:value-type="float">
            <text:p>6,63726</text:p>
          </table:table-cell>
          <table:table-cell/>
          <table:table-cell office:value-type="float" office:value="12.908" calcext:value-type="float">
            <text:p>12,908</text:p>
          </table:table-cell>
          <table:table-cell office:value-type="float" office:value="1050" calcext:value-type="float">
            <text:p>1050</text:p>
          </table:table-cell>
          <table:table-cell office:value-type="float" office:value="2.63246" calcext:value-type="float">
            <text:p>2,63246</text:p>
          </table:table-cell>
          <table:table-cell office:value-type="float" office:value="6.95655" calcext:value-type="float">
            <text:p>6,95655</text:p>
          </table:table-cell>
        </table:table-row>
        <table:table-row table:style-name="ro1">
          <table:table-cell office:value-type="float" office:value="25.5323" calcext:value-type="float">
            <text:p>25,5323</text:p>
          </table:table-cell>
          <table:table-cell office:value-type="float" office:value="233" calcext:value-type="float">
            <text:p>233</text:p>
          </table:table-cell>
          <table:table-cell office:value-type="float" office:value="3.27836" calcext:value-type="float">
            <text:p>3,27836</text:p>
          </table:table-cell>
          <table:table-cell office:value-type="float" office:value="5.45104" calcext:value-type="float">
            <text:p>5,45104</text:p>
          </table:table-cell>
          <table:table-cell/>
          <table:table-cell office:value-type="float" office:value="19.1492" calcext:value-type="float">
            <text:p>19,1492</text:p>
          </table:table-cell>
          <table:table-cell office:value-type="float" office:value="473" calcext:value-type="float">
            <text:p>473</text:p>
          </table:table-cell>
          <table:table-cell office:value-type="float" office:value="3.00316" calcext:value-type="float">
            <text:p>3,00316</text:p>
          </table:table-cell>
          <table:table-cell office:value-type="float" office:value="6.1591" calcext:value-type="float">
            <text:p>6,1591</text:p>
          </table:table-cell>
          <table:table-cell/>
          <table:table-cell office:value-type="float" office:value="15.3194" calcext:value-type="float">
            <text:p>15,3194</text:p>
          </table:table-cell>
          <table:table-cell office:value-type="float" office:value="694" calcext:value-type="float">
            <text:p>694</text:p>
          </table:table-cell>
          <table:table-cell office:value-type="float" office:value="2.79235" calcext:value-type="float">
            <text:p>2,79235</text:p>
          </table:table-cell>
          <table:table-cell office:value-type="float" office:value="6.54247" calcext:value-type="float">
            <text:p>6,54247</text:p>
          </table:table-cell>
          <table:table-cell/>
          <table:table-cell office:value-type="float" office:value="13.4044" calcext:value-type="float">
            <text:p>13,4044</text:p>
          </table:table-cell>
          <table:table-cell office:value-type="float" office:value="977" calcext:value-type="float">
            <text:p>977</text:p>
          </table:table-cell>
          <table:table-cell office:value-type="float" office:value="2.66754" calcext:value-type="float">
            <text:p>2,66754</text:p>
          </table:table-cell>
          <table:table-cell office:value-type="float" office:value="6.88449" calcext:value-type="float">
            <text:p>6,88449</text:p>
          </table:table-cell>
        </table:table-row>
        <table:table-row table:style-name="ro1">
          <table:table-cell office:value-type="float" office:value="26.4779" calcext:value-type="float">
            <text:p>26,4779</text:p>
          </table:table-cell>
          <table:table-cell office:value-type="float" office:value="197" calcext:value-type="float">
            <text:p>197</text:p>
          </table:table-cell>
          <table:table-cell office:value-type="float" office:value="3.31338" calcext:value-type="float">
            <text:p>3,31338</text:p>
          </table:table-cell>
          <table:table-cell office:value-type="float" office:value="5.2832" calcext:value-type="float">
            <text:p>5,2832</text:p>
          </table:table-cell>
          <table:table-cell/>
          <table:table-cell office:value-type="float" office:value="19.8584" calcext:value-type="float">
            <text:p>19,8584</text:p>
          </table:table-cell>
          <table:table-cell office:value-type="float" office:value="406" calcext:value-type="float">
            <text:p>406</text:p>
          </table:table-cell>
          <table:table-cell office:value-type="float" office:value="3.03776" calcext:value-type="float">
            <text:p>3,03776</text:p>
          </table:table-cell>
          <table:table-cell office:value-type="float" office:value="6.00635" calcext:value-type="float">
            <text:p>6,00635</text:p>
          </table:table-cell>
          <table:table-cell/>
          <table:table-cell office:value-type="float" office:value="15.8867" calcext:value-type="float">
            <text:p>15,8867</text:p>
          </table:table-cell>
          <table:table-cell office:value-type="float" office:value="690" calcext:value-type="float">
            <text:p>690</text:p>
          </table:table-cell>
          <table:table-cell office:value-type="float" office:value="2.82653" calcext:value-type="float">
            <text:p>2,82653</text:p>
          </table:table-cell>
          <table:table-cell office:value-type="float" office:value="6.53669" calcext:value-type="float">
            <text:p>6,53669</text:p>
          </table:table-cell>
          <table:table-cell/>
          <table:table-cell office:value-type="float" office:value="13.9009" calcext:value-type="float">
            <text:p>13,9009</text:p>
          </table:table-cell>
          <table:table-cell office:value-type="float" office:value="874" calcext:value-type="float">
            <text:p>874</text:p>
          </table:table-cell>
          <table:table-cell office:value-type="float" office:value="2.70142" calcext:value-type="float">
            <text:p>2,70142</text:p>
          </table:table-cell>
          <table:table-cell office:value-type="float" office:value="6.77308" calcext:value-type="float">
            <text:p>6,77308</text:p>
          </table:table-cell>
        </table:table-row>
        <table:table-row table:style-name="ro1">
          <table:table-cell office:value-type="float" office:value="27.4235" calcext:value-type="float">
            <text:p>27,4235</text:p>
          </table:table-cell>
          <table:table-cell office:value-type="float" office:value="194" calcext:value-type="float">
            <text:p>194</text:p>
          </table:table-cell>
          <table:table-cell office:value-type="float" office:value="3.34722" calcext:value-type="float">
            <text:p>3,34722</text:p>
          </table:table-cell>
          <table:table-cell office:value-type="float" office:value="5.26786" calcext:value-type="float">
            <text:p>5,26786</text:p>
          </table:table-cell>
          <table:table-cell/>
          <table:table-cell office:value-type="float" office:value="20.5677" calcext:value-type="float">
            <text:p>20,5677</text:p>
          </table:table-cell>
          <table:table-cell office:value-type="float" office:value="374" calcext:value-type="float">
            <text:p>374</text:p>
          </table:table-cell>
          <table:table-cell office:value-type="float" office:value="3.0712" calcext:value-type="float">
            <text:p>3,0712</text:p>
          </table:table-cell>
          <table:table-cell office:value-type="float" office:value="5.92426" calcext:value-type="float">
            <text:p>5,92426</text:p>
          </table:table-cell>
          <table:table-cell/>
          <table:table-cell office:value-type="float" office:value="16.4541" calcext:value-type="float">
            <text:p>16,4541</text:p>
          </table:table-cell>
          <table:table-cell office:value-type="float" office:value="620" calcext:value-type="float">
            <text:p>620</text:p>
          </table:table-cell>
          <table:table-cell office:value-type="float" office:value="2.85958" calcext:value-type="float">
            <text:p>2,85958</text:p>
          </table:table-cell>
          <table:table-cell office:value-type="float" office:value="6.42972" calcext:value-type="float">
            <text:p>6,42972</text:p>
          </table:table-cell>
          <table:table-cell/>
          <table:table-cell office:value-type="float" office:value="14.3974" calcext:value-type="float">
            <text:p>14,3974</text:p>
          </table:table-cell>
          <table:table-cell office:value-type="float" office:value="779" calcext:value-type="float">
            <text:p>779</text:p>
          </table:table-cell>
          <table:table-cell office:value-type="float" office:value="2.7342" calcext:value-type="float">
            <text:p>2,7342</text:p>
          </table:table-cell>
          <table:table-cell office:value-type="float" office:value="6.65801" calcext:value-type="float">
            <text:p>6,65801</text:p>
          </table:table-cell>
        </table:table-row>
        <table:table-row table:style-name="ro1">
          <table:table-cell office:value-type="float" office:value="28.3692" calcext:value-type="float">
            <text:p>28,3692</text:p>
          </table:table-cell>
          <table:table-cell office:value-type="float" office:value="189" calcext:value-type="float">
            <text:p>189</text:p>
          </table:table-cell>
          <table:table-cell office:value-type="float" office:value="3.37995" calcext:value-type="float">
            <text:p>3,37995</text:p>
          </table:table-cell>
          <table:table-cell office:value-type="float" office:value="5.24175" calcext:value-type="float">
            <text:p>5,24175</text:p>
          </table:table-cell>
          <table:table-cell/>
          <table:table-cell office:value-type="float" office:value="21.2769" calcext:value-type="float">
            <text:p>21,2769</text:p>
          </table:table-cell>
          <table:table-cell office:value-type="float" office:value="355" calcext:value-type="float">
            <text:p>355</text:p>
          </table:table-cell>
          <table:table-cell office:value-type="float" office:value="3.10355" calcext:value-type="float">
            <text:p>3,10355</text:p>
          </table:table-cell>
          <table:table-cell office:value-type="float" office:value="5.87212" calcext:value-type="float">
            <text:p>5,87212</text:p>
          </table:table-cell>
          <table:table-cell/>
          <table:table-cell office:value-type="float" office:value="17.0215" calcext:value-type="float">
            <text:p>17,0215</text:p>
          </table:table-cell>
          <table:table-cell office:value-type="float" office:value="624" calcext:value-type="float">
            <text:p>624</text:p>
          </table:table-cell>
          <table:table-cell office:value-type="float" office:value="2.89157" calcext:value-type="float">
            <text:p>2,89157</text:p>
          </table:table-cell>
          <table:table-cell office:value-type="float" office:value="6.43615" calcext:value-type="float">
            <text:p>6,43615</text:p>
          </table:table-cell>
          <table:table-cell/>
          <table:table-cell office:value-type="float" office:value="14.8938" calcext:value-type="float">
            <text:p>14,8938</text:p>
          </table:table-cell>
          <table:table-cell office:value-type="float" office:value="767" calcext:value-type="float">
            <text:p>767</text:p>
          </table:table-cell>
          <table:table-cell office:value-type="float" office:value="2.76593" calcext:value-type="float">
            <text:p>2,76593</text:p>
          </table:table-cell>
          <table:table-cell office:value-type="float" office:value="6.64249" calcext:value-type="float">
            <text:p>6,64249</text:p>
          </table:table-cell>
        </table:table-row>
        <table:table-row table:style-name="ro1">
          <table:table-cell office:value-type="float" office:value="29.3148" calcext:value-type="float">
            <text:p>29,3148</text:p>
          </table:table-cell>
          <table:table-cell office:value-type="float" office:value="161" calcext:value-type="float">
            <text:p>161</text:p>
          </table:table-cell>
          <table:table-cell office:value-type="float" office:value="3.41164" calcext:value-type="float">
            <text:p>3,41164</text:p>
          </table:table-cell>
          <table:table-cell office:value-type="float" office:value="5.0814" calcext:value-type="float">
            <text:p>5,0814</text:p>
          </table:table-cell>
          <table:table-cell/>
          <table:table-cell office:value-type="float" office:value="21.9861" calcext:value-type="float">
            <text:p>21,9861</text:p>
          </table:table-cell>
          <table:table-cell office:value-type="float" office:value="300" calcext:value-type="float">
            <text:p>300</text:p>
          </table:table-cell>
          <table:table-cell office:value-type="float" office:value="3.13489" calcext:value-type="float">
            <text:p>3,13489</text:p>
          </table:table-cell>
          <table:table-cell office:value-type="float" office:value="5.70378" calcext:value-type="float">
            <text:p>5,70378</text:p>
          </table:table-cell>
          <table:table-cell/>
          <table:table-cell office:value-type="float" office:value="17.5889" calcext:value-type="float">
            <text:p>17,5889</text:p>
          </table:table-cell>
          <table:table-cell office:value-type="float" office:value="557" calcext:value-type="float">
            <text:p>557</text:p>
          </table:table-cell>
          <table:table-cell office:value-type="float" office:value="2.92256" calcext:value-type="float">
            <text:p>2,92256</text:p>
          </table:table-cell>
          <table:table-cell office:value-type="float" office:value="6.32257" calcext:value-type="float">
            <text:p>6,32257</text:p>
          </table:table-cell>
          <table:table-cell/>
          <table:table-cell office:value-type="float" office:value="15.3903" calcext:value-type="float">
            <text:p>15,3903</text:p>
          </table:table-cell>
          <table:table-cell office:value-type="float" office:value="694" calcext:value-type="float">
            <text:p>694</text:p>
          </table:table-cell>
          <table:table-cell office:value-type="float" office:value="2.79669" calcext:value-type="float">
            <text:p>2,79669</text:p>
          </table:table-cell>
          <table:table-cell office:value-type="float" office:value="6.54247" calcext:value-type="float">
            <text:p>6,54247</text:p>
          </table:table-cell>
        </table:table-row>
        <table:table-row table:style-name="ro1">
          <table:table-cell office:value-type="float" office:value="30.2605" calcext:value-type="float">
            <text:p>30,2605</text:p>
          </table:table-cell>
          <table:table-cell office:value-type="float" office:value="158" calcext:value-type="float">
            <text:p>158</text:p>
          </table:table-cell>
          <table:table-cell office:value-type="float" office:value="3.44235" calcext:value-type="float">
            <text:p>3,44235</text:p>
          </table:table-cell>
          <table:table-cell office:value-type="float" office:value="5.0626" calcext:value-type="float">
            <text:p>5,0626</text:p>
          </table:table-cell>
          <table:table-cell/>
          <table:table-cell office:value-type="float" office:value="22.6954" calcext:value-type="float">
            <text:p>22,6954</text:p>
          </table:table-cell>
          <table:table-cell office:value-type="float" office:value="286" calcext:value-type="float">
            <text:p>286</text:p>
          </table:table-cell>
          <table:table-cell office:value-type="float" office:value="3.16528" calcext:value-type="float">
            <text:p>3,16528</text:p>
          </table:table-cell>
          <table:table-cell office:value-type="float" office:value="5.65599" calcext:value-type="float">
            <text:p>5,65599</text:p>
          </table:table-cell>
          <table:table-cell/>
          <table:table-cell office:value-type="float" office:value="18.1563" calcext:value-type="float">
            <text:p>18,1563</text:p>
          </table:table-cell>
          <table:table-cell office:value-type="float" office:value="552" calcext:value-type="float">
            <text:p>552</text:p>
          </table:table-cell>
          <table:table-cell office:value-type="float" office:value="2.95263" calcext:value-type="float">
            <text:p>2,95263</text:p>
          </table:table-cell>
          <table:table-cell office:value-type="float" office:value="6.31355" calcext:value-type="float">
            <text:p>6,31355</text:p>
          </table:table-cell>
          <table:table-cell/>
          <table:table-cell office:value-type="float" office:value="15.8867" calcext:value-type="float">
            <text:p>15,8867</text:p>
          </table:table-cell>
          <table:table-cell office:value-type="float" office:value="690" calcext:value-type="float">
            <text:p>690</text:p>
          </table:table-cell>
          <table:table-cell office:value-type="float" office:value="2.82653" calcext:value-type="float">
            <text:p>2,82653</text:p>
          </table:table-cell>
          <table:table-cell office:value-type="float" office:value="6.53669" calcext:value-type="float">
            <text:p>6,53669</text:p>
          </table:table-cell>
        </table:table-row>
        <table:table-row table:style-name="ro1">
          <table:table-cell office:value-type="float" office:value="31.2061" calcext:value-type="float">
            <text:p>31,2061</text:p>
          </table:table-cell>
          <table:table-cell office:value-type="float" office:value="153" calcext:value-type="float">
            <text:p>153</text:p>
          </table:table-cell>
          <table:table-cell office:value-type="float" office:value="3.47216" calcext:value-type="float">
            <text:p>3,47216</text:p>
          </table:table-cell>
          <table:table-cell office:value-type="float" office:value="5.03044" calcext:value-type="float">
            <text:p>5,03044</text:p>
          </table:table-cell>
          <table:table-cell/>
          <table:table-cell office:value-type="float" office:value="23.4046" calcext:value-type="float">
            <text:p>23,4046</text:p>
          </table:table-cell>
          <table:table-cell office:value-type="float" office:value="241" calcext:value-type="float">
            <text:p>241</text:p>
          </table:table-cell>
          <table:table-cell office:value-type="float" office:value="3.19477" calcext:value-type="float">
            <text:p>3,19477</text:p>
          </table:table-cell>
          <table:table-cell office:value-type="float" office:value="5.4848" calcext:value-type="float">
            <text:p>5,4848</text:p>
          </table:table-cell>
          <table:table-cell/>
          <table:table-cell office:value-type="float" office:value="18.7237" calcext:value-type="float">
            <text:p>18,7237</text:p>
          </table:table-cell>
          <table:table-cell office:value-type="float" office:value="495" calcext:value-type="float">
            <text:p>495</text:p>
          </table:table-cell>
          <table:table-cell office:value-type="float" office:value="2.98182" calcext:value-type="float">
            <text:p>2,98182</text:p>
          </table:table-cell>
          <table:table-cell office:value-type="float" office:value="6.20456" calcext:value-type="float">
            <text:p>6,20456</text:p>
          </table:table-cell>
          <table:table-cell/>
          <table:table-cell office:value-type="float" office:value="16.3832" calcext:value-type="float">
            <text:p>16,3832</text:p>
          </table:table-cell>
          <table:table-cell office:value-type="float" office:value="624" calcext:value-type="float">
            <text:p>624</text:p>
          </table:table-cell>
          <table:table-cell office:value-type="float" office:value="2.8555" calcext:value-type="float">
            <text:p>2,8555</text:p>
          </table:table-cell>
          <table:table-cell office:value-type="float" office:value="6.43615" calcext:value-type="float">
            <text:p>6,43615</text:p>
          </table:table-cell>
        </table:table-row>
        <table:table-row table:style-name="ro1">
          <table:table-cell office:value-type="float" office:value="32.1517" calcext:value-type="float">
            <text:p>32,1517</text:p>
          </table:table-cell>
          <table:table-cell office:value-type="float" office:value="125" calcext:value-type="float">
            <text:p>125</text:p>
          </table:table-cell>
          <table:table-cell office:value-type="float" office:value="3.50109" calcext:value-type="float">
            <text:p>3,50109</text:p>
          </table:table-cell>
          <table:table-cell office:value-type="float" office:value="4.82831" calcext:value-type="float">
            <text:p>4,82831</text:p>
          </table:table-cell>
          <table:table-cell/>
          <table:table-cell office:value-type="float" office:value="24.1138" calcext:value-type="float">
            <text:p>24,1138</text:p>
          </table:table-cell>
          <table:table-cell office:value-type="float" office:value="240" calcext:value-type="float">
            <text:p>240</text:p>
          </table:table-cell>
          <table:table-cell office:value-type="float" office:value="3.22342" calcext:value-type="float">
            <text:p>3,22342</text:p>
          </table:table-cell>
          <table:table-cell office:value-type="float" office:value="5.48064" calcext:value-type="float">
            <text:p>5,48064</text:p>
          </table:table-cell>
          <table:table-cell/>
          <table:table-cell office:value-type="float" office:value="19.291" calcext:value-type="float">
            <text:p>19,291</text:p>
          </table:table-cell>
          <table:table-cell office:value-type="float" office:value="471" calcext:value-type="float">
            <text:p>471</text:p>
          </table:table-cell>
          <table:table-cell office:value-type="float" office:value="3.01018" calcext:value-type="float">
            <text:p>3,01018</text:p>
          </table:table-cell>
          <table:table-cell office:value-type="float" office:value="6.15486" calcext:value-type="float">
            <text:p>6,15486</text:p>
          </table:table-cell>
          <table:table-cell/>
          <table:table-cell office:value-type="float" office:value="16.8797" calcext:value-type="float">
            <text:p>16,8797</text:p>
          </table:table-cell>
          <table:table-cell office:value-type="float" office:value="624" calcext:value-type="float">
            <text:p>624</text:p>
          </table:table-cell>
          <table:table-cell office:value-type="float" office:value="2.88366" calcext:value-type="float">
            <text:p>2,88366</text:p>
          </table:table-cell>
          <table:table-cell office:value-type="float" office:value="6.43615" calcext:value-type="float">
            <text:p>6,43615</text:p>
          </table:table-cell>
        </table:table-row>
        <table:table-row table:style-name="ro1">
          <table:table-cell office:value-type="float" office:value="33.0974" calcext:value-type="float">
            <text:p>33,0974</text:p>
          </table:table-cell>
          <table:table-cell office:value-type="float" office:value="125" calcext:value-type="float">
            <text:p>125</text:p>
          </table:table-cell>
          <table:table-cell office:value-type="float" office:value="3.52922" calcext:value-type="float">
            <text:p>3,52922</text:p>
          </table:table-cell>
          <table:table-cell office:value-type="float" office:value="4.82831" calcext:value-type="float">
            <text:p>4,82831</text:p>
          </table:table-cell>
          <table:table-cell/>
          <table:table-cell office:value-type="float" office:value="24.823" calcext:value-type="float">
            <text:p>24,823</text:p>
          </table:table-cell>
          <table:table-cell office:value-type="float" office:value="236" calcext:value-type="float">
            <text:p>236</text:p>
          </table:table-cell>
          <table:table-cell office:value-type="float" office:value="3.25127" calcext:value-type="float">
            <text:p>3,25127</text:p>
          </table:table-cell>
          <table:table-cell office:value-type="float" office:value="5.46383" calcext:value-type="float">
            <text:p>5,46383</text:p>
          </table:table-cell>
          <table:table-cell/>
          <table:table-cell office:value-type="float" office:value="19.8584" calcext:value-type="float">
            <text:p>19,8584</text:p>
          </table:table-cell>
          <table:table-cell office:value-type="float" office:value="406" calcext:value-type="float">
            <text:p>406</text:p>
          </table:table-cell>
          <table:table-cell office:value-type="float" office:value="3.03776" calcext:value-type="float">
            <text:p>3,03776</text:p>
          </table:table-cell>
          <table:table-cell office:value-type="float" office:value="6.00635" calcext:value-type="float">
            <text:p>6,00635</text:p>
          </table:table-cell>
          <table:table-cell/>
          <table:table-cell office:value-type="float" office:value="17.3761" calcext:value-type="float">
            <text:p>17,3761</text:p>
          </table:table-cell>
          <table:table-cell office:value-type="float" office:value="552" calcext:value-type="float">
            <text:p>552</text:p>
          </table:table-cell>
          <table:table-cell office:value-type="float" office:value="2.91105" calcext:value-type="float">
            <text:p>2,91105</text:p>
          </table:table-cell>
          <table:table-cell office:value-type="float" office:value="6.31355" calcext:value-type="float">
            <text:p>6,31355</text:p>
          </table:table-cell>
        </table:table-row>
        <table:table-row table:style-name="ro1">
          <table:table-cell office:value-type="float" office:value="34.043" calcext:value-type="float">
            <text:p>34,043</text:p>
          </table:table-cell>
          <table:table-cell office:value-type="float" office:value="122" calcext:value-type="float">
            <text:p>122</text:p>
          </table:table-cell>
          <table:table-cell office:value-type="float" office:value="3.55658" calcext:value-type="float">
            <text:p>3,55658</text:p>
          </table:table-cell>
          <table:table-cell office:value-type="float" office:value="4.80402" calcext:value-type="float">
            <text:p>4,80402</text:p>
          </table:table-cell>
          <table:table-cell/>
          <table:table-cell office:value-type="float" office:value="25.5323" calcext:value-type="float">
            <text:p>25,5323</text:p>
          </table:table-cell>
          <table:table-cell office:value-type="float" office:value="233" calcext:value-type="float">
            <text:p>233</text:p>
          </table:table-cell>
          <table:table-cell office:value-type="float" office:value="3.27836" calcext:value-type="float">
            <text:p>3,27836</text:p>
          </table:table-cell>
          <table:table-cell office:value-type="float" office:value="5.45104" calcext:value-type="float">
            <text:p>5,45104</text:p>
          </table:table-cell>
          <table:table-cell/>
          <table:table-cell office:value-type="float" office:value="20.4258" calcext:value-type="float">
            <text:p>20,4258</text:p>
          </table:table-cell>
          <table:table-cell office:value-type="float" office:value="379" calcext:value-type="float">
            <text:p>379</text:p>
          </table:table-cell>
          <table:table-cell office:value-type="float" office:value="3.0646" calcext:value-type="float">
            <text:p>3,0646</text:p>
          </table:table-cell>
          <table:table-cell office:value-type="float" office:value="5.93754" calcext:value-type="float">
            <text:p>5,93754</text:p>
          </table:table-cell>
          <table:table-cell/>
          <table:table-cell office:value-type="float" office:value="17.8726" calcext:value-type="float">
            <text:p>17,8726</text:p>
          </table:table-cell>
          <table:table-cell office:value-type="float" office:value="562" calcext:value-type="float">
            <text:p>562</text:p>
          </table:table-cell>
          <table:table-cell office:value-type="float" office:value="2.93771" calcext:value-type="float">
            <text:p>2,93771</text:p>
          </table:table-cell>
          <table:table-cell office:value-type="float" office:value="6.3315" calcext:value-type="float">
            <text:p>6,3315</text:p>
          </table:table-cell>
        </table:table-row>
        <table:table-row table:style-name="ro1">
          <table:table-cell office:value-type="float" office:value="34.9887" calcext:value-type="float">
            <text:p>34,9887</text:p>
          </table:table-cell>
          <table:table-cell office:value-type="float" office:value="117" calcext:value-type="float">
            <text:p>117</text:p>
          </table:table-cell>
          <table:table-cell office:value-type="float" office:value="3.5832" calcext:value-type="float">
            <text:p>3,5832</text:p>
          </table:table-cell>
          <table:table-cell office:value-type="float" office:value="4.76217" calcext:value-type="float">
            <text:p>4,76217</text:p>
          </table:table-cell>
          <table:table-cell/>
          <table:table-cell office:value-type="float" office:value="26.2415" calcext:value-type="float">
            <text:p>26,2415</text:p>
          </table:table-cell>
          <table:table-cell office:value-type="float" office:value="197" calcext:value-type="float">
            <text:p>197</text:p>
          </table:table-cell>
          <table:table-cell office:value-type="float" office:value="3.30474" calcext:value-type="float">
            <text:p>3,30474</text:p>
          </table:table-cell>
          <table:table-cell office:value-type="float" office:value="5.2832" calcext:value-type="float">
            <text:p>5,2832</text:p>
          </table:table-cell>
          <table:table-cell/>
          <table:table-cell office:value-type="float" office:value="20.9932" calcext:value-type="float">
            <text:p>20,9932</text:p>
          </table:table-cell>
          <table:table-cell office:value-type="float" office:value="365" calcext:value-type="float">
            <text:p>365</text:p>
          </table:table-cell>
          <table:table-cell office:value-type="float" office:value="3.09073" calcext:value-type="float">
            <text:p>3,09073</text:p>
          </table:table-cell>
          <table:table-cell office:value-type="float" office:value="5.8999" calcext:value-type="float">
            <text:p>5,8999</text:p>
          </table:table-cell>
          <table:table-cell/>
          <table:table-cell office:value-type="float" office:value="18.369" calcext:value-type="float">
            <text:p>18,369</text:p>
          </table:table-cell>
          <table:table-cell office:value-type="float" office:value="504" calcext:value-type="float">
            <text:p>504</text:p>
          </table:table-cell>
          <table:table-cell office:value-type="float" office:value="2.96368" calcext:value-type="float">
            <text:p>2,96368</text:p>
          </table:table-cell>
          <table:table-cell office:value-type="float" office:value="6.22258" calcext:value-type="float">
            <text:p>6,22258</text:p>
          </table:table-cell>
        </table:table-row>
        <table:table-row table:style-name="ro1">
          <table:table-cell office:value-type="float" office:value="35.9343" calcext:value-type="float">
            <text:p>35,9343</text:p>
          </table:table-cell>
          <table:table-cell office:value-type="float" office:value="116" calcext:value-type="float">
            <text:p>116</text:p>
          </table:table-cell>
          <table:table-cell office:value-type="float" office:value="3.60914" calcext:value-type="float">
            <text:p>3,60914</text:p>
          </table:table-cell>
          <table:table-cell office:value-type="float" office:value="4.75359" calcext:value-type="float">
            <text:p>4,75359</text:p>
          </table:table-cell>
          <table:table-cell/>
          <table:table-cell office:value-type="float" office:value="26.9507" calcext:value-type="float">
            <text:p>26,9507</text:p>
          </table:table-cell>
          <table:table-cell office:value-type="float" office:value="195" calcext:value-type="float">
            <text:p>195</text:p>
          </table:table-cell>
          <table:table-cell office:value-type="float" office:value="3.33044" calcext:value-type="float">
            <text:p>3,33044</text:p>
          </table:table-cell>
          <table:table-cell office:value-type="float" office:value="5.273" calcext:value-type="float">
            <text:p>5,273</text:p>
          </table:table-cell>
          <table:table-cell/>
          <table:table-cell office:value-type="float" office:value="21.5606" calcext:value-type="float">
            <text:p>21,5606</text:p>
          </table:table-cell>
          <table:table-cell office:value-type="float" office:value="312" calcext:value-type="float">
            <text:p>312</text:p>
          </table:table-cell>
          <table:table-cell office:value-type="float" office:value="3.1162" calcext:value-type="float">
            <text:p>3,1162</text:p>
          </table:table-cell>
          <table:table-cell office:value-type="float" office:value="5.743" calcext:value-type="float">
            <text:p>5,743</text:p>
          </table:table-cell>
          <table:table-cell/>
          <table:table-cell office:value-type="float" office:value="18.8655" calcext:value-type="float">
            <text:p>18,8655</text:p>
          </table:table-cell>
          <table:table-cell office:value-type="float" office:value="491" calcext:value-type="float">
            <text:p>491</text:p>
          </table:table-cell>
          <table:table-cell office:value-type="float" office:value="2.98898" calcext:value-type="float">
            <text:p>2,98898</text:p>
          </table:table-cell>
          <table:table-cell office:value-type="float" office:value="6.19644" calcext:value-type="float">
            <text:p>6,19644</text:p>
          </table:table-cell>
        </table:table-row>
        <table:table-row table:style-name="ro1">
          <table:table-cell office:value-type="float" office:value="36.8799" calcext:value-type="float">
            <text:p>36,8799</text:p>
          </table:table-cell>
          <table:table-cell office:value-type="float" office:value="96" calcext:value-type="float">
            <text:p>96</text:p>
          </table:table-cell>
          <table:table-cell office:value-type="float" office:value="3.63442" calcext:value-type="float">
            <text:p>3,63442</text:p>
          </table:table-cell>
          <table:table-cell office:value-type="float" office:value="4.56435" calcext:value-type="float">
            <text:p>4,56435</text:p>
          </table:table-cell>
          <table:table-cell/>
          <table:table-cell office:value-type="float" office:value="27.66" calcext:value-type="float">
            <text:p>27,66</text:p>
          </table:table-cell>
          <table:table-cell office:value-type="float" office:value="194" calcext:value-type="float">
            <text:p>194</text:p>
          </table:table-cell>
          <table:table-cell office:value-type="float" office:value="3.3555" calcext:value-type="float">
            <text:p>3,3555</text:p>
          </table:table-cell>
          <table:table-cell office:value-type="float" office:value="5.26786" calcext:value-type="float">
            <text:p>5,26786</text:p>
          </table:table-cell>
          <table:table-cell/>
          <table:table-cell office:value-type="float" office:value="22.128" calcext:value-type="float">
            <text:p>22,128</text:p>
          </table:table-cell>
          <table:table-cell office:value-type="float" office:value="298" calcext:value-type="float">
            <text:p>298</text:p>
          </table:table-cell>
          <table:table-cell office:value-type="float" office:value="3.14104" calcext:value-type="float">
            <text:p>3,14104</text:p>
          </table:table-cell>
          <table:table-cell office:value-type="float" office:value="5.69709" calcext:value-type="float">
            <text:p>5,69709</text:p>
          </table:table-cell>
          <table:table-cell/>
          <table:table-cell office:value-type="float" office:value="19.362" calcext:value-type="float">
            <text:p>19,362</text:p>
          </table:table-cell>
          <table:table-cell office:value-type="float" office:value="470" calcext:value-type="float">
            <text:p>470</text:p>
          </table:table-cell>
          <table:table-cell office:value-type="float" office:value="3.01367" calcext:value-type="float">
            <text:p>3,01367</text:p>
          </table:table-cell>
          <table:table-cell office:value-type="float" office:value="6.15273" calcext:value-type="float">
            <text:p>6,15273</text:p>
          </table:table-cell>
        </table:table-row>
        <table:table-row table:style-name="ro1">
          <table:table-cell office:value-type="float" office:value="37.8256" calcext:value-type="float">
            <text:p>37,8256</text:p>
          </table:table-cell>
          <table:table-cell office:value-type="float" office:value="90" calcext:value-type="float">
            <text:p>90</text:p>
          </table:table-cell>
          <table:table-cell office:value-type="float" office:value="3.65908" calcext:value-type="float">
            <text:p>3,65908</text:p>
          </table:table-cell>
          <table:table-cell office:value-type="float" office:value="4.49981" calcext:value-type="float">
            <text:p>4,49981</text:p>
          </table:table-cell>
          <table:table-cell/>
          <table:table-cell office:value-type="float" office:value="28.3692" calcext:value-type="float">
            <text:p>28,3692</text:p>
          </table:table-cell>
          <table:table-cell office:value-type="float" office:value="189" calcext:value-type="float">
            <text:p>189</text:p>
          </table:table-cell>
          <table:table-cell office:value-type="float" office:value="3.37995" calcext:value-type="float">
            <text:p>3,37995</text:p>
          </table:table-cell>
          <table:table-cell office:value-type="float" office:value="5.24175" calcext:value-type="float">
            <text:p>5,24175</text:p>
          </table:table-cell>
          <table:table-cell/>
          <table:table-cell office:value-type="float" office:value="22.6953" calcext:value-type="float">
            <text:p>22,6953</text:p>
          </table:table-cell>
          <table:table-cell office:value-type="float" office:value="286" calcext:value-type="float">
            <text:p>286</text:p>
          </table:table-cell>
          <table:table-cell office:value-type="float" office:value="3.16528" calcext:value-type="float">
            <text:p>3,16528</text:p>
          </table:table-cell>
          <table:table-cell office:value-type="float" office:value="5.65599" calcext:value-type="float">
            <text:p>5,65599</text:p>
          </table:table-cell>
          <table:table-cell/>
          <table:table-cell office:value-type="float" office:value="19.8584" calcext:value-type="float">
            <text:p>19,8584</text:p>
          </table:table-cell>
          <table:table-cell office:value-type="float" office:value="406" calcext:value-type="float">
            <text:p>406</text:p>
          </table:table-cell>
          <table:table-cell office:value-type="float" office:value="3.03776" calcext:value-type="float">
            <text:p>3,03776</text:p>
          </table:table-cell>
          <table:table-cell office:value-type="float" office:value="6.00635" calcext:value-type="float">
            <text:p>6,00635</text:p>
          </table:table-cell>
        </table:table-row>
        <table:table-row table:style-name="ro1">
          <table:table-cell office:value-type="float" office:value="38.7712" calcext:value-type="float">
            <text:p>38,7712</text:p>
          </table:table-cell>
          <table:table-cell office:value-type="float" office:value="88" calcext:value-type="float">
            <text:p>88</text:p>
          </table:table-cell>
          <table:table-cell office:value-type="float" office:value="3.68314" calcext:value-type="float">
            <text:p>3,68314</text:p>
          </table:table-cell>
          <table:table-cell office:value-type="float" office:value="4.47734" calcext:value-type="float">
            <text:p>4,47734</text:p>
          </table:table-cell>
          <table:table-cell/>
          <table:table-cell office:value-type="float" office:value="29.0784" calcext:value-type="float">
            <text:p>29,0784</text:p>
          </table:table-cell>
          <table:table-cell office:value-type="float" office:value="161" calcext:value-type="float">
            <text:p>161</text:p>
          </table:table-cell>
          <table:table-cell office:value-type="float" office:value="3.40381" calcext:value-type="float">
            <text:p>3,40381</text:p>
          </table:table-cell>
          <table:table-cell office:value-type="float" office:value="5.0814" calcext:value-type="float">
            <text:p>5,0814</text:p>
          </table:table-cell>
          <table:table-cell/>
          <table:table-cell office:value-type="float" office:value="23.2627" calcext:value-type="float">
            <text:p>23,2627</text:p>
          </table:table-cell>
          <table:table-cell office:value-type="float" office:value="280" calcext:value-type="float">
            <text:p>280</text:p>
          </table:table-cell>
          <table:table-cell office:value-type="float" office:value="3.18894" calcext:value-type="float">
            <text:p>3,18894</text:p>
          </table:table-cell>
          <table:table-cell office:value-type="float" office:value="5.63479" calcext:value-type="float">
            <text:p>5,63479</text:p>
          </table:table-cell>
          <table:table-cell/>
          <table:table-cell office:value-type="float" office:value="20.3549" calcext:value-type="float">
            <text:p>20,3549</text:p>
          </table:table-cell>
          <table:table-cell office:value-type="float" office:value="388" calcext:value-type="float">
            <text:p>388</text:p>
          </table:table-cell>
          <table:table-cell office:value-type="float" office:value="3.06128" calcext:value-type="float">
            <text:p>3,06128</text:p>
          </table:table-cell>
          <table:table-cell office:value-type="float" office:value="5.96101" calcext:value-type="float">
            <text:p>5,96101</text:p>
          </table:table-cell>
        </table:table-row>
        <table:table-row table:style-name="ro1">
          <table:table-cell office:value-type="float" office:value="39.7169" calcext:value-type="float">
            <text:p>39,7169</text:p>
          </table:table-cell>
          <table:table-cell office:value-type="float" office:value="84" calcext:value-type="float">
            <text:p>84</text:p>
          </table:table-cell>
          <table:table-cell office:value-type="float" office:value="3.70664" calcext:value-type="float">
            <text:p>3,70664</text:p>
          </table:table-cell>
          <table:table-cell office:value-type="float" office:value="4.43082" calcext:value-type="float">
            <text:p>4,43082</text:p>
          </table:table-cell>
          <table:table-cell/>
          <table:table-cell office:value-type="float" office:value="29.7877" calcext:value-type="float">
            <text:p>29,7877</text:p>
          </table:table-cell>
          <table:table-cell office:value-type="float" office:value="160" calcext:value-type="float">
            <text:p>160</text:p>
          </table:table-cell>
          <table:table-cell office:value-type="float" office:value="3.42711" calcext:value-type="float">
            <text:p>3,42711</text:p>
          </table:table-cell>
          <table:table-cell office:value-type="float" office:value="5.07517" calcext:value-type="float">
            <text:p>5,07517</text:p>
          </table:table-cell>
          <table:table-cell/>
          <table:table-cell office:value-type="float" office:value="23.8301" calcext:value-type="float">
            <text:p>23,8301</text:p>
          </table:table-cell>
          <table:table-cell office:value-type="float" office:value="241" calcext:value-type="float">
            <text:p>241</text:p>
          </table:table-cell>
          <table:table-cell office:value-type="float" office:value="3.21206" calcext:value-type="float">
            <text:p>3,21206</text:p>
          </table:table-cell>
          <table:table-cell office:value-type="float" office:value="5.4848" calcext:value-type="float">
            <text:p>5,4848</text:p>
          </table:table-cell>
          <table:table-cell/>
          <table:table-cell office:value-type="float" office:value="20.8513" calcext:value-type="float">
            <text:p>20,8513</text:p>
          </table:table-cell>
          <table:table-cell office:value-type="float" office:value="370" calcext:value-type="float">
            <text:p>370</text:p>
          </table:table-cell>
          <table:table-cell office:value-type="float" office:value="3.08426" calcext:value-type="float">
            <text:p>3,08426</text:p>
          </table:table-cell>
          <table:table-cell office:value-type="float" office:value="5.9135" calcext:value-type="float">
            <text:p>5,9135</text:p>
          </table:table-cell>
        </table:table-row>
        <table:table-row table:style-name="ro1">
          <table:table-cell office:value-type="float" office:value="40.6625" calcext:value-type="float">
            <text:p>40,6625</text:p>
          </table:table-cell>
          <table:table-cell office:value-type="float" office:value="79" calcext:value-type="float">
            <text:p>79</text:p>
          </table:table-cell>
          <table:table-cell office:value-type="float" office:value="3.7296" calcext:value-type="float">
            <text:p>3,7296</text:p>
          </table:table-cell>
          <table:table-cell office:value-type="float" office:value="4.36945" calcext:value-type="float">
            <text:p>4,36945</text:p>
          </table:table-cell>
          <table:table-cell/>
          <table:table-cell office:value-type="float" office:value="30.4969" calcext:value-type="float">
            <text:p>30,4969</text:p>
          </table:table-cell>
          <table:table-cell office:value-type="float" office:value="157" calcext:value-type="float">
            <text:p>157</text:p>
          </table:table-cell>
          <table:table-cell office:value-type="float" office:value="3.44989" calcext:value-type="float">
            <text:p>3,44989</text:p>
          </table:table-cell>
          <table:table-cell office:value-type="float" office:value="5.05625" calcext:value-type="float">
            <text:p>5,05625</text:p>
          </table:table-cell>
          <table:table-cell/>
          <table:table-cell office:value-type="float" office:value="24.3975" calcext:value-type="float">
            <text:p>24,3975</text:p>
          </table:table-cell>
          <table:table-cell office:value-type="float" office:value="236" calcext:value-type="float">
            <text:p>236</text:p>
          </table:table-cell>
          <table:table-cell office:value-type="float" office:value="3.23465" calcext:value-type="float">
            <text:p>3,23465</text:p>
          </table:table-cell>
          <table:table-cell office:value-type="float" office:value="5.46383" calcext:value-type="float">
            <text:p>5,46383</text:p>
          </table:table-cell>
          <table:table-cell/>
          <table:table-cell office:value-type="float" office:value="21.3478" calcext:value-type="float">
            <text:p>21,3478</text:p>
          </table:table-cell>
          <table:table-cell office:value-type="float" office:value="317" calcext:value-type="float">
            <text:p>317</text:p>
          </table:table-cell>
          <table:table-cell office:value-type="float" office:value="3.10673" calcext:value-type="float">
            <text:p>3,10673</text:p>
          </table:table-cell>
          <table:table-cell office:value-type="float" office:value="5.7589" calcext:value-type="float">
            <text:p>5,7589</text:p>
          </table:table-cell>
        </table:table-row>
        <table:table-row table:style-name="ro1">
          <table:table-cell office:value-type="float" office:value="41.6081" calcext:value-type="float">
            <text:p>41,6081</text:p>
          </table:table-cell>
          <table:table-cell office:value-type="float" office:value="72" calcext:value-type="float">
            <text:p>72</text:p>
          </table:table-cell>
          <table:table-cell office:value-type="float" office:value="3.75205" calcext:value-type="float">
            <text:p>3,75205</text:p>
          </table:table-cell>
          <table:table-cell office:value-type="float" office:value="4.27667" calcext:value-type="float">
            <text:p>4,27667</text:p>
          </table:table-cell>
          <table:table-cell/>
          <table:table-cell office:value-type="float" office:value="31.2061" calcext:value-type="float">
            <text:p>31,2061</text:p>
          </table:table-cell>
          <table:table-cell office:value-type="float" office:value="153" calcext:value-type="float">
            <text:p>153</text:p>
          </table:table-cell>
          <table:table-cell office:value-type="float" office:value="3.47216" calcext:value-type="float">
            <text:p>3,47216</text:p>
          </table:table-cell>
          <table:table-cell office:value-type="float" office:value="5.03044" calcext:value-type="float">
            <text:p>5,03044</text:p>
          </table:table-cell>
          <table:table-cell/>
          <table:table-cell office:value-type="float" office:value="24.9649" calcext:value-type="float">
            <text:p>24,9649</text:p>
          </table:table-cell>
          <table:table-cell office:value-type="float" office:value="235" calcext:value-type="float">
            <text:p>235</text:p>
          </table:table-cell>
          <table:table-cell office:value-type="float" office:value="3.25674" calcext:value-type="float">
            <text:p>3,25674</text:p>
          </table:table-cell>
          <table:table-cell office:value-type="float" office:value="5.45959" calcext:value-type="float">
            <text:p>5,45959</text:p>
          </table:table-cell>
          <table:table-cell/>
          <table:table-cell office:value-type="float" office:value="21.8443" calcext:value-type="float">
            <text:p>21,8443</text:p>
          </table:table-cell>
          <table:table-cell office:value-type="float" office:value="302" calcext:value-type="float">
            <text:p>302</text:p>
          </table:table-cell>
          <table:table-cell office:value-type="float" office:value="3.1287" calcext:value-type="float">
            <text:p>3,1287</text:p>
          </table:table-cell>
          <table:table-cell office:value-type="float" office:value="5.71043" calcext:value-type="float">
            <text:p>5,71043</text:p>
          </table:table-cell>
        </table:table-row>
        <table:table-row table:style-name="ro1">
          <table:table-cell office:value-type="float" office:value="42.5538" calcext:value-type="float">
            <text:p>42,5538</text:p>
          </table:table-cell>
          <table:table-cell office:value-type="float" office:value="66" calcext:value-type="float">
            <text:p>66</text:p>
          </table:table-cell>
          <table:table-cell office:value-type="float" office:value="3.774" calcext:value-type="float">
            <text:p>3,774</text:p>
          </table:table-cell>
          <table:table-cell office:value-type="float" office:value="4.18965" calcext:value-type="float">
            <text:p>4,18965</text:p>
          </table:table-cell>
          <table:table-cell/>
          <table:table-cell office:value-type="float" office:value="31.9153" calcext:value-type="float">
            <text:p>31,9153</text:p>
          </table:table-cell>
          <table:table-cell office:value-type="float" office:value="146" calcext:value-type="float">
            <text:p>146</text:p>
          </table:table-cell>
          <table:table-cell office:value-type="float" office:value="3.49394" calcext:value-type="float">
            <text:p>3,49394</text:p>
          </table:table-cell>
          <table:table-cell office:value-type="float" office:value="4.98361" calcext:value-type="float">
            <text:p>4,98361</text:p>
          </table:table-cell>
          <table:table-cell/>
          <table:table-cell office:value-type="float" office:value="25.5323" calcext:value-type="float">
            <text:p>25,5323</text:p>
          </table:table-cell>
          <table:table-cell office:value-type="float" office:value="233" calcext:value-type="float">
            <text:p>233</text:p>
          </table:table-cell>
          <table:table-cell office:value-type="float" office:value="3.27836" calcext:value-type="float">
            <text:p>3,27836</text:p>
          </table:table-cell>
          <table:table-cell office:value-type="float" office:value="5.45104" calcext:value-type="float">
            <text:p>5,45104</text:p>
          </table:table-cell>
          <table:table-cell/>
          <table:table-cell office:value-type="float" office:value="22.3407" calcext:value-type="float">
            <text:p>22,3407</text:p>
          </table:table-cell>
          <table:table-cell office:value-type="float" office:value="294" calcext:value-type="float">
            <text:p>294</text:p>
          </table:table-cell>
          <table:table-cell office:value-type="float" office:value="3.1502" calcext:value-type="float">
            <text:p>3,1502</text:p>
          </table:table-cell>
          <table:table-cell office:value-type="float" office:value="5.68358" calcext:value-type="float">
            <text:p>5,68358</text:p>
          </table:table-cell>
        </table:table-row>
        <table:table-row table:style-name="ro1">
          <table:table-cell office:value-type="float" office:value="43.4994" calcext:value-type="float">
            <text:p>43,4994</text:p>
          </table:table-cell>
          <table:table-cell office:value-type="float" office:value="49" calcext:value-type="float">
            <text:p>49</text:p>
          </table:table-cell>
          <table:table-cell office:value-type="float" office:value="3.79548" calcext:value-type="float">
            <text:p>3,79548</text:p>
          </table:table-cell>
          <table:table-cell office:value-type="float" office:value="3.89182" calcext:value-type="float">
            <text:p>3,89182</text:p>
          </table:table-cell>
          <table:table-cell/>
          <table:table-cell office:value-type="float" office:value="32.6246" calcext:value-type="float">
            <text:p>32,6246</text:p>
          </table:table-cell>
          <table:table-cell office:value-type="float" office:value="123" calcext:value-type="float">
            <text:p>123</text:p>
          </table:table-cell>
          <table:table-cell office:value-type="float" office:value="3.51526" calcext:value-type="float">
            <text:p>3,51526</text:p>
          </table:table-cell>
          <table:table-cell office:value-type="float" office:value="4.81218" calcext:value-type="float">
            <text:p>4,81218</text:p>
          </table:table-cell>
          <table:table-cell/>
          <table:table-cell office:value-type="float" office:value="26.0996" calcext:value-type="float">
            <text:p>26,0996</text:p>
          </table:table-cell>
          <table:table-cell office:value-type="float" office:value="197" calcext:value-type="float">
            <text:p>197</text:p>
          </table:table-cell>
          <table:table-cell office:value-type="float" office:value="3.29952" calcext:value-type="float">
            <text:p>3,29952</text:p>
          </table:table-cell>
          <table:table-cell office:value-type="float" office:value="5.2832" calcext:value-type="float">
            <text:p>5,2832</text:p>
          </table:table-cell>
          <table:table-cell/>
          <table:table-cell office:value-type="float" office:value="22.8372" calcext:value-type="float">
            <text:p>22,8372</text:p>
          </table:table-cell>
          <table:table-cell office:value-type="float" office:value="285" calcext:value-type="float">
            <text:p>285</text:p>
          </table:table-cell>
          <table:table-cell office:value-type="float" office:value="3.17125" calcext:value-type="float">
            <text:p>3,17125</text:p>
          </table:table-cell>
          <table:table-cell office:value-type="float" office:value="5.65249" calcext:value-type="float">
            <text:p>5,65249</text:p>
          </table:table-cell>
        </table:table-row>
        <table:table-row table:style-name="ro1">
          <table:table-cell office:value-type="float" office:value="44.4451" calcext:value-type="float">
            <text:p>44,4451</text:p>
          </table:table-cell>
          <table:table-cell office:value-type="float" office:value="43" calcext:value-type="float">
            <text:p>43</text:p>
          </table:table-cell>
          <table:table-cell office:value-type="float" office:value="3.8165" calcext:value-type="float">
            <text:p>3,8165</text:p>
          </table:table-cell>
          <table:table-cell office:value-type="float" office:value="3.7612" calcext:value-type="float">
            <text:p>3,7612</text:p>
          </table:table-cell>
          <table:table-cell/>
          <table:table-cell office:value-type="float" office:value="33.3338" calcext:value-type="float">
            <text:p>33,3338</text:p>
          </table:table-cell>
          <table:table-cell office:value-type="float" office:value="124" calcext:value-type="float">
            <text:p>124</text:p>
          </table:table-cell>
          <table:table-cell office:value-type="float" office:value="3.53613" calcext:value-type="float">
            <text:p>3,53613</text:p>
          </table:table-cell>
          <table:table-cell office:value-type="float" office:value="4.82028" calcext:value-type="float">
            <text:p>4,82028</text:p>
          </table:table-cell>
          <table:table-cell/>
          <table:table-cell office:value-type="float" office:value="26.667" calcext:value-type="float">
            <text:p>26,667</text:p>
          </table:table-cell>
          <table:table-cell office:value-type="float" office:value="197" calcext:value-type="float">
            <text:p>197</text:p>
          </table:table-cell>
          <table:table-cell office:value-type="float" office:value="3.32024" calcext:value-type="float">
            <text:p>3,32024</text:p>
          </table:table-cell>
          <table:table-cell office:value-type="float" office:value="5.2832" calcext:value-type="float">
            <text:p>5,2832</text:p>
          </table:table-cell>
          <table:table-cell/>
          <table:table-cell office:value-type="float" office:value="23.3336" calcext:value-type="float">
            <text:p>23,3336</text:p>
          </table:table-cell>
          <table:table-cell office:value-type="float" office:value="242" calcext:value-type="float">
            <text:p>242</text:p>
          </table:table-cell>
          <table:table-cell office:value-type="float" office:value="3.19186" calcext:value-type="float">
            <text:p>3,19186</text:p>
          </table:table-cell>
          <table:table-cell office:value-type="float" office:value="5.48894" calcext:value-type="float">
            <text:p>5,48894</text:p>
          </table:table-cell>
        </table:table-row>
        <table:table-row table:style-name="ro1">
          <table:table-cell office:value-type="float" office:value="45.3907" calcext:value-type="float">
            <text:p>45,3907</text:p>
          </table:table-cell>
          <table:table-cell office:value-type="float" office:value="42" calcext:value-type="float">
            <text:p>42</text:p>
          </table:table-cell>
          <table:table-cell office:value-type="float" office:value="3.8371" calcext:value-type="float">
            <text:p>3,8371</text:p>
          </table:table-cell>
          <table:table-cell office:value-type="float" office:value="3.73767" calcext:value-type="float">
            <text:p>3,73767</text:p>
          </table:table-cell>
          <table:table-cell/>
          <table:table-cell office:value-type="float" office:value="34.043" calcext:value-type="float">
            <text:p>34,043</text:p>
          </table:table-cell>
          <table:table-cell office:value-type="float" office:value="122" calcext:value-type="float">
            <text:p>122</text:p>
          </table:table-cell>
          <table:table-cell office:value-type="float" office:value="3.55658" calcext:value-type="float">
            <text:p>3,55658</text:p>
          </table:table-cell>
          <table:table-cell office:value-type="float" office:value="4.80402" calcext:value-type="float">
            <text:p>4,80402</text:p>
          </table:table-cell>
          <table:table-cell/>
          <table:table-cell office:value-type="float" office:value="27.2344" calcext:value-type="float">
            <text:p>27,2344</text:p>
          </table:table-cell>
          <table:table-cell office:value-type="float" office:value="195" calcext:value-type="float">
            <text:p>195</text:p>
          </table:table-cell>
          <table:table-cell office:value-type="float" office:value="3.34054" calcext:value-type="float">
            <text:p>3,34054</text:p>
          </table:table-cell>
          <table:table-cell office:value-type="float" office:value="5.273" calcext:value-type="float">
            <text:p>5,273</text:p>
          </table:table-cell>
          <table:table-cell/>
          <table:table-cell office:value-type="float" office:value="23.8301" calcext:value-type="float">
            <text:p>23,8301</text:p>
          </table:table-cell>
          <table:table-cell office:value-type="float" office:value="241" calcext:value-type="float">
            <text:p>241</text:p>
          </table:table-cell>
          <table:table-cell office:value-type="float" office:value="3.21206" calcext:value-type="float">
            <text:p>3,21206</text:p>
          </table:table-cell>
          <table:table-cell office:value-type="float" office:value="5.4848" calcext:value-type="float">
            <text:p>5,4848</text:p>
          </table:table-cell>
        </table:table-row>
        <table:table-row table:style-name="ro1">
          <table:table-cell office:value-type="float" office:value="46.3363" calcext:value-type="float">
            <text:p>46,3363</text:p>
          </table:table-cell>
          <table:table-cell office:value-type="float" office:value="40" calcext:value-type="float">
            <text:p>40</text:p>
          </table:table-cell>
          <table:table-cell office:value-type="float" office:value="3.85728" calcext:value-type="float">
            <text:p>3,85728</text:p>
          </table:table-cell>
          <table:table-cell office:value-type="float" office:value="3.68888" calcext:value-type="float">
            <text:p>3,68888</text:p>
          </table:table-cell>
          <table:table-cell/>
          <table:table-cell office:value-type="float" office:value="34.7523" calcext:value-type="float">
            <text:p>34,7523</text:p>
          </table:table-cell>
          <table:table-cell office:value-type="float" office:value="118" calcext:value-type="float">
            <text:p>118</text:p>
          </table:table-cell>
          <table:table-cell office:value-type="float" office:value="3.57661" calcext:value-type="float">
            <text:p>3,57661</text:p>
          </table:table-cell>
          <table:table-cell office:value-type="float" office:value="4.77068" calcext:value-type="float">
            <text:p>4,77068</text:p>
          </table:table-cell>
          <table:table-cell/>
          <table:table-cell office:value-type="float" office:value="27.8018" calcext:value-type="float">
            <text:p>27,8018</text:p>
          </table:table-cell>
          <table:table-cell office:value-type="float" office:value="193" calcext:value-type="float">
            <text:p>193</text:p>
          </table:table-cell>
          <table:table-cell office:value-type="float" office:value="3.36044" calcext:value-type="float">
            <text:p>3,36044</text:p>
          </table:table-cell>
          <table:table-cell office:value-type="float" office:value="5.26269" calcext:value-type="float">
            <text:p>5,26269</text:p>
          </table:table-cell>
          <table:table-cell/>
          <table:table-cell office:value-type="float" office:value="24.3266" calcext:value-type="float">
            <text:p>24,3266</text:p>
          </table:table-cell>
          <table:table-cell office:value-type="float" office:value="239" calcext:value-type="float">
            <text:p>239</text:p>
          </table:table-cell>
          <table:table-cell office:value-type="float" office:value="3.23185" calcext:value-type="float">
            <text:p>3,23185</text:p>
          </table:table-cell>
          <table:table-cell office:value-type="float" office:value="5.47646" calcext:value-type="float">
            <text:p>5,47646</text:p>
          </table:table-cell>
        </table:table-row>
        <table:table-row table:style-name="ro1">
          <table:table-cell office:value-type="float" office:value="47.282" calcext:value-type="float">
            <text:p>47,282</text:p>
          </table:table-cell>
          <table:table-cell office:value-type="float" office:value="38" calcext:value-type="float">
            <text:p>38</text:p>
          </table:table-cell>
          <table:table-cell office:value-type="float" office:value="3.87706" calcext:value-type="float">
            <text:p>3,87706</text:p>
          </table:table-cell>
          <table:table-cell office:value-type="float" office:value="3.63759" calcext:value-type="float">
            <text:p>3,63759</text:p>
          </table:table-cell>
          <table:table-cell/>
          <table:table-cell office:value-type="float" office:value="35.4615" calcext:value-type="float">
            <text:p>35,4615</text:p>
          </table:table-cell>
          <table:table-cell office:value-type="float" office:value="117" calcext:value-type="float">
            <text:p>117</text:p>
          </table:table-cell>
          <table:table-cell office:value-type="float" office:value="3.59626" calcext:value-type="float">
            <text:p>3,59626</text:p>
          </table:table-cell>
          <table:table-cell office:value-type="float" office:value="4.76217" calcext:value-type="float">
            <text:p>4,76217</text:p>
          </table:table-cell>
          <table:table-cell/>
          <table:table-cell office:value-type="float" office:value="28.3692" calcext:value-type="float">
            <text:p>28,3692</text:p>
          </table:table-cell>
          <table:table-cell office:value-type="float" office:value="189" calcext:value-type="float">
            <text:p>189</text:p>
          </table:table-cell>
          <table:table-cell office:value-type="float" office:value="3.37995" calcext:value-type="float">
            <text:p>3,37995</text:p>
          </table:table-cell>
          <table:table-cell office:value-type="float" office:value="5.24175" calcext:value-type="float">
            <text:p>5,24175</text:p>
          </table:table-cell>
          <table:table-cell/>
          <table:table-cell office:value-type="float" office:value="24.823" calcext:value-type="float">
            <text:p>24,823</text:p>
          </table:table-cell>
          <table:table-cell office:value-type="float" office:value="236" calcext:value-type="float">
            <text:p>236</text:p>
          </table:table-cell>
          <table:table-cell office:value-type="float" office:value="3.25127" calcext:value-type="float">
            <text:p>3,25127</text:p>
          </table:table-cell>
          <table:table-cell office:value-type="float" office:value="5.46383" calcext:value-type="float">
            <text:p>5,46383</text:p>
          </table:table-cell>
        </table:table-row>
        <table:table-row table:style-name="ro1">
          <table:table-cell office:value-type="float" office:value="48.2276" calcext:value-type="float">
            <text:p>48,2276</text:p>
          </table:table-cell>
          <table:table-cell office:value-type="float" office:value="37" calcext:value-type="float">
            <text:p>37</text:p>
          </table:table-cell>
          <table:table-cell office:value-type="float" office:value="3.89645" calcext:value-type="float">
            <text:p>3,89645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36.1707" calcext:value-type="float">
            <text:p>36,1707</text:p>
          </table:table-cell>
          <table:table-cell office:value-type="float" office:value="114" calcext:value-type="float">
            <text:p>114</text:p>
          </table:table-cell>
          <table:table-cell office:value-type="float" office:value="3.61552" calcext:value-type="float">
            <text:p>3,61552</text:p>
          </table:table-cell>
          <table:table-cell office:value-type="float" office:value="4.7362" calcext:value-type="float">
            <text:p>4,7362</text:p>
          </table:table-cell>
          <table:table-cell/>
          <table:table-cell office:value-type="float" office:value="28.9365" calcext:value-type="float">
            <text:p>28,9365</text:p>
          </table:table-cell>
          <table:table-cell office:value-type="float" office:value="161" calcext:value-type="float">
            <text:p>161</text:p>
          </table:table-cell>
          <table:table-cell office:value-type="float" office:value="3.39908" calcext:value-type="float">
            <text:p>3,39908</text:p>
          </table:table-cell>
          <table:table-cell office:value-type="float" office:value="5.0814" calcext:value-type="float">
            <text:p>5,0814</text:p>
          </table:table-cell>
          <table:table-cell/>
          <table:table-cell office:value-type="float" office:value="25.3195" calcext:value-type="float">
            <text:p>25,3195</text:p>
          </table:table-cell>
          <table:table-cell office:value-type="float" office:value="234" calcext:value-type="float">
            <text:p>234</text:p>
          </table:table-cell>
          <table:table-cell office:value-type="float" office:value="3.27031" calcext:value-type="float">
            <text:p>3,27031</text:p>
          </table:table-cell>
          <table:table-cell office:value-type="float" office:value="5.45532" calcext:value-type="float">
            <text:p>5,45532</text:p>
          </table:table-cell>
        </table:table-row>
        <table:table-row table:style-name="ro1">
          <table:table-cell office:value-type="float" office:value="49.1733" calcext:value-type="float">
            <text:p>49,1733</text:p>
          </table:table-cell>
          <table:table-cell office:value-type="float" office:value="37" calcext:value-type="float">
            <text:p>37</text:p>
          </table:table-cell>
          <table:table-cell office:value-type="float" office:value="3.91548" calcext:value-type="float">
            <text:p>3,91548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36.8799" calcext:value-type="float">
            <text:p>36,8799</text:p>
          </table:table-cell>
          <table:table-cell office:value-type="float" office:value="96" calcext:value-type="float">
            <text:p>96</text:p>
          </table:table-cell>
          <table:table-cell office:value-type="float" office:value="3.63442" calcext:value-type="float">
            <text:p>3,63442</text:p>
          </table:table-cell>
          <table:table-cell office:value-type="float" office:value="4.56435" calcext:value-type="float">
            <text:p>4,56435</text:p>
          </table:table-cell>
          <table:table-cell/>
          <table:table-cell office:value-type="float" office:value="29.5039" calcext:value-type="float">
            <text:p>29,5039</text:p>
          </table:table-cell>
          <table:table-cell office:value-type="float" office:value="161" calcext:value-type="float">
            <text:p>161</text:p>
          </table:table-cell>
          <table:table-cell office:value-type="float" office:value="3.41786" calcext:value-type="float">
            <text:p>3,41786</text:p>
          </table:table-cell>
          <table:table-cell office:value-type="float" office:value="5.0814" calcext:value-type="float">
            <text:p>5,0814</text:p>
          </table:table-cell>
          <table:table-cell/>
          <table:table-cell office:value-type="float" office:value="25.8159" calcext:value-type="float">
            <text:p>25,8159</text:p>
          </table:table-cell>
          <table:table-cell office:value-type="float" office:value="198" calcext:value-type="float">
            <text:p>198</text:p>
          </table:table-cell>
          <table:table-cell office:value-type="float" office:value="3.289" calcext:value-type="float">
            <text:p>3,289</text:p>
          </table:table-cell>
          <table:table-cell office:value-type="float" office:value="5.28827" calcext:value-type="float">
            <text:p>5,28827</text:p>
          </table:table-cell>
        </table:table-row>
        <table:table-row table:style-name="ro1">
          <table:table-cell office:value-type="float" office:value="50.1189" calcext:value-type="float">
            <text:p>50,1189</text:p>
          </table:table-cell>
          <table:table-cell office:value-type="float" office:value="37" calcext:value-type="float">
            <text:p>37</text:p>
          </table:table-cell>
          <table:table-cell office:value-type="float" office:value="3.93415" calcext:value-type="float">
            <text:p>3,93415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37.5892" calcext:value-type="float">
            <text:p>37,5892</text:p>
          </table:table-cell>
          <table:table-cell office:value-type="float" office:value="94" calcext:value-type="float">
            <text:p>94</text:p>
          </table:table-cell>
          <table:table-cell office:value-type="float" office:value="3.65297" calcext:value-type="float">
            <text:p>3,65297</text:p>
          </table:table-cell>
          <table:table-cell office:value-type="float" office:value="4.54329" calcext:value-type="float">
            <text:p>4,54329</text:p>
          </table:table-cell>
          <table:table-cell/>
          <table:table-cell office:value-type="float" office:value="30.0713" calcext:value-type="float">
            <text:p>30,0713</text:p>
          </table:table-cell>
          <table:table-cell office:value-type="float" office:value="159" calcext:value-type="float">
            <text:p>159</text:p>
          </table:table-cell>
          <table:table-cell office:value-type="float" office:value="3.43629" calcext:value-type="float">
            <text:p>3,43629</text:p>
          </table:table-cell>
          <table:table-cell office:value-type="float" office:value="5.0689" calcext:value-type="float">
            <text:p>5,0689</text:p>
          </table:table-cell>
          <table:table-cell/>
          <table:table-cell office:value-type="float" office:value="26.3124" calcext:value-type="float">
            <text:p>26,3124</text:p>
          </table:table-cell>
          <table:table-cell office:value-type="float" office:value="197" calcext:value-type="float">
            <text:p>197</text:p>
          </table:table-cell>
          <table:table-cell office:value-type="float" office:value="3.30734" calcext:value-type="float">
            <text:p>3,30734</text:p>
          </table:table-cell>
          <table:table-cell office:value-type="float" office:value="5.2832" calcext:value-type="float">
            <text:p>5,2832</text:p>
          </table:table-cell>
        </table:table-row>
        <table:table-row table:style-name="ro1">
          <table:table-cell office:value-type="float" office:value="51.0645" calcext:value-type="float">
            <text:p>51,0645</text:p>
          </table:table-cell>
          <table:table-cell office:value-type="float" office:value="37" calcext:value-type="float">
            <text:p>37</text:p>
          </table:table-cell>
          <table:table-cell office:value-type="float" office:value="3.95248" calcext:value-type="float">
            <text:p>3,95248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38.2984" calcext:value-type="float">
            <text:p>38,2984</text:p>
          </table:table-cell>
          <table:table-cell office:value-type="float" office:value="88" calcext:value-type="float">
            <text:p>88</text:p>
          </table:table-cell>
          <table:table-cell office:value-type="float" office:value="3.67118" calcext:value-type="float">
            <text:p>3,67118</text:p>
          </table:table-cell>
          <table:table-cell office:value-type="float" office:value="4.47734" calcext:value-type="float">
            <text:p>4,47734</text:p>
          </table:table-cell>
          <table:table-cell/>
          <table:table-cell office:value-type="float" office:value="30.6387" calcext:value-type="float">
            <text:p>30,6387</text:p>
          </table:table-cell>
          <table:table-cell office:value-type="float" office:value="154" calcext:value-type="float">
            <text:p>154</text:p>
          </table:table-cell>
          <table:table-cell office:value-type="float" office:value="3.45438" calcext:value-type="float">
            <text:p>3,45438</text:p>
          </table:table-cell>
          <table:table-cell office:value-type="float" office:value="5.03695" calcext:value-type="float">
            <text:p>5,03695</text:p>
          </table:table-cell>
          <table:table-cell/>
          <table:table-cell office:value-type="float" office:value="26.8089" calcext:value-type="float">
            <text:p>26,8089</text:p>
          </table:table-cell>
          <table:table-cell office:value-type="float" office:value="195" calcext:value-type="float">
            <text:p>195</text:p>
          </table:table-cell>
          <table:table-cell office:value-type="float" office:value="3.32535" calcext:value-type="float">
            <text:p>3,32535</text:p>
          </table:table-cell>
          <table:table-cell office:value-type="float" office:value="5.273" calcext:value-type="float">
            <text:p>5,273</text:p>
          </table:table-cell>
        </table:table-row>
        <table:table-row table:style-name="ro1">
          <table:table-cell office:value-type="float" office:value="52.0102" calcext:value-type="float">
            <text:p>52,0102</text:p>
          </table:table-cell>
          <table:table-cell office:value-type="float" office:value="25" calcext:value-type="float">
            <text:p>25</text:p>
          </table:table-cell>
          <table:table-cell office:value-type="float" office:value="3.97048" calcext:value-type="float">
            <text:p>3,97048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39.0076" calcext:value-type="float">
            <text:p>39,0076</text:p>
          </table:table-cell>
          <table:table-cell office:value-type="float" office:value="88" calcext:value-type="float">
            <text:p>88</text:p>
          </table:table-cell>
          <table:table-cell office:value-type="float" office:value="3.68907" calcext:value-type="float">
            <text:p>3,68907</text:p>
          </table:table-cell>
          <table:table-cell office:value-type="float" office:value="4.47734" calcext:value-type="float">
            <text:p>4,47734</text:p>
          </table:table-cell>
          <table:table-cell/>
          <table:table-cell office:value-type="float" office:value="31.2061" calcext:value-type="float">
            <text:p>31,2061</text:p>
          </table:table-cell>
          <table:table-cell office:value-type="float" office:value="153" calcext:value-type="float">
            <text:p>153</text:p>
          </table:table-cell>
          <table:table-cell office:value-type="float" office:value="3.47216" calcext:value-type="float">
            <text:p>3,47216</text:p>
          </table:table-cell>
          <table:table-cell office:value-type="float" office:value="5.03044" calcext:value-type="float">
            <text:p>5,03044</text:p>
          </table:table-cell>
          <table:table-cell/>
          <table:table-cell office:value-type="float" office:value="27.3053" calcext:value-type="float">
            <text:p>27,3053</text:p>
          </table:table-cell>
          <table:table-cell office:value-type="float" office:value="196" calcext:value-type="float">
            <text:p>196</text:p>
          </table:table-cell>
          <table:table-cell office:value-type="float" office:value="3.34305" calcext:value-type="float">
            <text:p>3,34305</text:p>
          </table:table-cell>
          <table:table-cell office:value-type="float" office:value="5.27811" calcext:value-type="float">
            <text:p>5,27811</text:p>
          </table:table-cell>
        </table:table-row>
        <table:table-row table:style-name="ro1">
          <table:table-cell office:value-type="float" office:value="52.9558" calcext:value-type="float">
            <text:p>52,9558</text:p>
          </table:table-cell>
          <table:table-cell office:value-type="float" office:value="25" calcext:value-type="float">
            <text:p>25</text:p>
          </table:table-cell>
          <table:table-cell office:value-type="float" office:value="3.98817" calcext:value-type="float">
            <text:p>3,98817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39.7169" calcext:value-type="float">
            <text:p>39,7169</text:p>
          </table:table-cell>
          <table:table-cell office:value-type="float" office:value="84" calcext:value-type="float">
            <text:p>84</text:p>
          </table:table-cell>
          <table:table-cell office:value-type="float" office:value="3.70664" calcext:value-type="float">
            <text:p>3,70664</text:p>
          </table:table-cell>
          <table:table-cell office:value-type="float" office:value="4.43082" calcext:value-type="float">
            <text:p>4,43082</text:p>
          </table:table-cell>
          <table:table-cell/>
          <table:table-cell office:value-type="float" office:value="31.7735" calcext:value-type="float">
            <text:p>31,7735</text:p>
          </table:table-cell>
          <table:table-cell office:value-type="float" office:value="149" calcext:value-type="float">
            <text:p>149</text:p>
          </table:table-cell>
          <table:table-cell office:value-type="float" office:value="3.48962" calcext:value-type="float">
            <text:p>3,48962</text:p>
          </table:table-cell>
          <table:table-cell office:value-type="float" office:value="5.00395" calcext:value-type="float">
            <text:p>5,00395</text:p>
          </table:table-cell>
          <table:table-cell/>
          <table:table-cell office:value-type="float" office:value="27.8018" calcext:value-type="float">
            <text:p>27,8018</text:p>
          </table:table-cell>
          <table:table-cell office:value-type="float" office:value="193" calcext:value-type="float">
            <text:p>193</text:p>
          </table:table-cell>
          <table:table-cell office:value-type="float" office:value="3.36044" calcext:value-type="float">
            <text:p>3,36044</text:p>
          </table:table-cell>
          <table:table-cell office:value-type="float" office:value="5.26269" calcext:value-type="float">
            <text:p>5,26269</text:p>
          </table:table-cell>
        </table:table-row>
        <table:table-row table:style-name="ro1">
          <table:table-cell office:value-type="float" office:value="53.9015" calcext:value-type="float">
            <text:p>53,9015</text:p>
          </table:table-cell>
          <table:table-cell office:value-type="float" office:value="25" calcext:value-type="float">
            <text:p>25</text:p>
          </table:table-cell>
          <table:table-cell office:value-type="float" office:value="4.00554" calcext:value-type="float">
            <text:p>4,00554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0.4261" calcext:value-type="float">
            <text:p>40,4261</text:p>
          </table:table-cell>
          <table:table-cell office:value-type="float" office:value="81" calcext:value-type="float">
            <text:p>81</text:p>
          </table:table-cell>
          <table:table-cell office:value-type="float" office:value="3.72391" calcext:value-type="float">
            <text:p>3,72391</text:p>
          </table:table-cell>
          <table:table-cell office:value-type="float" office:value="4.39445" calcext:value-type="float">
            <text:p>4,39445</text:p>
          </table:table-cell>
          <table:table-cell/>
          <table:table-cell office:value-type="float" office:value="32.3408" calcext:value-type="float">
            <text:p>32,3408</text:p>
          </table:table-cell>
          <table:table-cell office:value-type="float" office:value="125" calcext:value-type="float">
            <text:p>125</text:p>
          </table:table-cell>
          <table:table-cell office:value-type="float" office:value="3.50678" calcext:value-type="float">
            <text:p>3,50678</text:p>
          </table:table-cell>
          <table:table-cell office:value-type="float" office:value="4.82831" calcext:value-type="float">
            <text:p>4,82831</text:p>
          </table:table-cell>
          <table:table-cell/>
          <table:table-cell office:value-type="float" office:value="28.2982" calcext:value-type="float">
            <text:p>28,2982</text:p>
          </table:table-cell>
          <table:table-cell office:value-type="float" office:value="190" calcext:value-type="float">
            <text:p>190</text:p>
          </table:table-cell>
          <table:table-cell office:value-type="float" office:value="3.37753" calcext:value-type="float">
            <text:p>3,37753</text:p>
          </table:table-cell>
          <table:table-cell office:value-type="float" office:value="5.24702" calcext:value-type="float">
            <text:p>5,24702</text:p>
          </table:table-cell>
        </table:table-row>
        <table:table-row table:style-name="ro1">
          <table:table-cell office:value-type="float" office:value="54.8471" calcext:value-type="float">
            <text:p>54,8471</text:p>
          </table:table-cell>
          <table:table-cell office:value-type="float" office:value="25" calcext:value-type="float">
            <text:p>25</text:p>
          </table:table-cell>
          <table:table-cell office:value-type="float" office:value="4.02262" calcext:value-type="float">
            <text:p>4,02262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1.1353" calcext:value-type="float">
            <text:p>41,1353</text:p>
          </table:table-cell>
          <table:table-cell office:value-type="float" office:value="71" calcext:value-type="float">
            <text:p>71</text:p>
          </table:table-cell>
          <table:table-cell office:value-type="float" office:value="3.74089" calcext:value-type="float">
            <text:p>3,74089</text:p>
          </table:table-cell>
          <table:table-cell office:value-type="float" office:value="4.26268" calcext:value-type="float">
            <text:p>4,26268</text:p>
          </table:table-cell>
          <table:table-cell/>
          <table:table-cell office:value-type="float" office:value="32.9082" calcext:value-type="float">
            <text:p>32,9082</text:p>
          </table:table-cell>
          <table:table-cell office:value-type="float" office:value="124" calcext:value-type="float">
            <text:p>124</text:p>
          </table:table-cell>
          <table:table-cell office:value-type="float" office:value="3.52366" calcext:value-type="float">
            <text:p>3,52366</text:p>
          </table:table-cell>
          <table:table-cell office:value-type="float" office:value="4.82028" calcext:value-type="float">
            <text:p>4,82028</text:p>
          </table:table-cell>
          <table:table-cell/>
          <table:table-cell office:value-type="float" office:value="28.7947" calcext:value-type="float">
            <text:p>28,7947</text:p>
          </table:table-cell>
          <table:table-cell office:value-type="float" office:value="161" calcext:value-type="float">
            <text:p>161</text:p>
          </table:table-cell>
          <table:table-cell office:value-type="float" office:value="3.39433" calcext:value-type="float">
            <text:p>3,39433</text:p>
          </table:table-cell>
          <table:table-cell office:value-type="float" office:value="5.0814" calcext:value-type="float">
            <text:p>5,0814</text:p>
          </table:table-cell>
        </table:table-row>
        <table:table-row table:style-name="ro1">
          <table:table-cell office:value-type="float" office:value="55.7927" calcext:value-type="float">
            <text:p>55,7927</text:p>
          </table:table-cell>
          <table:table-cell office:value-type="float" office:value="25" calcext:value-type="float">
            <text:p>25</text:p>
          </table:table-cell>
          <table:table-cell office:value-type="float" office:value="4.03941" calcext:value-type="float">
            <text:p>4,03941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1.8445" calcext:value-type="float">
            <text:p>41,8445</text:p>
          </table:table-cell>
          <table:table-cell office:value-type="float" office:value="70" calcext:value-type="float">
            <text:p>70</text:p>
          </table:table-cell>
          <table:table-cell office:value-type="float" office:value="3.75758" calcext:value-type="float">
            <text:p>3,75758</text:p>
          </table:table-cell>
          <table:table-cell office:value-type="float" office:value="4.2485" calcext:value-type="float">
            <text:p>4,2485</text:p>
          </table:table-cell>
          <table:table-cell/>
          <table:table-cell office:value-type="float" office:value="33.4756" calcext:value-type="float">
            <text:p>33,4756</text:p>
          </table:table-cell>
          <table:table-cell office:value-type="float" office:value="124" calcext:value-type="float">
            <text:p>124</text:p>
          </table:table-cell>
          <table:table-cell office:value-type="float" office:value="3.54025" calcext:value-type="float">
            <text:p>3,54025</text:p>
          </table:table-cell>
          <table:table-cell office:value-type="float" office:value="4.82028" calcext:value-type="float">
            <text:p>4,82028</text:p>
          </table:table-cell>
          <table:table-cell/>
          <table:table-cell office:value-type="float" office:value="29.2912" calcext:value-type="float">
            <text:p>29,2912</text:p>
          </table:table-cell>
          <table:table-cell office:value-type="float" office:value="161" calcext:value-type="float">
            <text:p>161</text:p>
          </table:table-cell>
          <table:table-cell office:value-type="float" office:value="3.41086" calcext:value-type="float">
            <text:p>3,41086</text:p>
          </table:table-cell>
          <table:table-cell office:value-type="float" office:value="5.0814" calcext:value-type="float">
            <text:p>5,0814</text:p>
          </table:table-cell>
        </table:table-row>
        <table:table-row table:style-name="ro1">
          <table:table-cell office:value-type="float" office:value="56.7384" calcext:value-type="float">
            <text:p>56,7384</text:p>
          </table:table-cell>
          <table:table-cell office:value-type="float" office:value="25" calcext:value-type="float">
            <text:p>25</text:p>
          </table:table-cell>
          <table:table-cell office:value-type="float" office:value="4.05592" calcext:value-type="float">
            <text:p>4,05592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2.5538" calcext:value-type="float">
            <text:p>42,5538</text:p>
          </table:table-cell>
          <table:table-cell office:value-type="float" office:value="66" calcext:value-type="float">
            <text:p>66</text:p>
          </table:table-cell>
          <table:table-cell office:value-type="float" office:value="3.774" calcext:value-type="float">
            <text:p>3,774</text:p>
          </table:table-cell>
          <table:table-cell office:value-type="float" office:value="4.18965" calcext:value-type="float">
            <text:p>4,18965</text:p>
          </table:table-cell>
          <table:table-cell/>
          <table:table-cell office:value-type="float" office:value="34.043" calcext:value-type="float">
            <text:p>34,043</text:p>
          </table:table-cell>
          <table:table-cell office:value-type="float" office:value="122" calcext:value-type="float">
            <text:p>122</text:p>
          </table:table-cell>
          <table:table-cell office:value-type="float" office:value="3.55658" calcext:value-type="float">
            <text:p>3,55658</text:p>
          </table:table-cell>
          <table:table-cell office:value-type="float" office:value="4.80402" calcext:value-type="float">
            <text:p>4,80402</text:p>
          </table:table-cell>
          <table:table-cell/>
          <table:table-cell office:value-type="float" office:value="29.7876" calcext:value-type="float">
            <text:p>29,7876</text:p>
          </table:table-cell>
          <table:table-cell office:value-type="float" office:value="160" calcext:value-type="float">
            <text:p>160</text:p>
          </table:table-cell>
          <table:table-cell office:value-type="float" office:value="3.42711" calcext:value-type="float">
            <text:p>3,42711</text:p>
          </table:table-cell>
          <table:table-cell office:value-type="float" office:value="5.07517" calcext:value-type="float">
            <text:p>5,07517</text:p>
          </table:table-cell>
        </table:table-row>
        <table:table-row table:style-name="ro1">
          <table:table-cell office:value-type="float" office:value="57.684" calcext:value-type="float">
            <text:p>57,684</text:p>
          </table:table-cell>
          <table:table-cell office:value-type="float" office:value="25" calcext:value-type="float">
            <text:p>25</text:p>
          </table:table-cell>
          <table:table-cell office:value-type="float" office:value="4.07217" calcext:value-type="float">
            <text:p>4,07217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3.263" calcext:value-type="float">
            <text:p>43,263</text:p>
          </table:table-cell>
          <table:table-cell office:value-type="float" office:value="51" calcext:value-type="float">
            <text:p>51</text:p>
          </table:table-cell>
          <table:table-cell office:value-type="float" office:value="3.79015" calcext:value-type="float">
            <text:p>3,79015</text:p>
          </table:table-cell>
          <table:table-cell office:value-type="float" office:value="3.93183" calcext:value-type="float">
            <text:p>3,93183</text:p>
          </table:table-cell>
          <table:table-cell/>
          <table:table-cell office:value-type="float" office:value="34.6104" calcext:value-type="float">
            <text:p>34,6104</text:p>
          </table:table-cell>
          <table:table-cell office:value-type="float" office:value="118" calcext:value-type="float">
            <text:p>118</text:p>
          </table:table-cell>
          <table:table-cell office:value-type="float" office:value="3.57264" calcext:value-type="float">
            <text:p>3,57264</text:p>
          </table:table-cell>
          <table:table-cell office:value-type="float" office:value="4.77068" calcext:value-type="float">
            <text:p>4,77068</text:p>
          </table:table-cell>
          <table:table-cell/>
          <table:table-cell office:value-type="float" office:value="30.2841" calcext:value-type="float">
            <text:p>30,2841</text:p>
          </table:table-cell>
          <table:table-cell office:value-type="float" office:value="158" calcext:value-type="float">
            <text:p>158</text:p>
          </table:table-cell>
          <table:table-cell office:value-type="float" office:value="3.44311" calcext:value-type="float">
            <text:p>3,44311</text:p>
          </table:table-cell>
          <table:table-cell office:value-type="float" office:value="5.0626" calcext:value-type="float">
            <text:p>5,0626</text:p>
          </table:table-cell>
        </table:table-row>
        <table:table-row table:style-name="ro1">
          <table:table-cell office:value-type="float" office:value="58.6297" calcext:value-type="float">
            <text:p>58,6297</text:p>
          </table:table-cell>
          <table:table-cell office:value-type="float" office:value="25" calcext:value-type="float">
            <text:p>25</text:p>
          </table:table-cell>
          <table:table-cell office:value-type="float" office:value="4.08815" calcext:value-type="float">
            <text:p>4,08815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3.9722" calcext:value-type="float">
            <text:p>43,9722</text:p>
          </table:table-cell>
          <table:table-cell office:value-type="float" office:value="47" calcext:value-type="float">
            <text:p>47</text:p>
          </table:table-cell>
          <table:table-cell office:value-type="float" office:value="3.80605" calcext:value-type="float">
            <text:p>3,80605</text:p>
          </table:table-cell>
          <table:table-cell office:value-type="float" office:value="3.85015" calcext:value-type="float">
            <text:p>3,85015</text:p>
          </table:table-cell>
          <table:table-cell/>
          <table:table-cell office:value-type="float" office:value="35.1778" calcext:value-type="float">
            <text:p>35,1778</text:p>
          </table:table-cell>
          <table:table-cell office:value-type="float" office:value="118" calcext:value-type="float">
            <text:p>118</text:p>
          </table:table-cell>
          <table:table-cell office:value-type="float" office:value="3.58844" calcext:value-type="float">
            <text:p>3,58844</text:p>
          </table:table-cell>
          <table:table-cell office:value-type="float" office:value="4.77068" calcext:value-type="float">
            <text:p>4,77068</text:p>
          </table:table-cell>
          <table:table-cell/>
          <table:table-cell office:value-type="float" office:value="30.7805" calcext:value-type="float">
            <text:p>30,7805</text:p>
          </table:table-cell>
          <table:table-cell office:value-type="float" office:value="153" calcext:value-type="float">
            <text:p>153</text:p>
          </table:table-cell>
          <table:table-cell office:value-type="float" office:value="3.45885" calcext:value-type="float">
            <text:p>3,45885</text:p>
          </table:table-cell>
          <table:table-cell office:value-type="float" office:value="5.03044" calcext:value-type="float">
            <text:p>5,03044</text:p>
          </table:table-cell>
        </table:table-row>
        <table:table-row table:style-name="ro1">
          <table:table-cell office:value-type="float" office:value="59.5753" calcext:value-type="float">
            <text:p>59,5753</text:p>
          </table:table-cell>
          <table:table-cell office:value-type="float" office:value="25" calcext:value-type="float">
            <text:p>25</text:p>
          </table:table-cell>
          <table:table-cell office:value-type="float" office:value="4.10389" calcext:value-type="float">
            <text:p>4,10389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4.6815" calcext:value-type="float">
            <text:p>44,6815</text:p>
          </table:table-cell>
          <table:table-cell office:value-type="float" office:value="43" calcext:value-type="float">
            <text:p>43</text:p>
          </table:table-cell>
          <table:table-cell office:value-type="float" office:value="3.82169" calcext:value-type="float">
            <text:p>3,82169</text:p>
          </table:table-cell>
          <table:table-cell office:value-type="float" office:value="3.7612" calcext:value-type="float">
            <text:p>3,7612</text:p>
          </table:table-cell>
          <table:table-cell/>
          <table:table-cell office:value-type="float" office:value="35.7451" calcext:value-type="float">
            <text:p>35,7451</text:p>
          </table:table-cell>
          <table:table-cell office:value-type="float" office:value="116" calcext:value-type="float">
            <text:p>116</text:p>
          </table:table-cell>
          <table:table-cell office:value-type="float" office:value="3.60401" calcext:value-type="float">
            <text:p>3,60401</text:p>
          </table:table-cell>
          <table:table-cell office:value-type="float" office:value="4.75359" calcext:value-type="float">
            <text:p>4,75359</text:p>
          </table:table-cell>
          <table:table-cell/>
          <table:table-cell office:value-type="float" office:value="31.277" calcext:value-type="float">
            <text:p>31,277</text:p>
          </table:table-cell>
          <table:table-cell office:value-type="float" office:value="152" calcext:value-type="float">
            <text:p>152</text:p>
          </table:table-cell>
          <table:table-cell office:value-type="float" office:value="3.47435" calcext:value-type="float">
            <text:p>3,47435</text:p>
          </table:table-cell>
          <table:table-cell office:value-type="float" office:value="5.02388" calcext:value-type="float">
            <text:p>5,02388</text:p>
          </table:table-cell>
        </table:table-row>
        <table:table-row table:style-name="ro1">
          <table:table-cell office:value-type="float" office:value="60.5209" calcext:value-type="float">
            <text:p>60,5209</text:p>
          </table:table-cell>
          <table:table-cell office:value-type="float" office:value="25" calcext:value-type="float">
            <text:p>25</text:p>
          </table:table-cell>
          <table:table-cell office:value-type="float" office:value="4.11938" calcext:value-type="float">
            <text:p>4,11938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5.3907" calcext:value-type="float">
            <text:p>45,3907</text:p>
          </table:table-cell>
          <table:table-cell office:value-type="float" office:value="42" calcext:value-type="float">
            <text:p>42</text:p>
          </table:table-cell>
          <table:table-cell office:value-type="float" office:value="3.8371" calcext:value-type="float">
            <text:p>3,8371</text:p>
          </table:table-cell>
          <table:table-cell office:value-type="float" office:value="3.73767" calcext:value-type="float">
            <text:p>3,73767</text:p>
          </table:table-cell>
          <table:table-cell/>
          <table:table-cell office:value-type="float" office:value="36.3125" calcext:value-type="float">
            <text:p>36,3125</text:p>
          </table:table-cell>
          <table:table-cell office:value-type="float" office:value="112" calcext:value-type="float">
            <text:p>112</text:p>
          </table:table-cell>
          <table:table-cell office:value-type="float" office:value="3.61933" calcext:value-type="float">
            <text:p>3,61933</text:p>
          </table:table-cell>
          <table:table-cell office:value-type="float" office:value="4.7185" calcext:value-type="float">
            <text:p>4,7185</text:p>
          </table:table-cell>
          <table:table-cell/>
          <table:table-cell office:value-type="float" office:value="31.7735" calcext:value-type="float">
            <text:p>31,7735</text:p>
          </table:table-cell>
          <table:table-cell office:value-type="float" office:value="149" calcext:value-type="float">
            <text:p>149</text:p>
          </table:table-cell>
          <table:table-cell office:value-type="float" office:value="3.48962" calcext:value-type="float">
            <text:p>3,48962</text:p>
          </table:table-cell>
          <table:table-cell office:value-type="float" office:value="5.00395" calcext:value-type="float">
            <text:p>5,00395</text:p>
          </table:table-cell>
        </table:table-row>
        <table:table-row table:style-name="ro1">
          <table:table-cell office:value-type="float" office:value="61.4666" calcext:value-type="float">
            <text:p>61,4666</text:p>
          </table:table-cell>
          <table:table-cell office:value-type="float" office:value="25" calcext:value-type="float">
            <text:p>25</text:p>
          </table:table-cell>
          <table:table-cell office:value-type="float" office:value="4.13463" calcext:value-type="float">
            <text:p>4,13463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6.0999" calcext:value-type="float">
            <text:p>46,0999</text:p>
          </table:table-cell>
          <table:table-cell office:value-type="float" office:value="40" calcext:value-type="float">
            <text:p>40</text:p>
          </table:table-cell>
          <table:table-cell office:value-type="float" office:value="3.85227" calcext:value-type="float">
            <text:p>3,85227</text:p>
          </table:table-cell>
          <table:table-cell office:value-type="float" office:value="3.68888" calcext:value-type="float">
            <text:p>3,68888</text:p>
          </table:table-cell>
          <table:table-cell/>
          <table:table-cell office:value-type="float" office:value="36.8799" calcext:value-type="float">
            <text:p>36,8799</text:p>
          </table:table-cell>
          <table:table-cell office:value-type="float" office:value="96" calcext:value-type="float">
            <text:p>96</text:p>
          </table:table-cell>
          <table:table-cell office:value-type="float" office:value="3.63442" calcext:value-type="float">
            <text:p>3,63442</text:p>
          </table:table-cell>
          <table:table-cell office:value-type="float" office:value="4.56435" calcext:value-type="float">
            <text:p>4,56435</text:p>
          </table:table-cell>
          <table:table-cell/>
          <table:table-cell office:value-type="float" office:value="32.2699" calcext:value-type="float">
            <text:p>32,2699</text:p>
          </table:table-cell>
          <table:table-cell office:value-type="float" office:value="125" calcext:value-type="float">
            <text:p>125</text:p>
          </table:table-cell>
          <table:table-cell office:value-type="float" office:value="3.50465" calcext:value-type="float">
            <text:p>3,50465</text:p>
          </table:table-cell>
          <table:table-cell office:value-type="float" office:value="4.82831" calcext:value-type="float">
            <text:p>4,82831</text:p>
          </table:table-cell>
        </table:table-row>
        <table:table-row table:style-name="ro1">
          <table:table-cell office:value-type="float" office:value="62.4122" calcext:value-type="float">
            <text:p>62,4122</text:p>
          </table:table-cell>
          <table:table-cell office:value-type="float" office:value="25" calcext:value-type="float">
            <text:p>25</text:p>
          </table:table-cell>
          <table:table-cell office:value-type="float" office:value="4.14966" calcext:value-type="float">
            <text:p>4,14966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6.8091" calcext:value-type="float">
            <text:p>46,8091</text:p>
          </table:table-cell>
          <table:table-cell office:value-type="float" office:value="38" calcext:value-type="float">
            <text:p>38</text:p>
          </table:table-cell>
          <table:table-cell office:value-type="float" office:value="3.86722" calcext:value-type="float">
            <text:p>3,86722</text:p>
          </table:table-cell>
          <table:table-cell office:value-type="float" office:value="3.63759" calcext:value-type="float">
            <text:p>3,63759</text:p>
          </table:table-cell>
          <table:table-cell/>
          <table:table-cell office:value-type="float" office:value="37.4473" calcext:value-type="float">
            <text:p>37,4473</text:p>
          </table:table-cell>
          <table:table-cell office:value-type="float" office:value="95" calcext:value-type="float">
            <text:p>95</text:p>
          </table:table-cell>
          <table:table-cell office:value-type="float" office:value="3.64929" calcext:value-type="float">
            <text:p>3,64929</text:p>
          </table:table-cell>
          <table:table-cell office:value-type="float" office:value="4.55388" calcext:value-type="float">
            <text:p>4,55388</text:p>
          </table:table-cell>
          <table:table-cell/>
          <table:table-cell office:value-type="float" office:value="32.7664" calcext:value-type="float">
            <text:p>32,7664</text:p>
          </table:table-cell>
          <table:table-cell office:value-type="float" office:value="124" calcext:value-type="float">
            <text:p>124</text:p>
          </table:table-cell>
          <table:table-cell office:value-type="float" office:value="3.51947" calcext:value-type="float">
            <text:p>3,51947</text:p>
          </table:table-cell>
          <table:table-cell office:value-type="float" office:value="4.82028" calcext:value-type="float">
            <text:p>4,82028</text:p>
          </table:table-cell>
        </table:table-row>
        <table:table-row table:style-name="ro1">
          <table:table-cell office:value-type="float" office:value="63.3579" calcext:value-type="float">
            <text:p>63,3579</text:p>
          </table:table-cell>
          <table:table-cell office:value-type="float" office:value="25" calcext:value-type="float">
            <text:p>25</text:p>
          </table:table-cell>
          <table:table-cell office:value-type="float" office:value="4.16446" calcext:value-type="float">
            <text:p>4,16446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7.5184" calcext:value-type="float">
            <text:p>47,5184</text:p>
          </table:table-cell>
          <table:table-cell office:value-type="float" office:value="38" calcext:value-type="float">
            <text:p>38</text:p>
          </table:table-cell>
          <table:table-cell office:value-type="float" office:value="3.88194" calcext:value-type="float">
            <text:p>3,88194</text:p>
          </table:table-cell>
          <table:table-cell office:value-type="float" office:value="3.63759" calcext:value-type="float">
            <text:p>3,63759</text:p>
          </table:table-cell>
          <table:table-cell/>
          <table:table-cell office:value-type="float" office:value="38.0147" calcext:value-type="float">
            <text:p>38,0147</text:p>
          </table:table-cell>
          <table:table-cell office:value-type="float" office:value="90" calcext:value-type="float">
            <text:p>90</text:p>
          </table:table-cell>
          <table:table-cell office:value-type="float" office:value="3.66394" calcext:value-type="float">
            <text:p>3,66394</text:p>
          </table:table-cell>
          <table:table-cell office:value-type="float" office:value="4.49981" calcext:value-type="float">
            <text:p>4,49981</text:p>
          </table:table-cell>
          <table:table-cell/>
          <table:table-cell office:value-type="float" office:value="33.2628" calcext:value-type="float">
            <text:p>33,2628</text:p>
          </table:table-cell>
          <table:table-cell office:value-type="float" office:value="125" calcext:value-type="float">
            <text:p>125</text:p>
          </table:table-cell>
          <table:table-cell office:value-type="float" office:value="3.53406" calcext:value-type="float">
            <text:p>3,53406</text:p>
          </table:table-cell>
          <table:table-cell office:value-type="float" office:value="4.82831" calcext:value-type="float">
            <text:p>4,82831</text:p>
          </table:table-cell>
        </table:table-row>
        <table:table-row table:style-name="ro1">
          <table:table-cell office:value-type="float" office:value="64.3035" calcext:value-type="float">
            <text:p>64,3035</text:p>
          </table:table-cell>
          <table:table-cell office:value-type="float" office:value="16" calcext:value-type="float">
            <text:p>16</text:p>
          </table:table-cell>
          <table:table-cell office:value-type="float" office:value="4.17905" calcext:value-type="float">
            <text:p>4,17905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48.2276" calcext:value-type="float">
            <text:p>48,2276</text:p>
          </table:table-cell>
          <table:table-cell office:value-type="float" office:value="37" calcext:value-type="float">
            <text:p>37</text:p>
          </table:table-cell>
          <table:table-cell office:value-type="float" office:value="3.89645" calcext:value-type="float">
            <text:p>3,89645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38.5821" calcext:value-type="float">
            <text:p>38,5821</text:p>
          </table:table-cell>
          <table:table-cell office:value-type="float" office:value="88" calcext:value-type="float">
            <text:p>88</text:p>
          </table:table-cell>
          <table:table-cell office:value-type="float" office:value="3.67838" calcext:value-type="float">
            <text:p>3,67838</text:p>
          </table:table-cell>
          <table:table-cell office:value-type="float" office:value="4.47734" calcext:value-type="float">
            <text:p>4,47734</text:p>
          </table:table-cell>
          <table:table-cell/>
          <table:table-cell office:value-type="float" office:value="33.7593" calcext:value-type="float">
            <text:p>33,7593</text:p>
          </table:table-cell>
          <table:table-cell office:value-type="float" office:value="123" calcext:value-type="float">
            <text:p>123</text:p>
          </table:table-cell>
          <table:table-cell office:value-type="float" office:value="3.54845" calcext:value-type="float">
            <text:p>3,54845</text:p>
          </table:table-cell>
          <table:table-cell office:value-type="float" office:value="4.81218" calcext:value-type="float">
            <text:p>4,81218</text:p>
          </table:table-cell>
        </table:table-row>
        <table:table-row table:style-name="ro1">
          <table:table-cell office:value-type="float" office:value="65.2491" calcext:value-type="float">
            <text:p>65,2491</text:p>
          </table:table-cell>
          <table:table-cell office:value-type="float" office:value="16" calcext:value-type="float">
            <text:p>16</text:p>
          </table:table-cell>
          <table:table-cell office:value-type="float" office:value="4.19342" calcext:value-type="float">
            <text:p>4,19342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48.9368" calcext:value-type="float">
            <text:p>48,9368</text:p>
          </table:table-cell>
          <table:table-cell office:value-type="float" office:value="37" calcext:value-type="float">
            <text:p>37</text:p>
          </table:table-cell>
          <table:table-cell office:value-type="float" office:value="3.91076" calcext:value-type="float">
            <text:p>3,91076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39.1494" calcext:value-type="float">
            <text:p>39,1494</text:p>
          </table:table-cell>
          <table:table-cell office:value-type="float" office:value="88" calcext:value-type="float">
            <text:p>88</text:p>
          </table:table-cell>
          <table:table-cell office:value-type="float" office:value="3.69261" calcext:value-type="float">
            <text:p>3,69261</text:p>
          </table:table-cell>
          <table:table-cell office:value-type="float" office:value="4.47734" calcext:value-type="float">
            <text:p>4,47734</text:p>
          </table:table-cell>
          <table:table-cell/>
          <table:table-cell office:value-type="float" office:value="34.2558" calcext:value-type="float">
            <text:p>34,2558</text:p>
          </table:table-cell>
          <table:table-cell office:value-type="float" office:value="119" calcext:value-type="float">
            <text:p>119</text:p>
          </table:table-cell>
          <table:table-cell office:value-type="float" office:value="3.56263" calcext:value-type="float">
            <text:p>3,56263</text:p>
          </table:table-cell>
          <table:table-cell office:value-type="float" office:value="4.77912" calcext:value-type="float">
            <text:p>4,77912</text:p>
          </table:table-cell>
        </table:table-row>
        <table:table-row table:style-name="ro1">
          <table:table-cell office:value-type="float" office:value="66.1948" calcext:value-type="float">
            <text:p>66,1948</text:p>
          </table:table-cell>
          <table:table-cell office:value-type="float" office:value="16" calcext:value-type="float">
            <text:p>16</text:p>
          </table:table-cell>
          <table:table-cell office:value-type="float" office:value="4.2076" calcext:value-type="float">
            <text:p>4,2076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49.6461" calcext:value-type="float">
            <text:p>49,6461</text:p>
          </table:table-cell>
          <table:table-cell office:value-type="float" office:value="37" calcext:value-type="float">
            <text:p>37</text:p>
          </table:table-cell>
          <table:table-cell office:value-type="float" office:value="3.92486" calcext:value-type="float">
            <text:p>3,92486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39.7168" calcext:value-type="float">
            <text:p>39,7168</text:p>
          </table:table-cell>
          <table:table-cell office:value-type="float" office:value="84" calcext:value-type="float">
            <text:p>84</text:p>
          </table:table-cell>
          <table:table-cell office:value-type="float" office:value="3.70664" calcext:value-type="float">
            <text:p>3,70664</text:p>
          </table:table-cell>
          <table:table-cell office:value-type="float" office:value="4.43082" calcext:value-type="float">
            <text:p>4,43082</text:p>
          </table:table-cell>
          <table:table-cell/>
          <table:table-cell office:value-type="float" office:value="34.7522" calcext:value-type="float">
            <text:p>34,7522</text:p>
          </table:table-cell>
          <table:table-cell office:value-type="float" office:value="118" calcext:value-type="float">
            <text:p>118</text:p>
          </table:table-cell>
          <table:table-cell office:value-type="float" office:value="3.57661" calcext:value-type="float">
            <text:p>3,57661</text:p>
          </table:table-cell>
          <table:table-cell office:value-type="float" office:value="4.77068" calcext:value-type="float">
            <text:p>4,77068</text:p>
          </table:table-cell>
        </table:table-row>
        <table:table-row table:style-name="ro1">
          <table:table-cell office:value-type="float" office:value="67.1404" calcext:value-type="float">
            <text:p>67,1404</text:p>
          </table:table-cell>
          <table:table-cell office:value-type="float" office:value="16" calcext:value-type="float">
            <text:p>16</text:p>
          </table:table-cell>
          <table:table-cell office:value-type="float" office:value="4.22157" calcext:value-type="float">
            <text:p>4,22157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0.3553" calcext:value-type="float">
            <text:p>50,3553</text:p>
          </table:table-cell>
          <table:table-cell office:value-type="float" office:value="37" calcext:value-type="float">
            <text:p>37</text:p>
          </table:table-cell>
          <table:table-cell office:value-type="float" office:value="3.93877" calcext:value-type="float">
            <text:p>3,93877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40.2842" calcext:value-type="float">
            <text:p>40,2842</text:p>
          </table:table-cell>
          <table:table-cell office:value-type="float" office:value="81" calcext:value-type="float">
            <text:p>81</text:p>
          </table:table-cell>
          <table:table-cell office:value-type="float" office:value="3.72048" calcext:value-type="float">
            <text:p>3,72048</text:p>
          </table:table-cell>
          <table:table-cell office:value-type="float" office:value="4.39445" calcext:value-type="float">
            <text:p>4,39445</text:p>
          </table:table-cell>
          <table:table-cell/>
          <table:table-cell office:value-type="float" office:value="35.2487" calcext:value-type="float">
            <text:p>35,2487</text:p>
          </table:table-cell>
          <table:table-cell office:value-type="float" office:value="118" calcext:value-type="float">
            <text:p>118</text:p>
          </table:table-cell>
          <table:table-cell office:value-type="float" office:value="3.5904" calcext:value-type="float">
            <text:p>3,5904</text:p>
          </table:table-cell>
          <table:table-cell office:value-type="float" office:value="4.77068" calcext:value-type="float">
            <text:p>4,77068</text:p>
          </table:table-cell>
        </table:table-row>
        <table:table-row table:style-name="ro1">
          <table:table-cell office:value-type="float" office:value="68.0861" calcext:value-type="float">
            <text:p>68,0861</text:p>
          </table:table-cell>
          <table:table-cell office:value-type="float" office:value="16" calcext:value-type="float">
            <text:p>16</text:p>
          </table:table-cell>
          <table:table-cell office:value-type="float" office:value="4.23535" calcext:value-type="float">
            <text:p>4,23535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1.0645" calcext:value-type="float">
            <text:p>51,0645</text:p>
          </table:table-cell>
          <table:table-cell office:value-type="float" office:value="37" calcext:value-type="float">
            <text:p>37</text:p>
          </table:table-cell>
          <table:table-cell office:value-type="float" office:value="3.95248" calcext:value-type="float">
            <text:p>3,95248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40.8516" calcext:value-type="float">
            <text:p>40,8516</text:p>
          </table:table-cell>
          <table:table-cell office:value-type="float" office:value="76" calcext:value-type="float">
            <text:p>76</text:p>
          </table:table-cell>
          <table:table-cell office:value-type="float" office:value="3.73413" calcext:value-type="float">
            <text:p>3,73413</text:p>
          </table:table-cell>
          <table:table-cell office:value-type="float" office:value="4.33073" calcext:value-type="float">
            <text:p>4,33073</text:p>
          </table:table-cell>
          <table:table-cell/>
          <table:table-cell office:value-type="float" office:value="35.7451" calcext:value-type="float">
            <text:p>35,7451</text:p>
          </table:table-cell>
          <table:table-cell office:value-type="float" office:value="116" calcext:value-type="float">
            <text:p>116</text:p>
          </table:table-cell>
          <table:table-cell office:value-type="float" office:value="3.60401" calcext:value-type="float">
            <text:p>3,60401</text:p>
          </table:table-cell>
          <table:table-cell office:value-type="float" office:value="4.75359" calcext:value-type="float">
            <text:p>4,75359</text:p>
          </table:table-cell>
        </table:table-row>
        <table:table-row table:style-name="ro1">
          <table:table-cell office:value-type="float" office:value="69.0317" calcext:value-type="float">
            <text:p>69,0317</text:p>
          </table:table-cell>
          <table:table-cell office:value-type="float" office:value="16" calcext:value-type="float">
            <text:p>16</text:p>
          </table:table-cell>
          <table:table-cell office:value-type="float" office:value="4.24895" calcext:value-type="float">
            <text:p>4,24895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1.7737" calcext:value-type="float">
            <text:p>51,7737</text:p>
          </table:table-cell>
          <table:table-cell office:value-type="float" office:value="25" calcext:value-type="float">
            <text:p>25</text:p>
          </table:table-cell>
          <table:table-cell office:value-type="float" office:value="3.96601" calcext:value-type="float">
            <text:p>3,96601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1.419" calcext:value-type="float">
            <text:p>41,419</text:p>
          </table:table-cell>
          <table:table-cell office:value-type="float" office:value="71" calcext:value-type="float">
            <text:p>71</text:p>
          </table:table-cell>
          <table:table-cell office:value-type="float" office:value="3.7476" calcext:value-type="float">
            <text:p>3,7476</text:p>
          </table:table-cell>
          <table:table-cell office:value-type="float" office:value="4.26268" calcext:value-type="float">
            <text:p>4,26268</text:p>
          </table:table-cell>
          <table:table-cell/>
          <table:table-cell office:value-type="float" office:value="36.2416" calcext:value-type="float">
            <text:p>36,2416</text:p>
          </table:table-cell>
          <table:table-cell office:value-type="float" office:value="114" calcext:value-type="float">
            <text:p>114</text:p>
          </table:table-cell>
          <table:table-cell office:value-type="float" office:value="3.61743" calcext:value-type="float">
            <text:p>3,61743</text:p>
          </table:table-cell>
          <table:table-cell office:value-type="float" office:value="4.7362" calcext:value-type="float">
            <text:p>4,7362</text:p>
          </table:table-cell>
        </table:table-row>
        <table:table-row table:style-name="ro1">
          <table:table-cell office:value-type="float" office:value="69.9773" calcext:value-type="float">
            <text:p>69,9773</text:p>
          </table:table-cell>
          <table:table-cell office:value-type="float" office:value="16" calcext:value-type="float">
            <text:p>16</text:p>
          </table:table-cell>
          <table:table-cell office:value-type="float" office:value="4.26236" calcext:value-type="float">
            <text:p>4,26236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2.483" calcext:value-type="float">
            <text:p>52,483</text:p>
          </table:table-cell>
          <table:table-cell office:value-type="float" office:value="25" calcext:value-type="float">
            <text:p>25</text:p>
          </table:table-cell>
          <table:table-cell office:value-type="float" office:value="3.97936" calcext:value-type="float">
            <text:p>3,97936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1.9864" calcext:value-type="float">
            <text:p>41,9864</text:p>
          </table:table-cell>
          <table:table-cell office:value-type="float" office:value="69" calcext:value-type="float">
            <text:p>69</text:p>
          </table:table-cell>
          <table:table-cell office:value-type="float" office:value="3.76088" calcext:value-type="float">
            <text:p>3,76088</text:p>
          </table:table-cell>
          <table:table-cell office:value-type="float" office:value="4.23411" calcext:value-type="float">
            <text:p>4,23411</text:p>
          </table:table-cell>
          <table:table-cell/>
          <table:table-cell office:value-type="float" office:value="36.7381" calcext:value-type="float">
            <text:p>36,7381</text:p>
          </table:table-cell>
          <table:table-cell office:value-type="float" office:value="96" calcext:value-type="float">
            <text:p>96</text:p>
          </table:table-cell>
          <table:table-cell office:value-type="float" office:value="3.63067" calcext:value-type="float">
            <text:p>3,63067</text:p>
          </table:table-cell>
          <table:table-cell office:value-type="float" office:value="4.56435" calcext:value-type="float">
            <text:p>4,56435</text:p>
          </table:table-cell>
        </table:table-row>
        <table:table-row table:style-name="ro1">
          <table:table-cell office:value-type="float" office:value="70.923" calcext:value-type="float">
            <text:p>70,923</text:p>
          </table:table-cell>
          <table:table-cell office:value-type="float" office:value="16" calcext:value-type="float">
            <text:p>16</text:p>
          </table:table-cell>
          <table:table-cell office:value-type="float" office:value="4.2756" calcext:value-type="float">
            <text:p>4,2756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3.1922" calcext:value-type="float">
            <text:p>53,1922</text:p>
          </table:table-cell>
          <table:table-cell office:value-type="float" office:value="25" calcext:value-type="float">
            <text:p>25</text:p>
          </table:table-cell>
          <table:table-cell office:value-type="float" office:value="3.99254" calcext:value-type="float">
            <text:p>3,99254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2.5537" calcext:value-type="float">
            <text:p>42,5537</text:p>
          </table:table-cell>
          <table:table-cell office:value-type="float" office:value="66" calcext:value-type="float">
            <text:p>66</text:p>
          </table:table-cell>
          <table:table-cell office:value-type="float" office:value="3.774" calcext:value-type="float">
            <text:p>3,774</text:p>
          </table:table-cell>
          <table:table-cell office:value-type="float" office:value="4.18965" calcext:value-type="float">
            <text:p>4,18965</text:p>
          </table:table-cell>
          <table:table-cell/>
          <table:table-cell office:value-type="float" office:value="37.2345" calcext:value-type="float">
            <text:p>37,2345</text:p>
          </table:table-cell>
          <table:table-cell office:value-type="float" office:value="96" calcext:value-type="float">
            <text:p>96</text:p>
          </table:table-cell>
          <table:table-cell office:value-type="float" office:value="3.64374" calcext:value-type="float">
            <text:p>3,64374</text:p>
          </table:table-cell>
          <table:table-cell office:value-type="float" office:value="4.56435" calcext:value-type="float">
            <text:p>4,56435</text:p>
          </table:table-cell>
        </table:table-row>
        <table:table-row table:style-name="ro1">
          <table:table-cell office:value-type="float" office:value="71.8686" calcext:value-type="float">
            <text:p>71,8686</text:p>
          </table:table-cell>
          <table:table-cell office:value-type="float" office:value="16" calcext:value-type="float">
            <text:p>16</text:p>
          </table:table-cell>
          <table:table-cell office:value-type="float" office:value="4.28866" calcext:value-type="float">
            <text:p>4,28866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3.9014" calcext:value-type="float">
            <text:p>53,9014</text:p>
          </table:table-cell>
          <table:table-cell office:value-type="float" office:value="25" calcext:value-type="float">
            <text:p>25</text:p>
          </table:table-cell>
          <table:table-cell office:value-type="float" office:value="4.00554" calcext:value-type="float">
            <text:p>4,00554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3.1211" calcext:value-type="float">
            <text:p>43,1211</text:p>
          </table:table-cell>
          <table:table-cell office:value-type="float" office:value="52" calcext:value-type="float">
            <text:p>52</text:p>
          </table:table-cell>
          <table:table-cell office:value-type="float" office:value="3.78694" calcext:value-type="float">
            <text:p>3,78694</text:p>
          </table:table-cell>
          <table:table-cell office:value-type="float" office:value="3.95124" calcext:value-type="float">
            <text:p>3,95124</text:p>
          </table:table-cell>
          <table:table-cell/>
          <table:table-cell office:value-type="float" office:value="37.731" calcext:value-type="float">
            <text:p>37,731</text:p>
          </table:table-cell>
          <table:table-cell office:value-type="float" office:value="92" calcext:value-type="float">
            <text:p>92</text:p>
          </table:table-cell>
          <table:table-cell office:value-type="float" office:value="3.65664" calcext:value-type="float">
            <text:p>3,65664</text:p>
          </table:table-cell>
          <table:table-cell office:value-type="float" office:value="4.52179" calcext:value-type="float">
            <text:p>4,52179</text:p>
          </table:table-cell>
        </table:table-row>
        <table:table-row table:style-name="ro1">
          <table:table-cell office:value-type="float" office:value="72.8143" calcext:value-type="float">
            <text:p>72,8143</text:p>
          </table:table-cell>
          <table:table-cell office:value-type="float" office:value="16" calcext:value-type="float">
            <text:p>16</text:p>
          </table:table-cell>
          <table:table-cell office:value-type="float" office:value="4.30155" calcext:value-type="float">
            <text:p>4,30155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4.6107" calcext:value-type="float">
            <text:p>54,6107</text:p>
          </table:table-cell>
          <table:table-cell office:value-type="float" office:value="25" calcext:value-type="float">
            <text:p>25</text:p>
          </table:table-cell>
          <table:table-cell office:value-type="float" office:value="4.01837" calcext:value-type="float">
            <text:p>4,01837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3.6885" calcext:value-type="float">
            <text:p>43,6885</text:p>
          </table:table-cell>
          <table:table-cell office:value-type="float" office:value="48" calcext:value-type="float">
            <text:p>48</text:p>
          </table:table-cell>
          <table:table-cell office:value-type="float" office:value="3.79972" calcext:value-type="float">
            <text:p>3,79972</text:p>
          </table:table-cell>
          <table:table-cell office:value-type="float" office:value="3.8712" calcext:value-type="float">
            <text:p>3,8712</text:p>
          </table:table-cell>
          <table:table-cell/>
          <table:table-cell office:value-type="float" office:value="38.2274" calcext:value-type="float">
            <text:p>38,2274</text:p>
          </table:table-cell>
          <table:table-cell office:value-type="float" office:value="89" calcext:value-type="float">
            <text:p>89</text:p>
          </table:table-cell>
          <table:table-cell office:value-type="float" office:value="3.66938" calcext:value-type="float">
            <text:p>3,66938</text:p>
          </table:table-cell>
          <table:table-cell office:value-type="float" office:value="4.48864" calcext:value-type="float">
            <text:p>4,48864</text:p>
          </table:table-cell>
        </table:table-row>
        <table:table-row table:style-name="ro1">
          <table:table-cell office:value-type="float" office:value="73.7599" calcext:value-type="float">
            <text:p>73,7599</text:p>
          </table:table-cell>
          <table:table-cell office:value-type="float" office:value="16" calcext:value-type="float">
            <text:p>16</text:p>
          </table:table-cell>
          <table:table-cell office:value-type="float" office:value="4.31428" calcext:value-type="float">
            <text:p>4,31428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5.3199" calcext:value-type="float">
            <text:p>55,3199</text:p>
          </table:table-cell>
          <table:table-cell office:value-type="float" office:value="25" calcext:value-type="float">
            <text:p>25</text:p>
          </table:table-cell>
          <table:table-cell office:value-type="float" office:value="4.03105" calcext:value-type="float">
            <text:p>4,03105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4.2559" calcext:value-type="float">
            <text:p>44,2559</text:p>
          </table:table-cell>
          <table:table-cell office:value-type="float" office:value="45" calcext:value-type="float">
            <text:p>45</text:p>
          </table:table-cell>
          <table:table-cell office:value-type="float" office:value="3.81233" calcext:value-type="float">
            <text:p>3,81233</text:p>
          </table:table-cell>
          <table:table-cell office:value-type="float" office:value="3.80666" calcext:value-type="float">
            <text:p>3,80666</text:p>
          </table:table-cell>
          <table:table-cell/>
          <table:table-cell office:value-type="float" office:value="38.7239" calcext:value-type="float">
            <text:p>38,7239</text:p>
          </table:table-cell>
          <table:table-cell office:value-type="float" office:value="88" calcext:value-type="float">
            <text:p>88</text:p>
          </table:table-cell>
          <table:table-cell office:value-type="float" office:value="3.68195" calcext:value-type="float">
            <text:p>3,68195</text:p>
          </table:table-cell>
          <table:table-cell office:value-type="float" office:value="4.47734" calcext:value-type="float">
            <text:p>4,47734</text:p>
          </table:table-cell>
        </table:table-row>
        <table:table-row table:style-name="ro1">
          <table:table-cell office:value-type="float" office:value="74.7056" calcext:value-type="float">
            <text:p>74,7056</text:p>
          </table:table-cell>
          <table:table-cell office:value-type="float" office:value="16" calcext:value-type="float">
            <text:p>16</text:p>
          </table:table-cell>
          <table:table-cell office:value-type="float" office:value="4.32685" calcext:value-type="float">
            <text:p>4,32685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6.0291" calcext:value-type="float">
            <text:p>56,0291</text:p>
          </table:table-cell>
          <table:table-cell office:value-type="float" office:value="25" calcext:value-type="float">
            <text:p>25</text:p>
          </table:table-cell>
          <table:table-cell office:value-type="float" office:value="4.04356" calcext:value-type="float">
            <text:p>4,04356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4.8233" calcext:value-type="float">
            <text:p>44,8233</text:p>
          </table:table-cell>
          <table:table-cell office:value-type="float" office:value="43" calcext:value-type="float">
            <text:p>43</text:p>
          </table:table-cell>
          <table:table-cell office:value-type="float" office:value="3.82479" calcext:value-type="float">
            <text:p>3,82479</text:p>
          </table:table-cell>
          <table:table-cell office:value-type="float" office:value="3.7612" calcext:value-type="float">
            <text:p>3,7612</text:p>
          </table:table-cell>
          <table:table-cell/>
          <table:table-cell office:value-type="float" office:value="39.2204" calcext:value-type="float">
            <text:p>39,2204</text:p>
          </table:table-cell>
          <table:table-cell office:value-type="float" office:value="87" calcext:value-type="float">
            <text:p>87</text:p>
          </table:table-cell>
          <table:table-cell office:value-type="float" office:value="3.69437" calcext:value-type="float">
            <text:p>3,69437</text:p>
          </table:table-cell>
          <table:table-cell office:value-type="float" office:value="4.46591" calcext:value-type="float">
            <text:p>4,46591</text:p>
          </table:table-cell>
        </table:table-row>
        <table:table-row table:style-name="ro1">
          <table:table-cell office:value-type="float" office:value="75.6512" calcext:value-type="float">
            <text:p>75,6512</text:p>
          </table:table-cell>
          <table:table-cell office:value-type="float" office:value="16" calcext:value-type="float">
            <text:p>16</text:p>
          </table:table-cell>
          <table:table-cell office:value-type="float" office:value="4.33927" calcext:value-type="float">
            <text:p>4,33927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6.7383" calcext:value-type="float">
            <text:p>56,7383</text:p>
          </table:table-cell>
          <table:table-cell office:value-type="float" office:value="25" calcext:value-type="float">
            <text:p>25</text:p>
          </table:table-cell>
          <table:table-cell office:value-type="float" office:value="4.05592" calcext:value-type="float">
            <text:p>4,05592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5.3907" calcext:value-type="float">
            <text:p>45,3907</text:p>
          </table:table-cell>
          <table:table-cell office:value-type="float" office:value="42" calcext:value-type="float">
            <text:p>42</text:p>
          </table:table-cell>
          <table:table-cell office:value-type="float" office:value="3.8371" calcext:value-type="float">
            <text:p>3,8371</text:p>
          </table:table-cell>
          <table:table-cell office:value-type="float" office:value="3.73767" calcext:value-type="float">
            <text:p>3,73767</text:p>
          </table:table-cell>
          <table:table-cell/>
          <table:table-cell office:value-type="float" office:value="39.7168" calcext:value-type="float">
            <text:p>39,7168</text:p>
          </table:table-cell>
          <table:table-cell office:value-type="float" office:value="84" calcext:value-type="float">
            <text:p>84</text:p>
          </table:table-cell>
          <table:table-cell office:value-type="float" office:value="3.70664" calcext:value-type="float">
            <text:p>3,70664</text:p>
          </table:table-cell>
          <table:table-cell office:value-type="float" office:value="4.43082" calcext:value-type="float">
            <text:p>4,43082</text:p>
          </table:table-cell>
        </table:table-row>
        <table:table-row table:style-name="ro1">
          <table:table-cell office:value-type="float" office:value="76.5968" calcext:value-type="float">
            <text:p>76,5968</text:p>
          </table:table-cell>
          <table:table-cell office:value-type="float" office:value="16" calcext:value-type="float">
            <text:p>16</text:p>
          </table:table-cell>
          <table:table-cell office:value-type="float" office:value="4.35153" calcext:value-type="float">
            <text:p>4,35153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7.4476" calcext:value-type="float">
            <text:p>57,4476</text:p>
          </table:table-cell>
          <table:table-cell office:value-type="float" office:value="25" calcext:value-type="float">
            <text:p>25</text:p>
          </table:table-cell>
          <table:table-cell office:value-type="float" office:value="4.06813" calcext:value-type="float">
            <text:p>4,06813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5.958" calcext:value-type="float">
            <text:p>45,958</text:p>
          </table:table-cell>
          <table:table-cell office:value-type="float" office:value="42" calcext:value-type="float">
            <text:p>42</text:p>
          </table:table-cell>
          <table:table-cell office:value-type="float" office:value="3.84925" calcext:value-type="float">
            <text:p>3,84925</text:p>
          </table:table-cell>
          <table:table-cell office:value-type="float" office:value="3.73767" calcext:value-type="float">
            <text:p>3,73767</text:p>
          </table:table-cell>
          <table:table-cell/>
          <table:table-cell office:value-type="float" office:value="40.2133" calcext:value-type="float">
            <text:p>40,2133</text:p>
          </table:table-cell>
          <table:table-cell office:value-type="float" office:value="81" calcext:value-type="float">
            <text:p>81</text:p>
          </table:table-cell>
          <table:table-cell office:value-type="float" office:value="3.71876" calcext:value-type="float">
            <text:p>3,71876</text:p>
          </table:table-cell>
          <table:table-cell office:value-type="float" office:value="4.39445" calcext:value-type="float">
            <text:p>4,39445</text:p>
          </table:table-cell>
        </table:table-row>
        <table:table-row table:style-name="ro1">
          <table:table-cell office:value-type="float" office:value="77.5425" calcext:value-type="float">
            <text:p>77,5425</text:p>
          </table:table-cell>
          <table:table-cell office:value-type="float" office:value="16" calcext:value-type="float">
            <text:p>16</text:p>
          </table:table-cell>
          <table:table-cell office:value-type="float" office:value="4.36364" calcext:value-type="float">
            <text:p>4,36364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8.1568" calcext:value-type="float">
            <text:p>58,1568</text:p>
          </table:table-cell>
          <table:table-cell office:value-type="float" office:value="25" calcext:value-type="float">
            <text:p>25</text:p>
          </table:table-cell>
          <table:table-cell office:value-type="float" office:value="4.08019" calcext:value-type="float">
            <text:p>4,08019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6.5254" calcext:value-type="float">
            <text:p>46,5254</text:p>
          </table:table-cell>
          <table:table-cell office:value-type="float" office:value="40" calcext:value-type="float">
            <text:p>40</text:p>
          </table:table-cell>
          <table:table-cell office:value-type="float" office:value="3.86126" calcext:value-type="float">
            <text:p>3,86126</text:p>
          </table:table-cell>
          <table:table-cell office:value-type="float" office:value="3.68888" calcext:value-type="float">
            <text:p>3,68888</text:p>
          </table:table-cell>
          <table:table-cell/>
          <table:table-cell office:value-type="float" office:value="40.7097" calcext:value-type="float">
            <text:p>40,7097</text:p>
          </table:table-cell>
          <table:table-cell office:value-type="float" office:value="78" calcext:value-type="float">
            <text:p>78</text:p>
          </table:table-cell>
          <table:table-cell office:value-type="float" office:value="3.73073" calcext:value-type="float">
            <text:p>3,73073</text:p>
          </table:table-cell>
          <table:table-cell office:value-type="float" office:value="4.35671" calcext:value-type="float">
            <text:p>4,35671</text:p>
          </table:table-cell>
        </table:table-row>
        <table:table-row table:style-name="ro1">
          <table:table-cell office:value-type="float" office:value="78.4881" calcext:value-type="float">
            <text:p>78,4881</text:p>
          </table:table-cell>
          <table:table-cell office:value-type="float" office:value="16" calcext:value-type="float">
            <text:p>16</text:p>
          </table:table-cell>
          <table:table-cell office:value-type="float" office:value="4.37561" calcext:value-type="float">
            <text:p>4,37561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8.866" calcext:value-type="float">
            <text:p>58,866</text:p>
          </table:table-cell>
          <table:table-cell office:value-type="float" office:value="25" calcext:value-type="float">
            <text:p>25</text:p>
          </table:table-cell>
          <table:table-cell office:value-type="float" office:value="4.09211" calcext:value-type="float">
            <text:p>4,09211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7.0928" calcext:value-type="float">
            <text:p>47,0928</text:p>
          </table:table-cell>
          <table:table-cell office:value-type="float" office:value="38" calcext:value-type="float">
            <text:p>38</text:p>
          </table:table-cell>
          <table:table-cell office:value-type="float" office:value="3.87313" calcext:value-type="float">
            <text:p>3,87313</text:p>
          </table:table-cell>
          <table:table-cell office:value-type="float" office:value="3.63759" calcext:value-type="float">
            <text:p>3,63759</text:p>
          </table:table-cell>
          <table:table-cell/>
          <table:table-cell office:value-type="float" office:value="41.2062" calcext:value-type="float">
            <text:p>41,2062</text:p>
          </table:table-cell>
          <table:table-cell office:value-type="float" office:value="71" calcext:value-type="float">
            <text:p>71</text:p>
          </table:table-cell>
          <table:table-cell office:value-type="float" office:value="3.74257" calcext:value-type="float">
            <text:p>3,74257</text:p>
          </table:table-cell>
          <table:table-cell office:value-type="float" office:value="4.26268" calcext:value-type="float">
            <text:p>4,26268</text:p>
          </table:table-cell>
        </table:table-row>
        <table:table-row table:style-name="ro1">
          <table:table-cell office:value-type="float" office:value="79.4338" calcext:value-type="float">
            <text:p>79,4338</text:p>
          </table:table-cell>
          <table:table-cell office:value-type="float" office:value="16" calcext:value-type="float">
            <text:p>16</text:p>
          </table:table-cell>
          <table:table-cell office:value-type="float" office:value="4.38743" calcext:value-type="float">
            <text:p>4,38743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9.5753" calcext:value-type="float">
            <text:p>59,5753</text:p>
          </table:table-cell>
          <table:table-cell office:value-type="float" office:value="25" calcext:value-type="float">
            <text:p>25</text:p>
          </table:table-cell>
          <table:table-cell office:value-type="float" office:value="4.10389" calcext:value-type="float">
            <text:p>4,10389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7.6602" calcext:value-type="float">
            <text:p>47,6602</text:p>
          </table:table-cell>
          <table:table-cell office:value-type="float" office:value="37" calcext:value-type="float">
            <text:p>37</text:p>
          </table:table-cell>
          <table:table-cell office:value-type="float" office:value="3.88486" calcext:value-type="float">
            <text:p>3,88486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41.7027" calcext:value-type="float">
            <text:p>41,7027</text:p>
          </table:table-cell>
          <table:table-cell office:value-type="float" office:value="71" calcext:value-type="float">
            <text:p>71</text:p>
          </table:table-cell>
          <table:table-cell office:value-type="float" office:value="3.75426" calcext:value-type="float">
            <text:p>3,75426</text:p>
          </table:table-cell>
          <table:table-cell office:value-type="float" office:value="4.26268" calcext:value-type="float">
            <text:p>4,26268</text:p>
          </table:table-cell>
        </table:table-row>
        <table:table-row table:style-name="ro1">
          <table:table-cell office:value-type="float" office:value="80.3794" calcext:value-type="float">
            <text:p>80,3794</text:p>
          </table:table-cell>
          <table:table-cell office:value-type="float" office:value="16" calcext:value-type="float">
            <text:p>16</text:p>
          </table:table-cell>
          <table:table-cell office:value-type="float" office:value="4.39912" calcext:value-type="float">
            <text:p>4,39912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60.2845" calcext:value-type="float">
            <text:p>60,2845</text:p>
          </table:table-cell>
          <table:table-cell office:value-type="float" office:value="25" calcext:value-type="float">
            <text:p>25</text:p>
          </table:table-cell>
          <table:table-cell office:value-type="float" office:value="4.11553" calcext:value-type="float">
            <text:p>4,11553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8.2276" calcext:value-type="float">
            <text:p>48,2276</text:p>
          </table:table-cell>
          <table:table-cell office:value-type="float" office:value="37" calcext:value-type="float">
            <text:p>37</text:p>
          </table:table-cell>
          <table:table-cell office:value-type="float" office:value="3.89645" calcext:value-type="float">
            <text:p>3,89645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42.1991" calcext:value-type="float">
            <text:p>42,1991</text:p>
          </table:table-cell>
          <table:table-cell office:value-type="float" office:value="69" calcext:value-type="float">
            <text:p>69</text:p>
          </table:table-cell>
          <table:table-cell office:value-type="float" office:value="3.76582" calcext:value-type="float">
            <text:p>3,76582</text:p>
          </table:table-cell>
          <table:table-cell office:value-type="float" office:value="4.23411" calcext:value-type="float">
            <text:p>4,23411</text:p>
          </table:table-cell>
        </table:table-row>
        <table:table-row table:style-name="ro1">
          <table:table-cell office:value-type="float" office:value="81.325" calcext:value-type="float">
            <text:p>81,325</text:p>
          </table:table-cell>
          <table:table-cell office:value-type="float" office:value="16" calcext:value-type="float">
            <text:p>16</text:p>
          </table:table-cell>
          <table:table-cell office:value-type="float" office:value="4.41068" calcext:value-type="float">
            <text:p>4,41068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60.9937" calcext:value-type="float">
            <text:p>60,9937</text:p>
          </table:table-cell>
          <table:table-cell office:value-type="float" office:value="25" calcext:value-type="float">
            <text:p>25</text:p>
          </table:table-cell>
          <table:table-cell office:value-type="float" office:value="4.12703" calcext:value-type="float">
            <text:p>4,12703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8.7949" calcext:value-type="float">
            <text:p>48,7949</text:p>
          </table:table-cell>
          <table:table-cell office:value-type="float" office:value="37" calcext:value-type="float">
            <text:p>37</text:p>
          </table:table-cell>
          <table:table-cell office:value-type="float" office:value="3.90791" calcext:value-type="float">
            <text:p>3,90791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42.6956" calcext:value-type="float">
            <text:p>42,6956</text:p>
          </table:table-cell>
          <table:table-cell office:value-type="float" office:value="53" calcext:value-type="float">
            <text:p>53</text:p>
          </table:table-cell>
          <table:table-cell office:value-type="float" office:value="3.77725" calcext:value-type="float">
            <text:p>3,77725</text:p>
          </table:table-cell>
          <table:table-cell office:value-type="float" office:value="3.97029" calcext:value-type="float">
            <text:p>3,97029</text:p>
          </table:table-cell>
        </table:table-row>
        <table:table-row table:style-name="ro1">
          <table:table-cell office:value-type="float" office:value="82.2707" calcext:value-type="float">
            <text:p>82,2707</text:p>
          </table:table-cell>
          <table:table-cell office:value-type="float" office:value="16" calcext:value-type="float">
            <text:p>16</text:p>
          </table:table-cell>
          <table:table-cell office:value-type="float" office:value="4.4221" calcext:value-type="float">
            <text:p>4,4221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61.7029" calcext:value-type="float">
            <text:p>61,7029</text:p>
          </table:table-cell>
          <table:table-cell office:value-type="float" office:value="25" calcext:value-type="float">
            <text:p>25</text:p>
          </table:table-cell>
          <table:table-cell office:value-type="float" office:value="4.13841" calcext:value-type="float">
            <text:p>4,13841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9.3623" calcext:value-type="float">
            <text:p>49,3623</text:p>
          </table:table-cell>
          <table:table-cell office:value-type="float" office:value="37" calcext:value-type="float">
            <text:p>37</text:p>
          </table:table-cell>
          <table:table-cell office:value-type="float" office:value="3.91924" calcext:value-type="float">
            <text:p>3,91924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43.192" calcext:value-type="float">
            <text:p>43,192</text:p>
          </table:table-cell>
          <table:table-cell office:value-type="float" office:value="52" calcext:value-type="float">
            <text:p>52</text:p>
          </table:table-cell>
          <table:table-cell office:value-type="float" office:value="3.78854" calcext:value-type="float">
            <text:p>3,78854</text:p>
          </table:table-cell>
          <table:table-cell office:value-type="float" office:value="3.95124" calcext:value-type="float">
            <text:p>3,95124</text:p>
          </table:table-cell>
        </table:table-row>
        <table:table-row table:style-name="ro1">
          <table:table-cell office:value-type="float" office:value="83.2163" calcext:value-type="float">
            <text:p>83,2163</text:p>
          </table:table-cell>
          <table:table-cell office:value-type="float" office:value="16" calcext:value-type="float">
            <text:p>16</text:p>
          </table:table-cell>
          <table:table-cell office:value-type="float" office:value="4.43339" calcext:value-type="float">
            <text:p>4,43339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62.4122" calcext:value-type="float">
            <text:p>62,4122</text:p>
          </table:table-cell>
          <table:table-cell office:value-type="float" office:value="25" calcext:value-type="float">
            <text:p>25</text:p>
          </table:table-cell>
          <table:table-cell office:value-type="float" office:value="4.14966" calcext:value-type="float">
            <text:p>4,14966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9.9297" calcext:value-type="float">
            <text:p>49,9297</text:p>
          </table:table-cell>
          <table:table-cell office:value-type="float" office:value="37" calcext:value-type="float">
            <text:p>37</text:p>
          </table:table-cell>
          <table:table-cell office:value-type="float" office:value="3.93045" calcext:value-type="float">
            <text:p>3,93045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43.6885" calcext:value-type="float">
            <text:p>43,6885</text:p>
          </table:table-cell>
          <table:table-cell office:value-type="float" office:value="48" calcext:value-type="float">
            <text:p>48</text:p>
          </table:table-cell>
          <table:table-cell office:value-type="float" office:value="3.79972" calcext:value-type="float">
            <text:p>3,79972</text:p>
          </table:table-cell>
          <table:table-cell office:value-type="float" office:value="3.8712" calcext:value-type="float">
            <text:p>3,8712</text:p>
          </table:table-cell>
        </table:table-row>
        <table:table-row table:style-name="ro1">
          <table:table-cell office:value-type="float" office:value="84.162" calcext:value-type="float">
            <text:p>84,162</text:p>
          </table:table-cell>
          <table:table-cell office:value-type="float" office:value="16" calcext:value-type="float">
            <text:p>16</text:p>
          </table:table-cell>
          <table:table-cell office:value-type="float" office:value="4.44455" calcext:value-type="float">
            <text:p>4,44455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63.1214" calcext:value-type="float">
            <text:p>63,1214</text:p>
          </table:table-cell>
          <table:table-cell office:value-type="float" office:value="25" calcext:value-type="float">
            <text:p>25</text:p>
          </table:table-cell>
          <table:table-cell office:value-type="float" office:value="4.16078" calcext:value-type="float">
            <text:p>4,16078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50.4971" calcext:value-type="float">
            <text:p>50,4971</text:p>
          </table:table-cell>
          <table:table-cell office:value-type="float" office:value="37" calcext:value-type="float">
            <text:p>37</text:p>
          </table:table-cell>
          <table:table-cell office:value-type="float" office:value="3.94153" calcext:value-type="float">
            <text:p>3,94153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44.185" calcext:value-type="float">
            <text:p>44,185</text:p>
          </table:table-cell>
          <table:table-cell office:value-type="float" office:value="45" calcext:value-type="float">
            <text:p>45</text:p>
          </table:table-cell>
          <table:table-cell office:value-type="float" office:value="3.81076" calcext:value-type="float">
            <text:p>3,81076</text:p>
          </table:table-cell>
          <table:table-cell office:value-type="float" office:value="3.80666" calcext:value-type="float">
            <text:p>3,80666</text:p>
          </table:table-cell>
        </table:table-row>
        <table:table-row table:style-name="ro1">
          <table:table-cell office:value-type="float" office:value="85.1076" calcext:value-type="float">
            <text:p>85,1076</text:p>
          </table:table-cell>
          <table:table-cell office:value-type="float" office:value="16" calcext:value-type="float">
            <text:p>16</text:p>
          </table:table-cell>
          <table:table-cell office:value-type="float" office:value="4.4556" calcext:value-type="float">
            <text:p>4,4556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63.8306" calcext:value-type="float">
            <text:p>63,8306</text:p>
          </table:table-cell>
          <table:table-cell office:value-type="float" office:value="25" calcext:value-type="float">
            <text:p>25</text:p>
          </table:table-cell>
          <table:table-cell office:value-type="float" office:value="4.17178" calcext:value-type="float">
            <text:p>4,17178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51.0645" calcext:value-type="float">
            <text:p>51,0645</text:p>
          </table:table-cell>
          <table:table-cell office:value-type="float" office:value="37" calcext:value-type="float">
            <text:p>37</text:p>
          </table:table-cell>
          <table:table-cell office:value-type="float" office:value="3.95248" calcext:value-type="float">
            <text:p>3,95248</text:p>
          </table:table-cell>
          <table:table-cell office:value-type="float" office:value="3.61092" calcext:value-type="float">
            <text:p>3,61092</text:p>
          </table:table-cell>
          <table:table-cell/>
          <table:table-cell office:value-type="float" office:value="44.6814" calcext:value-type="float">
            <text:p>44,6814</text:p>
          </table:table-cell>
          <table:table-cell office:value-type="float" office:value="43" calcext:value-type="float">
            <text:p>43</text:p>
          </table:table-cell>
          <table:table-cell office:value-type="float" office:value="3.82169" calcext:value-type="float">
            <text:p>3,82169</text:p>
          </table:table-cell>
          <table:table-cell office:value-type="float" office:value="3.7612" calcext:value-type="float">
            <text:p>3,7612</text:p>
          </table:table-cell>
        </table:table-row>
        <table:table-row table:style-name="ro1">
          <table:table-cell office:value-type="float" office:value="86.0532" calcext:value-type="float">
            <text:p>86,0532</text:p>
          </table:table-cell>
          <table:table-cell office:value-type="float" office:value="9" calcext:value-type="float">
            <text:p>9</text:p>
          </table:table-cell>
          <table:table-cell office:value-type="float" office:value="4.46652" calcext:value-type="float">
            <text:p>4,46652</text:p>
          </table:table-cell>
          <table:table-cell office:value-type="float" office:value="2.19722" calcext:value-type="float">
            <text:p>2,19722</text:p>
          </table:table-cell>
          <table:table-cell/>
          <table:table-cell office:value-type="float" office:value="64.5399" calcext:value-type="float">
            <text:p>64,5399</text:p>
          </table:table-cell>
          <table:table-cell office:value-type="float" office:value="16" calcext:value-type="float">
            <text:p>16</text:p>
          </table:table-cell>
          <table:table-cell office:value-type="float" office:value="4.18266" calcext:value-type="float">
            <text:p>4,18266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1.6319" calcext:value-type="float">
            <text:p>51,6319</text:p>
          </table:table-cell>
          <table:table-cell office:value-type="float" office:value="25" calcext:value-type="float">
            <text:p>25</text:p>
          </table:table-cell>
          <table:table-cell office:value-type="float" office:value="3.96332" calcext:value-type="float">
            <text:p>3,96332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5.1779" calcext:value-type="float">
            <text:p>45,1779</text:p>
          </table:table-cell>
          <table:table-cell office:value-type="float" office:value="43" calcext:value-type="float">
            <text:p>43</text:p>
          </table:table-cell>
          <table:table-cell office:value-type="float" office:value="3.8325" calcext:value-type="float">
            <text:p>3,8325</text:p>
          </table:table-cell>
          <table:table-cell office:value-type="float" office:value="3.7612" calcext:value-type="float">
            <text:p>3,7612</text:p>
          </table:table-cell>
        </table:table-row>
        <table:table-row table:style-name="ro1">
          <table:table-cell office:value-type="float" office:value="86.9989" calcext:value-type="float">
            <text:p>86,9989</text:p>
          </table:table-cell>
          <table:table-cell office:value-type="float" office:value="9" calcext:value-type="float">
            <text:p>9</text:p>
          </table:table-cell>
          <table:table-cell office:value-type="float" office:value="4.47732" calcext:value-type="float">
            <text:p>4,47732</text:p>
          </table:table-cell>
          <table:table-cell office:value-type="float" office:value="2.19722" calcext:value-type="float">
            <text:p>2,19722</text:p>
          </table:table-cell>
          <table:table-cell/>
          <table:table-cell office:value-type="float" office:value="65.2491" calcext:value-type="float">
            <text:p>65,2491</text:p>
          </table:table-cell>
          <table:table-cell office:value-type="float" office:value="16" calcext:value-type="float">
            <text:p>16</text:p>
          </table:table-cell>
          <table:table-cell office:value-type="float" office:value="4.19342" calcext:value-type="float">
            <text:p>4,19342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2.1992" calcext:value-type="float">
            <text:p>52,1992</text:p>
          </table:table-cell>
          <table:table-cell office:value-type="float" office:value="25" calcext:value-type="float">
            <text:p>25</text:p>
          </table:table-cell>
          <table:table-cell office:value-type="float" office:value="3.97404" calcext:value-type="float">
            <text:p>3,97404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5.6743" calcext:value-type="float">
            <text:p>45,6743</text:p>
          </table:table-cell>
          <table:table-cell office:value-type="float" office:value="42" calcext:value-type="float">
            <text:p>42</text:p>
          </table:table-cell>
          <table:table-cell office:value-type="float" office:value="3.84319" calcext:value-type="float">
            <text:p>3,84319</text:p>
          </table:table-cell>
          <table:table-cell office:value-type="float" office:value="3.73767" calcext:value-type="float">
            <text:p>3,73767</text:p>
          </table:table-cell>
        </table:table-row>
        <table:table-row table:style-name="ro1">
          <table:table-cell office:value-type="float" office:value="87.9445" calcext:value-type="float">
            <text:p>87,9445</text:p>
          </table:table-cell>
          <table:table-cell office:value-type="float" office:value="9" calcext:value-type="float">
            <text:p>9</text:p>
          </table:table-cell>
          <table:table-cell office:value-type="float" office:value="4.48801" calcext:value-type="float">
            <text:p>4,48801</text:p>
          </table:table-cell>
          <table:table-cell office:value-type="float" office:value="2.19722" calcext:value-type="float">
            <text:p>2,19722</text:p>
          </table:table-cell>
          <table:table-cell/>
          <table:table-cell office:value-type="float" office:value="65.9583" calcext:value-type="float">
            <text:p>65,9583</text:p>
          </table:table-cell>
          <table:table-cell office:value-type="float" office:value="16" calcext:value-type="float">
            <text:p>16</text:p>
          </table:table-cell>
          <table:table-cell office:value-type="float" office:value="4.20407" calcext:value-type="float">
            <text:p>4,20407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2.7666" calcext:value-type="float">
            <text:p>52,7666</text:p>
          </table:table-cell>
          <table:table-cell office:value-type="float" office:value="25" calcext:value-type="float">
            <text:p>25</text:p>
          </table:table-cell>
          <table:table-cell office:value-type="float" office:value="3.98465" calcext:value-type="float">
            <text:p>3,98465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6.1708" calcext:value-type="float">
            <text:p>46,1708</text:p>
          </table:table-cell>
          <table:table-cell office:value-type="float" office:value="40" calcext:value-type="float">
            <text:p>40</text:p>
          </table:table-cell>
          <table:table-cell office:value-type="float" office:value="3.85378" calcext:value-type="float">
            <text:p>3,85378</text:p>
          </table:table-cell>
          <table:table-cell office:value-type="float" office:value="3.68888" calcext:value-type="float">
            <text:p>3,68888</text:p>
          </table:table-cell>
        </table:table-row>
        <table:table-row table:style-name="ro1">
          <table:table-cell office:value-type="float" office:value="88.8902" calcext:value-type="float">
            <text:p>88,8902</text:p>
          </table:table-cell>
          <table:table-cell office:value-type="float" office:value="9" calcext:value-type="float">
            <text:p>9</text:p>
          </table:table-cell>
          <table:table-cell office:value-type="float" office:value="4.49859" calcext:value-type="float">
            <text:p>4,49859</text:p>
          </table:table-cell>
          <table:table-cell office:value-type="float" office:value="2.19722" calcext:value-type="float">
            <text:p>2,19722</text:p>
          </table:table-cell>
          <table:table-cell/>
          <table:table-cell office:value-type="float" office:value="66.6675" calcext:value-type="float">
            <text:p>66,6675</text:p>
          </table:table-cell>
          <table:table-cell office:value-type="float" office:value="16" calcext:value-type="float">
            <text:p>16</text:p>
          </table:table-cell>
          <table:table-cell office:value-type="float" office:value="4.21461" calcext:value-type="float">
            <text:p>4,21461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3.334" calcext:value-type="float">
            <text:p>53,334</text:p>
          </table:table-cell>
          <table:table-cell office:value-type="float" office:value="25" calcext:value-type="float">
            <text:p>25</text:p>
          </table:table-cell>
          <table:table-cell office:value-type="float" office:value="3.99515" calcext:value-type="float">
            <text:p>3,99515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6.6673" calcext:value-type="float">
            <text:p>46,6673</text:p>
          </table:table-cell>
          <table:table-cell office:value-type="float" office:value="39" calcext:value-type="float">
            <text:p>39</text:p>
          </table:table-cell>
          <table:table-cell office:value-type="float" office:value="3.86424" calcext:value-type="float">
            <text:p>3,86424</text:p>
          </table:table-cell>
          <table:table-cell office:value-type="float" office:value="3.66356" calcext:value-type="float">
            <text:p>3,66356</text:p>
          </table:table-cell>
        </table:table-row>
        <table:table-row table:style-name="ro1">
          <table:table-cell office:value-type="float" office:value="89.8358" calcext:value-type="float">
            <text:p>89,8358</text:p>
          </table:table-cell>
          <table:table-cell office:value-type="float" office:value="9" calcext:value-type="float">
            <text:p>9</text:p>
          </table:table-cell>
          <table:table-cell office:value-type="float" office:value="4.50905" calcext:value-type="float">
            <text:p>4,50905</text:p>
          </table:table-cell>
          <table:table-cell office:value-type="float" office:value="2.19722" calcext:value-type="float">
            <text:p>2,19722</text:p>
          </table:table-cell>
          <table:table-cell/>
          <table:table-cell office:value-type="float" office:value="67.3768" calcext:value-type="float">
            <text:p>67,3768</text:p>
          </table:table-cell>
          <table:table-cell office:value-type="float" office:value="16" calcext:value-type="float">
            <text:p>16</text:p>
          </table:table-cell>
          <table:table-cell office:value-type="float" office:value="4.22503" calcext:value-type="float">
            <text:p>4,22503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3.9014" calcext:value-type="float">
            <text:p>53,9014</text:p>
          </table:table-cell>
          <table:table-cell office:value-type="float" office:value="25" calcext:value-type="float">
            <text:p>25</text:p>
          </table:table-cell>
          <table:table-cell office:value-type="float" office:value="4.00554" calcext:value-type="float">
            <text:p>4,00554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7.1637" calcext:value-type="float">
            <text:p>47,1637</text:p>
          </table:table-cell>
          <table:table-cell office:value-type="float" office:value="38" calcext:value-type="float">
            <text:p>38</text:p>
          </table:table-cell>
          <table:table-cell office:value-type="float" office:value="3.87461" calcext:value-type="float">
            <text:p>3,87461</text:p>
          </table:table-cell>
          <table:table-cell office:value-type="float" office:value="3.63759" calcext:value-type="float">
            <text:p>3,63759</text:p>
          </table:table-cell>
        </table:table-row>
        <table:table-row table:style-name="ro1">
          <table:table-cell office:value-type="float" office:value="90.7814" calcext:value-type="float">
            <text:p>90,7814</text:p>
          </table:table-cell>
          <table:table-cell office:value-type="float" office:value="9" calcext:value-type="float">
            <text:p>9</text:p>
          </table:table-cell>
          <table:table-cell office:value-type="float" office:value="4.51941" calcext:value-type="float">
            <text:p>4,51941</text:p>
          </table:table-cell>
          <table:table-cell office:value-type="float" office:value="2.19722" calcext:value-type="float">
            <text:p>2,19722</text:p>
          </table:table-cell>
          <table:table-cell/>
          <table:table-cell office:value-type="float" office:value="68.086" calcext:value-type="float">
            <text:p>68,086</text:p>
          </table:table-cell>
          <table:table-cell office:value-type="float" office:value="16" calcext:value-type="float">
            <text:p>16</text:p>
          </table:table-cell>
          <table:table-cell office:value-type="float" office:value="4.23535" calcext:value-type="float">
            <text:p>4,23535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4.4688" calcext:value-type="float">
            <text:p>54,4688</text:p>
          </table:table-cell>
          <table:table-cell office:value-type="float" office:value="25" calcext:value-type="float">
            <text:p>25</text:p>
          </table:table-cell>
          <table:table-cell office:value-type="float" office:value="4.01582" calcext:value-type="float">
            <text:p>4,01582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7.6602" calcext:value-type="float">
            <text:p>47,6602</text:p>
          </table:table-cell>
          <table:table-cell office:value-type="float" office:value="37" calcext:value-type="float">
            <text:p>37</text:p>
          </table:table-cell>
          <table:table-cell office:value-type="float" office:value="3.88486" calcext:value-type="float">
            <text:p>3,88486</text:p>
          </table:table-cell>
          <table:table-cell office:value-type="float" office:value="3.61092" calcext:value-type="float">
            <text:p>3,61092</text:p>
          </table:table-cell>
        </table:table-row>
        <table:table-row table:style-name="ro1">
          <table:table-cell office:value-type="float" office:value="91.7271" calcext:value-type="float">
            <text:p>91,7271</text:p>
          </table:table-cell>
          <table:table-cell office:value-type="float" office:value="9" calcext:value-type="float">
            <text:p>9</text:p>
          </table:table-cell>
          <table:table-cell office:value-type="float" office:value="4.52966" calcext:value-type="float">
            <text:p>4,52966</text:p>
          </table:table-cell>
          <table:table-cell office:value-type="float" office:value="2.19722" calcext:value-type="float">
            <text:p>2,19722</text:p>
          </table:table-cell>
          <table:table-cell/>
          <table:table-cell office:value-type="float" office:value="68.7952" calcext:value-type="float">
            <text:p>68,7952</text:p>
          </table:table-cell>
          <table:table-cell office:value-type="float" office:value="16" calcext:value-type="float">
            <text:p>16</text:p>
          </table:table-cell>
          <table:table-cell office:value-type="float" office:value="4.24557" calcext:value-type="float">
            <text:p>4,24557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5.0362" calcext:value-type="float">
            <text:p>55,0362</text:p>
          </table:table-cell>
          <table:table-cell office:value-type="float" office:value="25" calcext:value-type="float">
            <text:p>25</text:p>
          </table:table-cell>
          <table:table-cell office:value-type="float" office:value="4.026" calcext:value-type="float">
            <text:p>4,026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8.1566" calcext:value-type="float">
            <text:p>48,1566</text:p>
          </table:table-cell>
          <table:table-cell office:value-type="float" office:value="37" calcext:value-type="float">
            <text:p>37</text:p>
          </table:table-cell>
          <table:table-cell office:value-type="float" office:value="3.89501" calcext:value-type="float">
            <text:p>3,89501</text:p>
          </table:table-cell>
          <table:table-cell office:value-type="float" office:value="3.61092" calcext:value-type="float">
            <text:p>3,61092</text:p>
          </table:table-cell>
        </table:table-row>
        <table:table-row table:style-name="ro1">
          <table:table-cell office:value-type="float" office:value="92.6727" calcext:value-type="float">
            <text:p>92,6727</text:p>
          </table:table-cell>
          <table:table-cell office:value-type="float" office:value="9" calcext:value-type="float">
            <text:p>9</text:p>
          </table:table-cell>
          <table:table-cell office:value-type="float" office:value="4.53981" calcext:value-type="float">
            <text:p>4,53981</text:p>
          </table:table-cell>
          <table:table-cell office:value-type="float" office:value="2.19722" calcext:value-type="float">
            <text:p>2,19722</text:p>
          </table:table-cell>
          <table:table-cell/>
          <table:table-cell office:value-type="float" office:value="69.5045" calcext:value-type="float">
            <text:p>69,5045</text:p>
          </table:table-cell>
          <table:table-cell office:value-type="float" office:value="16" calcext:value-type="float">
            <text:p>16</text:p>
          </table:table-cell>
          <table:table-cell office:value-type="float" office:value="4.25568" calcext:value-type="float">
            <text:p>4,25568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5.6035" calcext:value-type="float">
            <text:p>55,6035</text:p>
          </table:table-cell>
          <table:table-cell office:value-type="float" office:value="25" calcext:value-type="float">
            <text:p>25</text:p>
          </table:table-cell>
          <table:table-cell office:value-type="float" office:value="4.03607" calcext:value-type="float">
            <text:p>4,03607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8.6531" calcext:value-type="float">
            <text:p>48,6531</text:p>
          </table:table-cell>
          <table:table-cell office:value-type="float" office:value="37" calcext:value-type="float">
            <text:p>37</text:p>
          </table:table-cell>
          <table:table-cell office:value-type="float" office:value="3.90506" calcext:value-type="float">
            <text:p>3,90506</text:p>
          </table:table-cell>
          <table:table-cell office:value-type="float" office:value="3.61092" calcext:value-type="float">
            <text:p>3,61092</text:p>
          </table:table-cell>
        </table:table-row>
        <table:table-row table:style-name="ro1">
          <table:table-cell office:value-type="float" office:value="93.6184" calcext:value-type="float">
            <text:p>93,6184</text:p>
          </table:table-cell>
          <table:table-cell office:value-type="float" office:value="9" calcext:value-type="float">
            <text:p>9</text:p>
          </table:table-cell>
          <table:table-cell office:value-type="float" office:value="4.54985" calcext:value-type="float">
            <text:p>4,54985</text:p>
          </table:table-cell>
          <table:table-cell office:value-type="float" office:value="2.19722" calcext:value-type="float">
            <text:p>2,19722</text:p>
          </table:table-cell>
          <table:table-cell/>
          <table:table-cell office:value-type="float" office:value="70.2137" calcext:value-type="float">
            <text:p>70,2137</text:p>
          </table:table-cell>
          <table:table-cell office:value-type="float" office:value="16" calcext:value-type="float">
            <text:p>16</text:p>
          </table:table-cell>
          <table:table-cell office:value-type="float" office:value="4.26569" calcext:value-type="float">
            <text:p>4,26569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6.1709" calcext:value-type="float">
            <text:p>56,1709</text:p>
          </table:table-cell>
          <table:table-cell office:value-type="float" office:value="25" calcext:value-type="float">
            <text:p>25</text:p>
          </table:table-cell>
          <table:table-cell office:value-type="float" office:value="4.04605" calcext:value-type="float">
            <text:p>4,04605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9.1496" calcext:value-type="float">
            <text:p>49,1496</text:p>
          </table:table-cell>
          <table:table-cell office:value-type="float" office:value="37" calcext:value-type="float">
            <text:p>37</text:p>
          </table:table-cell>
          <table:table-cell office:value-type="float" office:value="3.91501" calcext:value-type="float">
            <text:p>3,91501</text:p>
          </table:table-cell>
          <table:table-cell office:value-type="float" office:value="3.61092" calcext:value-type="float">
            <text:p>3,61092</text:p>
          </table:table-cell>
        </table:table-row>
        <table:table-row table:style-name="ro1">
          <table:table-cell office:value-type="float" office:value="94.564" calcext:value-type="float">
            <text:p>94,564</text:p>
          </table:table-cell>
          <table:table-cell office:value-type="float" office:value="9" calcext:value-type="float">
            <text:p>9</text:p>
          </table:table-cell>
          <table:table-cell office:value-type="float" office:value="4.5598" calcext:value-type="float">
            <text:p>4,5598</text:p>
          </table:table-cell>
          <table:table-cell office:value-type="float" office:value="2.19722" calcext:value-type="float">
            <text:p>2,19722</text:p>
          </table:table-cell>
          <table:table-cell/>
          <table:table-cell office:value-type="float" office:value="70.9229" calcext:value-type="float">
            <text:p>70,9229</text:p>
          </table:table-cell>
          <table:table-cell office:value-type="float" office:value="16" calcext:value-type="float">
            <text:p>16</text:p>
          </table:table-cell>
          <table:table-cell office:value-type="float" office:value="4.2756" calcext:value-type="float">
            <text:p>4,2756</text:p>
          </table:table-cell>
          <table:table-cell office:value-type="float" office:value="2.77259" calcext:value-type="float">
            <text:p>2,77259</text:p>
          </table:table-cell>
          <table:table-cell/>
          <table:table-cell office:value-type="float" office:value="56.7383" calcext:value-type="float">
            <text:p>56,7383</text:p>
          </table:table-cell>
          <table:table-cell office:value-type="float" office:value="25" calcext:value-type="float">
            <text:p>25</text:p>
          </table:table-cell>
          <table:table-cell office:value-type="float" office:value="4.05592" calcext:value-type="float">
            <text:p>4,05592</text:p>
          </table:table-cell>
          <table:table-cell office:value-type="float" office:value="3.21888" calcext:value-type="float">
            <text:p>3,21888</text:p>
          </table:table-cell>
          <table:table-cell/>
          <table:table-cell office:value-type="float" office:value="49.646" calcext:value-type="float">
            <text:p>49,646</text:p>
          </table:table-cell>
          <table:table-cell office:value-type="float" office:value="37" calcext:value-type="float">
            <text:p>37</text:p>
          </table:table-cell>
          <table:table-cell office:value-type="float" office:value="3.92486" calcext:value-type="float">
            <text:p>3,92486</text:p>
          </table:table-cell>
          <table:table-cell office:value-type="float" office:value="3.61092" calcext:value-type="float">
            <text:p>3,61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20:43:42.095323267</dc:date>
    <dc:creator>Gacel </dc:creator>
    <meta:editing-duration>PT17M17S</meta:editing-duration>
    <meta:editing-cycles>2</meta:editing-cycles>
    <meta:generator>LibreOffice/4.4.3.2$Linux_X86_64 LibreOffice_project/40m0$Build-2</meta:generator>
    <meta:document-statistic meta:table-count="1" meta:cell-count="16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07cm" svg:height="12.802cm" xlink:href=".." xlink:type="simple" chart:class="chart:line" chart:column-mapping="0 3 1 2" chart:style-name="ch1">
        <chart:legend chart:legend-position="end" svg:x="20.07cm" svg:y="5.355cm" style:legend-expansion="high" chart:style-name="ch2"/>
        <chart:plot-area chart:style-name="ch3" table:cell-range-address="'terrain_0.1_res'.C1:'terrain_0.1_res'.D100 'terrain_0.1_res'.S1:'terrain_0.1_res'.S100 'terrain_0.1_res'.I1:'terrain_0.1_res'.I100 'terrain_0.1_res'.N1:'terrain_0.1_res'.N100" chart:data-source-has-labels="column" svg:x="0.462cm" svg:y="0.256cm" svg:width="19.146cm" svg:height="12.29cm">
          <chartooo:coordinate-region svg:x="1.596cm" svg:y="0.256cm" svg:width="18.012cm" svg:height="10.569cm"/>
          <chart:axis chart:dimension="x" chart:name="primary-x" chart:style-name="ch4" chartooo:axis-type="auto">
            <chartooo:date-scale/>
            <chart:categories table:cell-range-address="'terrain_0.1_res'.C1:'terrain_0.1_res'.C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rrain_0.1_res'.D1:'terrain_0.1_res'.D100" chart:class="chart:line">
            <chart:data-point chart:repeated="100"/>
          </chart:series>
          <chart:series chart:style-name="ch7" chart:values-cell-range-address="'terrain_0.1_res'.S1:'terrain_0.1_res'.S100" chart:class="chart:line">
            <chart:data-point chart:repeated="100"/>
          </chart:series>
          <chart:series chart:style-name="ch8" chart:values-cell-range-address="'terrain_0.1_res'.I1:'terrain_0.1_res'.I100" chart:class="chart:line">
            <chart:data-point chart:repeated="100"/>
          </chart:series>
          <chart:series chart:style-name="ch9" chart:values-cell-range-address="'terrain_0.1_res'.N1:'terrain_0.1_res'.N100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S</text:p>
              </table:table-cell>
              <table:table-cell office:value-type="string">
                <text:p>Columna I</text:p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float" office:value="0.665591">
                <text:p>0</text:p>
                <draw:g>
                  <svg:desc>'terrain_0.1_res'.C1:'terrain_0.1_res'.C100</svg:desc>
                </draw:g>
              </table:table-cell>
              <table:table-cell office:value-type="float" office:value="11.0982">
                <text:p>11.0982</text:p>
                <draw:g>
                  <svg:desc>'terrain_0.1_res'.D1:'terrain_0.1_res'.D100</svg:desc>
                </draw:g>
              </table:table-cell>
              <table:table-cell office:value-type="float" office:value="11.0982">
                <text:p>11.0982</text:p>
                <draw:g>
                  <svg:desc>'terrain_0.1_res'.S1:'terrain_0.1_res'.S100</svg:desc>
                </draw:g>
              </table:table-cell>
              <table:table-cell office:value-type="float" office:value="11.0982">
                <text:p>11.0982</text:p>
                <draw:g>
                  <svg:desc>'terrain_0.1_res'.I1:'terrain_0.1_res'.I100</svg:desc>
                </draw:g>
              </table:table-cell>
              <table:table-cell office:value-type="float" office:value="11.0982">
                <text:p>11.0982</text:p>
                <draw:g>
                  <svg:desc>'terrain_0.1_res'.N1:'terrain_0.1_res'.N100</svg:desc>
                </draw:g>
              </table:table-cell>
            </table:table-row>
            <table:table-row>
              <table:table-cell office:value-type="float" office:value="1.0617">
                <text:p/>
              </table:table-cell>
              <table:table-cell office:value-type="float" office:value="10.7934">
                <text:p>10.7934</text:p>
              </table:table-cell>
              <table:table-cell office:value-type="float" office:value="11.0982">
                <text:p>11.0982</text:p>
              </table:table-cell>
              <table:table-cell office:value-type="float" office:value="10.9602">
                <text:p>10.9602</text:p>
              </table:table-cell>
              <table:table-cell office:value-type="float" office:value="11.0561">
                <text:p>11.0561</text:p>
              </table:table-cell>
            </table:table-row>
            <table:table-row>
              <table:table-cell office:value-type="float" office:value="1.34467">
                <text:p/>
              </table:table-cell>
              <table:table-cell office:value-type="float" office:value="10.303">
                <text:p>10.303</text:p>
              </table:table-cell>
              <table:table-cell office:value-type="float" office:value="10.9312">
                <text:p>10.9312</text:p>
              </table:table-cell>
              <table:table-cell office:value-type="float" office:value="10.6827">
                <text:p>10.6827</text:p>
              </table:table-cell>
              <table:table-cell office:value-type="float" office:value="10.8631">
                <text:p>10.8631</text:p>
              </table:table-cell>
            </table:table-row>
            <table:table-row>
              <table:table-cell office:value-type="float" office:value="1.56498">
                <text:p/>
              </table:table-cell>
              <table:table-cell office:value-type="float" office:value="9.76388">
                <text:p>9.76388</text:p>
              </table:table-cell>
              <table:table-cell office:value-type="float" office:value="10.7494">
                <text:p>10.7494</text:p>
              </table:table-cell>
              <table:table-cell office:value-type="float" office:value="10.303">
                <text:p>10.303</text:p>
              </table:table-cell>
              <table:table-cell office:value-type="float" office:value="10.5983">
                <text:p>10.5983</text:p>
              </table:table-cell>
            </table:table-row>
            <table:table-row>
              <table:table-cell office:value-type="float" office:value="1.7454">
                <text:p/>
              </table:table-cell>
              <table:table-cell office:value-type="float" office:value="9.28989">
                <text:p>9.28989</text:p>
              </table:table-cell>
              <table:table-cell office:value-type="float" office:value="10.4873">
                <text:p>10.4873</text:p>
              </table:table-cell>
              <table:table-cell office:value-type="float" office:value="9.88919">
                <text:p>9.88919</text:p>
              </table:table-cell>
              <table:table-cell office:value-type="float" office:value="10.303">
                <text:p>10.303</text:p>
              </table:table-cell>
            </table:table-row>
            <table:table-row>
              <table:table-cell office:value-type="float" office:value="1.89819">
                <text:p/>
              </table:table-cell>
              <table:table-cell office:value-type="float" office:value="8.88972">
                <text:p>8.88972</text:p>
              </table:table-cell>
              <table:table-cell office:value-type="float" office:value="10.2183">
                <text:p>10.2183</text:p>
              </table:table-cell>
              <table:table-cell office:value-type="float" office:value="9.52274">
                <text:p>9.52274</text:p>
              </table:table-cell>
              <table:table-cell office:value-type="float" office:value="9.97306">
                <text:p>9.97306</text:p>
              </table:table-cell>
            </table:table-row>
            <table:table-row>
              <table:table-cell office:value-type="float" office:value="2.03071">
                <text:p/>
              </table:table-cell>
              <table:table-cell office:value-type="float" office:value="8.51599">
                <text:p>8.51599</text:p>
              </table:table-cell>
              <table:table-cell office:value-type="float" office:value="9.92984">
                <text:p>9.92984</text:p>
              </table:table-cell>
              <table:table-cell office:value-type="float" office:value="9.1715">
                <text:p>9.1715</text:p>
              </table:table-cell>
              <table:table-cell office:value-type="float" office:value="9.66561">
                <text:p>9.66561</text:p>
              </table:table-cell>
            </table:table-row>
            <table:table-row>
              <table:table-cell office:value-type="float" office:value="2.1477">
                <text:p/>
              </table:table-cell>
              <table:table-cell office:value-type="float" office:value="8.20084">
                <text:p>8.20084</text:p>
              </table:table-cell>
              <table:table-cell office:value-type="float" office:value="9.66561">
                <text:p>9.66561</text:p>
              </table:table-cell>
              <table:table-cell office:value-type="float" office:value="8.88972">
                <text:p>8.88972</text:p>
              </table:table-cell>
              <table:table-cell office:value-type="float" office:value="9.37814">
                <text:p>9.37814</text:p>
              </table:table-cell>
            </table:table-row>
            <table:table-row>
              <table:table-cell office:value-type="float" office:value="2.25242">
                <text:p/>
              </table:table-cell>
              <table:table-cell office:value-type="float" office:value="7.9652">
                <text:p>7.9652</text:p>
              </table:table-cell>
              <table:table-cell office:value-type="float" office:value="9.41556">
                <text:p>9.41556</text:p>
              </table:table-cell>
              <table:table-cell office:value-type="float" office:value="8.61885">
                <text:p>8.61885</text:p>
              </table:table-cell>
              <table:table-cell office:value-type="float" office:value="9.12315">
                <text:p>9.12315</text:p>
              </table:table-cell>
            </table:table-row>
            <table:table-row>
              <table:table-cell office:value-type="float" office:value="2.34721">
                <text:p/>
              </table:table-cell>
              <table:table-cell office:value-type="float" office:value="7.72312">
                <text:p>7.72312</text:p>
              </table:table-cell>
              <table:table-cell office:value-type="float" office:value="9.1715">
                <text:p>9.1715</text:p>
              </table:table-cell>
              <table:table-cell office:value-type="float" office:value="8.36985">
                <text:p>8.36985</text:p>
              </table:table-cell>
              <table:table-cell office:value-type="float" office:value="8.88972">
                <text:p>8.88972</text:p>
              </table:table-cell>
            </table:table-row>
            <table:table-row>
              <table:table-cell office:value-type="float" office:value="2.43379">
                <text:p/>
              </table:table-cell>
              <table:table-cell office:value-type="float" office:value="7.46221">
                <text:p>7.46221</text:p>
              </table:table-cell>
              <table:table-cell office:value-type="float" office:value="8.95299">
                <text:p>8.95299</text:p>
              </table:table-cell>
              <table:table-cell office:value-type="float" office:value="8.13359">
                <text:p>8.13359</text:p>
              </table:table-cell>
              <table:table-cell office:value-type="float" office:value="8.67437">
                <text:p>8.67437</text:p>
              </table:table-cell>
            </table:table-row>
            <table:table-row>
              <table:table-cell office:value-type="float" office:value="2.51347">
                <text:p/>
              </table:table-cell>
              <table:table-cell office:value-type="float" office:value="7.28893">
                <text:p>7.28893</text:p>
              </table:table-cell>
              <table:table-cell office:value-type="float" office:value="8.75857">
                <text:p>8.75857</text:p>
              </table:table-cell>
              <table:table-cell office:value-type="float" office:value="7.9652">
                <text:p>7.9652</text:p>
              </table:table-cell>
              <table:table-cell office:value-type="float" office:value="8.45361">
                <text:p>8.45361</text:p>
              </table:table-cell>
            </table:table-row>
            <table:table-row>
              <table:table-cell office:value-type="float" office:value="2.58726">
                <text:p/>
              </table:table-cell>
              <table:table-cell office:value-type="float" office:value="7.07834">
                <text:p>7.07834</text:p>
              </table:table-cell>
              <table:table-cell office:value-type="float" office:value="8.57206">
                <text:p>8.57206</text:p>
              </table:table-cell>
              <table:table-cell office:value-type="float" office:value="7.75448">
                <text:p>7.75448</text:p>
              </table:table-cell>
              <table:table-cell office:value-type="float" office:value="8.26591">
                <text:p>8.26591</text:p>
              </table:table-cell>
            </table:table-row>
            <table:table-row>
              <table:table-cell office:value-type="float" office:value="2.65598">
                <text:p/>
              </table:table-cell>
              <table:table-cell office:value-type="float" office:value="6.91274">
                <text:p>6.91274</text:p>
              </table:table-cell>
              <table:table-cell office:value-type="float" office:value="8.40447">
                <text:p>8.40447</text:p>
              </table:table-cell>
              <table:table-cell office:value-type="float" office:value="7.57456">
                <text:p>7.57456</text:p>
              </table:table-cell>
              <table:table-cell office:value-type="float" office:value="8.12178">
                <text:p>8.12178</text:p>
              </table:table-cell>
            </table:table-row>
            <table:table-row>
              <table:table-cell office:value-type="float" office:value="2.72028">
                <text:p/>
              </table:table-cell>
              <table:table-cell office:value-type="float" office:value="6.74406">
                <text:p>6.74406</text:p>
              </table:table-cell>
              <table:table-cell office:value-type="float" office:value="8.26899">
                <text:p>8.26899</text:p>
              </table:table-cell>
              <table:table-cell office:value-type="float" office:value="7.43721">
                <text:p>7.43721</text:p>
              </table:table-cell>
              <table:table-cell office:value-type="float" office:value="7.9652">
                <text:p>7.9652</text:p>
              </table:table-cell>
            </table:table-row>
            <table:table-row>
              <table:table-cell office:value-type="float" office:value="2.7807">
                <text:p/>
              </table:table-cell>
              <table:table-cell office:value-type="float" office:value="6.53379">
                <text:p>6.53379</text:p>
              </table:table-cell>
              <table:table-cell office:value-type="float" office:value="8.12178">
                <text:p>8.12178</text:p>
              </table:table-cell>
              <table:table-cell office:value-type="float" office:value="7.28893">
                <text:p>7.28893</text:p>
              </table:table-cell>
              <table:table-cell office:value-type="float" office:value="7.81197">
                <text:p>7.81197</text:p>
              </table:table-cell>
            </table:table-row>
            <table:table-row>
              <table:table-cell office:value-type="float" office:value="2.83767">
                <text:p/>
              </table:table-cell>
              <table:table-cell office:value-type="float" office:value="6.44731">
                <text:p>6.44731</text:p>
              </table:table-cell>
              <table:table-cell office:value-type="float" office:value="7.97556">
                <text:p>7.97556</text:p>
              </table:table-cell>
              <table:table-cell office:value-type="float" office:value="7.17625">
                <text:p>7.17625</text:p>
              </table:table-cell>
              <table:table-cell office:value-type="float" office:value="7.65681">
                <text:p>7.65681</text:p>
              </table:table-cell>
            </table:table-row>
            <table:table-row>
              <table:table-cell office:value-type="float" office:value="2.89157">
                <text:p/>
              </table:table-cell>
              <table:table-cell office:value-type="float" office:value="6.43615">
                <text:p>6.43615</text:p>
              </table:table-cell>
              <table:table-cell office:value-type="float" office:value="7.83003">
                <text:p>7.83003</text:p>
              </table:table-cell>
              <table:table-cell office:value-type="float" office:value="7.04229">
                <text:p>7.04229</text:p>
              </table:table-cell>
              <table:table-cell office:value-type="float" office:value="7.52456">
                <text:p>7.52456</text:p>
              </table:table-cell>
            </table:table-row>
            <table:table-row>
              <table:table-cell office:value-type="float" office:value="2.94271">
                <text:p/>
              </table:table-cell>
              <table:table-cell office:value-type="float" office:value="6.32257">
                <text:p>6.32257</text:p>
              </table:table-cell>
              <table:table-cell office:value-type="float" office:value="7.72489">
                <text:p>7.72489</text:p>
              </table:table-cell>
              <table:table-cell office:value-type="float" office:value="6.80351">
                <text:p>6.80351</text:p>
              </table:table-cell>
              <table:table-cell office:value-type="float" office:value="7.38523">
                <text:p>7.38523</text:p>
              </table:table-cell>
            </table:table-row>
            <table:table-row>
              <table:table-cell office:value-type="float" office:value="2.99136">
                <text:p/>
              </table:table-cell>
              <table:table-cell office:value-type="float" office:value="6.18621">
                <text:p>6.18621</text:p>
              </table:table-cell>
              <table:table-cell office:value-type="float" office:value="7.57456">
                <text:p>7.57456</text:p>
              </table:table-cell>
              <table:table-cell office:value-type="float" office:value="6.74406">
                <text:p>6.74406</text:p>
              </table:table-cell>
              <table:table-cell office:value-type="float" office:value="7.28893">
                <text:p>7.28893</text:p>
              </table:table-cell>
            </table:table-row>
            <table:table-row>
              <table:table-cell office:value-type="float" office:value="3.03776">
                <text:p/>
              </table:table-cell>
              <table:table-cell office:value-type="float" office:value="6.00635">
                <text:p>6.00635</text:p>
              </table:table-cell>
              <table:table-cell office:value-type="float" office:value="7.46107">
                <text:p>7.46107</text:p>
              </table:table-cell>
              <table:table-cell office:value-type="float" office:value="6.64249">
                <text:p>6.64249</text:p>
              </table:table-cell>
              <table:table-cell office:value-type="float" office:value="7.18992">
                <text:p>7.18992</text:p>
              </table:table-cell>
            </table:table-row>
            <table:table-row>
              <table:table-cell office:value-type="float" office:value="3.0821">
                <text:p/>
              </table:table-cell>
              <table:table-cell office:value-type="float" office:value="5.9162">
                <text:p>5.9162</text:p>
              </table:table-cell>
              <table:table-cell office:value-type="float" office:value="7.37526">
                <text:p>7.37526</text:p>
              </table:table-cell>
              <table:table-cell office:value-type="float" office:value="6.54103">
                <text:p>6.54103</text:p>
              </table:table-cell>
              <table:table-cell office:value-type="float" office:value="7.06987">
                <text:p>7.06987</text:p>
              </table:table-cell>
            </table:table-row>
            <table:table-row>
              <table:table-cell office:value-type="float" office:value="3.12455">
                <text:p/>
              </table:table-cell>
              <table:table-cell office:value-type="float" office:value="5.72031">
                <text:p>5.72031</text:p>
              </table:table-cell>
              <table:table-cell office:value-type="float" office:value="7.28824">
                <text:p>7.28824</text:p>
              </table:table-cell>
              <table:table-cell office:value-type="float" office:value="6.42972">
                <text:p>6.42972</text:p>
              </table:table-cell>
              <table:table-cell office:value-type="float" office:value="6.94022">
                <text:p>6.94022</text:p>
              </table:table-cell>
            </table:table-row>
            <table:table-row>
              <table:table-cell office:value-type="float" office:value="3.16528">
                <text:p/>
              </table:table-cell>
              <table:table-cell office:value-type="float" office:value="5.65599">
                <text:p>5.65599</text:p>
              </table:table-cell>
              <table:table-cell office:value-type="float" office:value="7.18992">
                <text:p>7.18992</text:p>
              </table:table-cell>
              <table:table-cell office:value-type="float" office:value="6.43615">
                <text:p>6.43615</text:p>
              </table:table-cell>
              <table:table-cell office:value-type="float" office:value="6.7901">
                <text:p>6.7901</text:p>
              </table:table-cell>
            </table:table-row>
            <table:table-row>
              <table:table-cell office:value-type="float" office:value="3.20441">
                <text:p/>
              </table:table-cell>
              <table:table-cell office:value-type="float" office:value="5.4848">
                <text:p>5.4848</text:p>
              </table:table-cell>
              <table:table-cell office:value-type="float" office:value="7.07665">
                <text:p>7.07665</text:p>
              </table:table-cell>
              <table:table-cell office:value-type="float" office:value="6.32436">
                <text:p>6.32436</text:p>
              </table:table-cell>
              <table:table-cell office:value-type="float" office:value="6.74406">
                <text:p>6.74406</text:p>
              </table:table-cell>
            </table:table-row>
            <table:table-row>
              <table:table-cell office:value-type="float" office:value="3.24207">
                <text:p/>
              </table:table-cell>
              <table:table-cell office:value-type="float" office:value="5.46806">
                <text:p>5.46806</text:p>
              </table:table-cell>
              <table:table-cell office:value-type="float" office:value="6.95655">
                <text:p>6.95655</text:p>
              </table:table-cell>
              <table:table-cell office:value-type="float" office:value="6.22851">
                <text:p>6.22851</text:p>
              </table:table-cell>
              <table:table-cell office:value-type="float" office:value="6.63726">
                <text:p>6.63726</text:p>
              </table:table-cell>
            </table:table-row>
            <table:table-row>
              <table:table-cell office:value-type="float" office:value="3.27836">
                <text:p/>
              </table:table-cell>
              <table:table-cell office:value-type="float" office:value="5.45104">
                <text:p>5.45104</text:p>
              </table:table-cell>
              <table:table-cell office:value-type="float" office:value="6.88449">
                <text:p>6.88449</text:p>
              </table:table-cell>
              <table:table-cell office:value-type="float" office:value="6.1591">
                <text:p>6.1591</text:p>
              </table:table-cell>
              <table:table-cell office:value-type="float" office:value="6.54247">
                <text:p>6.54247</text:p>
              </table:table-cell>
            </table:table-row>
            <table:table-row>
              <table:table-cell office:value-type="float" office:value="3.31338">
                <text:p/>
              </table:table-cell>
              <table:table-cell office:value-type="float" office:value="5.2832">
                <text:p>5.2832</text:p>
              </table:table-cell>
              <table:table-cell office:value-type="float" office:value="6.77308">
                <text:p>6.77308</text:p>
              </table:table-cell>
              <table:table-cell office:value-type="float" office:value="6.00635">
                <text:p>6.00635</text:p>
              </table:table-cell>
              <table:table-cell office:value-type="float" office:value="6.53669">
                <text:p>6.53669</text:p>
              </table:table-cell>
            </table:table-row>
            <table:table-row>
              <table:table-cell office:value-type="float" office:value="3.34722">
                <text:p/>
              </table:table-cell>
              <table:table-cell office:value-type="float" office:value="5.26786">
                <text:p>5.26786</text:p>
              </table:table-cell>
              <table:table-cell office:value-type="float" office:value="6.65801">
                <text:p>6.65801</text:p>
              </table:table-cell>
              <table:table-cell office:value-type="float" office:value="5.92426">
                <text:p>5.92426</text:p>
              </table:table-cell>
              <table:table-cell office:value-type="float" office:value="6.42972">
                <text:p>6.42972</text:p>
              </table:table-cell>
            </table:table-row>
            <table:table-row>
              <table:table-cell office:value-type="float" office:value="3.37995">
                <text:p/>
              </table:table-cell>
              <table:table-cell office:value-type="float" office:value="5.24175">
                <text:p>5.24175</text:p>
              </table:table-cell>
              <table:table-cell office:value-type="float" office:value="6.64249">
                <text:p>6.64249</text:p>
              </table:table-cell>
              <table:table-cell office:value-type="float" office:value="5.87212">
                <text:p>5.87212</text:p>
              </table:table-cell>
              <table:table-cell office:value-type="float" office:value="6.43615">
                <text:p>6.43615</text:p>
              </table:table-cell>
            </table:table-row>
            <table:table-row>
              <table:table-cell office:value-type="float" office:value="3.41164">
                <text:p/>
              </table:table-cell>
              <table:table-cell office:value-type="float" office:value="5.0814">
                <text:p>5.0814</text:p>
              </table:table-cell>
              <table:table-cell office:value-type="float" office:value="6.54247">
                <text:p>6.54247</text:p>
              </table:table-cell>
              <table:table-cell office:value-type="float" office:value="5.70378">
                <text:p>5.70378</text:p>
              </table:table-cell>
              <table:table-cell office:value-type="float" office:value="6.32257">
                <text:p>6.32257</text:p>
              </table:table-cell>
            </table:table-row>
            <table:table-row>
              <table:table-cell office:value-type="float" office:value="3.44235">
                <text:p/>
              </table:table-cell>
              <table:table-cell office:value-type="float" office:value="5.0626">
                <text:p>5.0626</text:p>
              </table:table-cell>
              <table:table-cell office:value-type="float" office:value="6.53669">
                <text:p>6.53669</text:p>
              </table:table-cell>
              <table:table-cell office:value-type="float" office:value="5.65599">
                <text:p>5.65599</text:p>
              </table:table-cell>
              <table:table-cell office:value-type="float" office:value="6.31355">
                <text:p>6.31355</text:p>
              </table:table-cell>
            </table:table-row>
            <table:table-row>
              <table:table-cell office:value-type="float" office:value="3.47216">
                <text:p/>
              </table:table-cell>
              <table:table-cell office:value-type="float" office:value="5.03044">
                <text:p>5.03044</text:p>
              </table:table-cell>
              <table:table-cell office:value-type="float" office:value="6.43615">
                <text:p>6.43615</text:p>
              </table:table-cell>
              <table:table-cell office:value-type="float" office:value="5.4848">
                <text:p>5.4848</text:p>
              </table:table-cell>
              <table:table-cell office:value-type="float" office:value="6.20456">
                <text:p>6.20456</text:p>
              </table:table-cell>
            </table:table-row>
            <table:table-row>
              <table:table-cell office:value-type="float" office:value="3.50109">
                <text:p/>
              </table:table-cell>
              <table:table-cell office:value-type="float" office:value="4.82831">
                <text:p>4.82831</text:p>
              </table:table-cell>
              <table:table-cell office:value-type="float" office:value="6.43615">
                <text:p>6.43615</text:p>
              </table:table-cell>
              <table:table-cell office:value-type="float" office:value="5.48064">
                <text:p>5.48064</text:p>
              </table:table-cell>
              <table:table-cell office:value-type="float" office:value="6.15486">
                <text:p>6.15486</text:p>
              </table:table-cell>
            </table:table-row>
            <table:table-row>
              <table:table-cell office:value-type="float" office:value="3.52922">
                <text:p/>
              </table:table-cell>
              <table:table-cell office:value-type="float" office:value="4.82831">
                <text:p>4.82831</text:p>
              </table:table-cell>
              <table:table-cell office:value-type="float" office:value="6.31355">
                <text:p>6.31355</text:p>
              </table:table-cell>
              <table:table-cell office:value-type="float" office:value="5.46383">
                <text:p>5.46383</text:p>
              </table:table-cell>
              <table:table-cell office:value-type="float" office:value="6.00635">
                <text:p>6.00635</text:p>
              </table:table-cell>
            </table:table-row>
            <table:table-row>
              <table:table-cell office:value-type="float" office:value="3.55658">
                <text:p/>
              </table:table-cell>
              <table:table-cell office:value-type="float" office:value="4.80402">
                <text:p>4.80402</text:p>
              </table:table-cell>
              <table:table-cell office:value-type="float" office:value="6.3315">
                <text:p>6.3315</text:p>
              </table:table-cell>
              <table:table-cell office:value-type="float" office:value="5.45104">
                <text:p>5.45104</text:p>
              </table:table-cell>
              <table:table-cell office:value-type="float" office:value="5.93754">
                <text:p>5.93754</text:p>
              </table:table-cell>
            </table:table-row>
            <table:table-row>
              <table:table-cell office:value-type="float" office:value="3.5832">
                <text:p/>
              </table:table-cell>
              <table:table-cell office:value-type="float" office:value="4.76217">
                <text:p>4.76217</text:p>
              </table:table-cell>
              <table:table-cell office:value-type="float" office:value="6.22258">
                <text:p>6.22258</text:p>
              </table:table-cell>
              <table:table-cell office:value-type="float" office:value="5.2832">
                <text:p>5.2832</text:p>
              </table:table-cell>
              <table:table-cell office:value-type="float" office:value="5.8999">
                <text:p>5.8999</text:p>
              </table:table-cell>
            </table:table-row>
            <table:table-row>
              <table:table-cell office:value-type="float" office:value="3.60914">
                <text:p/>
              </table:table-cell>
              <table:table-cell office:value-type="float" office:value="4.75359">
                <text:p>4.75359</text:p>
              </table:table-cell>
              <table:table-cell office:value-type="float" office:value="6.19644">
                <text:p>6.19644</text:p>
              </table:table-cell>
              <table:table-cell office:value-type="float" office:value="5.273">
                <text:p>5.273</text:p>
              </table:table-cell>
              <table:table-cell office:value-type="float" office:value="5.743">
                <text:p>5.743</text:p>
              </table:table-cell>
            </table:table-row>
            <table:table-row>
              <table:table-cell office:value-type="float" office:value="3.63442">
                <text:p/>
              </table:table-cell>
              <table:table-cell office:value-type="float" office:value="4.56435">
                <text:p>4.56435</text:p>
              </table:table-cell>
              <table:table-cell office:value-type="float" office:value="6.15273">
                <text:p>6.15273</text:p>
              </table:table-cell>
              <table:table-cell office:value-type="float" office:value="5.26786">
                <text:p>5.26786</text:p>
              </table:table-cell>
              <table:table-cell office:value-type="float" office:value="5.69709">
                <text:p>5.69709</text:p>
              </table:table-cell>
            </table:table-row>
            <table:table-row>
              <table:table-cell office:value-type="float" office:value="3.65908">
                <text:p/>
              </table:table-cell>
              <table:table-cell office:value-type="float" office:value="4.49981">
                <text:p>4.49981</text:p>
              </table:table-cell>
              <table:table-cell office:value-type="float" office:value="6.00635">
                <text:p>6.00635</text:p>
              </table:table-cell>
              <table:table-cell office:value-type="float" office:value="5.24175">
                <text:p>5.24175</text:p>
              </table:table-cell>
              <table:table-cell office:value-type="float" office:value="5.65599">
                <text:p>5.65599</text:p>
              </table:table-cell>
            </table:table-row>
            <table:table-row>
              <table:table-cell office:value-type="float" office:value="3.68314">
                <text:p/>
              </table:table-cell>
              <table:table-cell office:value-type="float" office:value="4.47734">
                <text:p>4.47734</text:p>
              </table:table-cell>
              <table:table-cell office:value-type="float" office:value="5.96101">
                <text:p>5.96101</text:p>
              </table:table-cell>
              <table:table-cell office:value-type="float" office:value="5.0814">
                <text:p>5.0814</text:p>
              </table:table-cell>
              <table:table-cell office:value-type="float" office:value="5.63479">
                <text:p>5.63479</text:p>
              </table:table-cell>
            </table:table-row>
            <table:table-row>
              <table:table-cell office:value-type="float" office:value="3.70664">
                <text:p/>
              </table:table-cell>
              <table:table-cell office:value-type="float" office:value="4.43082">
                <text:p>4.43082</text:p>
              </table:table-cell>
              <table:table-cell office:value-type="float" office:value="5.9135">
                <text:p>5.9135</text:p>
              </table:table-cell>
              <table:table-cell office:value-type="float" office:value="5.07517">
                <text:p>5.07517</text:p>
              </table:table-cell>
              <table:table-cell office:value-type="float" office:value="5.4848">
                <text:p>5.4848</text:p>
              </table:table-cell>
            </table:table-row>
            <table:table-row>
              <table:table-cell office:value-type="float" office:value="3.7296">
                <text:p/>
              </table:table-cell>
              <table:table-cell office:value-type="float" office:value="4.36945">
                <text:p>4.36945</text:p>
              </table:table-cell>
              <table:table-cell office:value-type="float" office:value="5.7589">
                <text:p>5.7589</text:p>
              </table:table-cell>
              <table:table-cell office:value-type="float" office:value="5.05625">
                <text:p>5.05625</text:p>
              </table:table-cell>
              <table:table-cell office:value-type="float" office:value="5.46383">
                <text:p>5.46383</text:p>
              </table:table-cell>
            </table:table-row>
            <table:table-row>
              <table:table-cell office:value-type="float" office:value="3.75205">
                <text:p/>
              </table:table-cell>
              <table:table-cell office:value-type="float" office:value="4.27667">
                <text:p>4.27667</text:p>
              </table:table-cell>
              <table:table-cell office:value-type="float" office:value="5.71043">
                <text:p>5.71043</text:p>
              </table:table-cell>
              <table:table-cell office:value-type="float" office:value="5.03044">
                <text:p>5.03044</text:p>
              </table:table-cell>
              <table:table-cell office:value-type="float" office:value="5.45959">
                <text:p>5.45959</text:p>
              </table:table-cell>
            </table:table-row>
            <table:table-row>
              <table:table-cell office:value-type="float" office:value="3.774">
                <text:p/>
              </table:table-cell>
              <table:table-cell office:value-type="float" office:value="4.18965">
                <text:p>4.18965</text:p>
              </table:table-cell>
              <table:table-cell office:value-type="float" office:value="5.68358">
                <text:p>5.68358</text:p>
              </table:table-cell>
              <table:table-cell office:value-type="float" office:value="4.98361">
                <text:p>4.98361</text:p>
              </table:table-cell>
              <table:table-cell office:value-type="float" office:value="5.45104">
                <text:p>5.45104</text:p>
              </table:table-cell>
            </table:table-row>
            <table:table-row>
              <table:table-cell office:value-type="float" office:value="3.79548">
                <text:p/>
              </table:table-cell>
              <table:table-cell office:value-type="float" office:value="3.89182">
                <text:p>3.89182</text:p>
              </table:table-cell>
              <table:table-cell office:value-type="float" office:value="5.65249">
                <text:p>5.65249</text:p>
              </table:table-cell>
              <table:table-cell office:value-type="float" office:value="4.81218">
                <text:p>4.81218</text:p>
              </table:table-cell>
              <table:table-cell office:value-type="float" office:value="5.2832">
                <text:p>5.2832</text:p>
              </table:table-cell>
            </table:table-row>
            <table:table-row>
              <table:table-cell office:value-type="float" office:value="3.8165">
                <text:p/>
              </table:table-cell>
              <table:table-cell office:value-type="float" office:value="3.7612">
                <text:p>3.7612</text:p>
              </table:table-cell>
              <table:table-cell office:value-type="float" office:value="5.48894">
                <text:p>5.48894</text:p>
              </table:table-cell>
              <table:table-cell office:value-type="float" office:value="4.82028">
                <text:p>4.82028</text:p>
              </table:table-cell>
              <table:table-cell office:value-type="float" office:value="5.2832">
                <text:p>5.2832</text:p>
              </table:table-cell>
            </table:table-row>
            <table:table-row>
              <table:table-cell office:value-type="float" office:value="3.8371">
                <text:p/>
              </table:table-cell>
              <table:table-cell office:value-type="float" office:value="3.73767">
                <text:p>3.73767</text:p>
              </table:table-cell>
              <table:table-cell office:value-type="float" office:value="5.4848">
                <text:p>5.4848</text:p>
              </table:table-cell>
              <table:table-cell office:value-type="float" office:value="4.80402">
                <text:p>4.80402</text:p>
              </table:table-cell>
              <table:table-cell office:value-type="float" office:value="5.273">
                <text:p>5.273</text:p>
              </table:table-cell>
            </table:table-row>
            <table:table-row>
              <table:table-cell office:value-type="float" office:value="3.85728">
                <text:p/>
              </table:table-cell>
              <table:table-cell office:value-type="float" office:value="3.68888">
                <text:p>3.68888</text:p>
              </table:table-cell>
              <table:table-cell office:value-type="float" office:value="5.47646">
                <text:p>5.47646</text:p>
              </table:table-cell>
              <table:table-cell office:value-type="float" office:value="4.77068">
                <text:p>4.77068</text:p>
              </table:table-cell>
              <table:table-cell office:value-type="float" office:value="5.26269">
                <text:p>5.26269</text:p>
              </table:table-cell>
            </table:table-row>
            <table:table-row>
              <table:table-cell office:value-type="float" office:value="3.87706">
                <text:p/>
              </table:table-cell>
              <table:table-cell office:value-type="float" office:value="3.63759">
                <text:p>3.63759</text:p>
              </table:table-cell>
              <table:table-cell office:value-type="float" office:value="5.46383">
                <text:p>5.46383</text:p>
              </table:table-cell>
              <table:table-cell office:value-type="float" office:value="4.76217">
                <text:p>4.76217</text:p>
              </table:table-cell>
              <table:table-cell office:value-type="float" office:value="5.24175">
                <text:p>5.24175</text:p>
              </table:table-cell>
            </table:table-row>
            <table:table-row>
              <table:table-cell office:value-type="float" office:value="3.89645">
                <text:p/>
              </table:table-cell>
              <table:table-cell office:value-type="float" office:value="3.61092">
                <text:p>3.61092</text:p>
              </table:table-cell>
              <table:table-cell office:value-type="float" office:value="5.45532">
                <text:p>5.45532</text:p>
              </table:table-cell>
              <table:table-cell office:value-type="float" office:value="4.7362">
                <text:p>4.7362</text:p>
              </table:table-cell>
              <table:table-cell office:value-type="float" office:value="5.0814">
                <text:p>5.0814</text:p>
              </table:table-cell>
            </table:table-row>
            <table:table-row>
              <table:table-cell office:value-type="float" office:value="3.91548">
                <text:p/>
              </table:table-cell>
              <table:table-cell office:value-type="float" office:value="3.61092">
                <text:p>3.61092</text:p>
              </table:table-cell>
              <table:table-cell office:value-type="float" office:value="5.28827">
                <text:p>5.28827</text:p>
              </table:table-cell>
              <table:table-cell office:value-type="float" office:value="4.56435">
                <text:p>4.56435</text:p>
              </table:table-cell>
              <table:table-cell office:value-type="float" office:value="5.0814">
                <text:p>5.0814</text:p>
              </table:table-cell>
            </table:table-row>
            <table:table-row>
              <table:table-cell office:value-type="float" office:value="3.93415">
                <text:p/>
              </table:table-cell>
              <table:table-cell office:value-type="float" office:value="3.61092">
                <text:p>3.61092</text:p>
              </table:table-cell>
              <table:table-cell office:value-type="float" office:value="5.2832">
                <text:p>5.2832</text:p>
              </table:table-cell>
              <table:table-cell office:value-type="float" office:value="4.54329">
                <text:p>4.54329</text:p>
              </table:table-cell>
              <table:table-cell office:value-type="float" office:value="5.0689">
                <text:p>5.0689</text:p>
              </table:table-cell>
            </table:table-row>
            <table:table-row>
              <table:table-cell office:value-type="float" office:value="3.95248">
                <text:p/>
              </table:table-cell>
              <table:table-cell office:value-type="float" office:value="3.61092">
                <text:p>3.61092</text:p>
              </table:table-cell>
              <table:table-cell office:value-type="float" office:value="5.273">
                <text:p>5.273</text:p>
              </table:table-cell>
              <table:table-cell office:value-type="float" office:value="4.47734">
                <text:p>4.47734</text:p>
              </table:table-cell>
              <table:table-cell office:value-type="float" office:value="5.03695">
                <text:p>5.03695</text:p>
              </table:table-cell>
            </table:table-row>
            <table:table-row>
              <table:table-cell office:value-type="float" office:value="3.97048">
                <text:p/>
              </table:table-cell>
              <table:table-cell office:value-type="float" office:value="3.21888">
                <text:p>3.21888</text:p>
              </table:table-cell>
              <table:table-cell office:value-type="float" office:value="5.27811">
                <text:p>5.27811</text:p>
              </table:table-cell>
              <table:table-cell office:value-type="float" office:value="4.47734">
                <text:p>4.47734</text:p>
              </table:table-cell>
              <table:table-cell office:value-type="float" office:value="5.03044">
                <text:p>5.03044</text:p>
              </table:table-cell>
            </table:table-row>
            <table:table-row>
              <table:table-cell office:value-type="float" office:value="3.98817">
                <text:p/>
              </table:table-cell>
              <table:table-cell office:value-type="float" office:value="3.21888">
                <text:p>3.21888</text:p>
              </table:table-cell>
              <table:table-cell office:value-type="float" office:value="5.26269">
                <text:p>5.26269</text:p>
              </table:table-cell>
              <table:table-cell office:value-type="float" office:value="4.43082">
                <text:p>4.43082</text:p>
              </table:table-cell>
              <table:table-cell office:value-type="float" office:value="5.00395">
                <text:p>5.00395</text:p>
              </table:table-cell>
            </table:table-row>
            <table:table-row>
              <table:table-cell office:value-type="float" office:value="4.00554">
                <text:p/>
              </table:table-cell>
              <table:table-cell office:value-type="float" office:value="3.21888">
                <text:p>3.21888</text:p>
              </table:table-cell>
              <table:table-cell office:value-type="float" office:value="5.24702">
                <text:p>5.24702</text:p>
              </table:table-cell>
              <table:table-cell office:value-type="float" office:value="4.39445">
                <text:p>4.39445</text:p>
              </table:table-cell>
              <table:table-cell office:value-type="float" office:value="4.82831">
                <text:p>4.82831</text:p>
              </table:table-cell>
            </table:table-row>
            <table:table-row>
              <table:table-cell office:value-type="float" office:value="4.02262">
                <text:p/>
              </table:table-cell>
              <table:table-cell office:value-type="float" office:value="3.21888">
                <text:p>3.21888</text:p>
              </table:table-cell>
              <table:table-cell office:value-type="float" office:value="5.0814">
                <text:p>5.0814</text:p>
              </table:table-cell>
              <table:table-cell office:value-type="float" office:value="4.26268">
                <text:p>4.26268</text:p>
              </table:table-cell>
              <table:table-cell office:value-type="float" office:value="4.82028">
                <text:p>4.82028</text:p>
              </table:table-cell>
            </table:table-row>
            <table:table-row>
              <table:table-cell office:value-type="float" office:value="4.03941">
                <text:p/>
              </table:table-cell>
              <table:table-cell office:value-type="float" office:value="3.21888">
                <text:p>3.21888</text:p>
              </table:table-cell>
              <table:table-cell office:value-type="float" office:value="5.0814">
                <text:p>5.0814</text:p>
              </table:table-cell>
              <table:table-cell office:value-type="float" office:value="4.2485">
                <text:p>4.2485</text:p>
              </table:table-cell>
              <table:table-cell office:value-type="float" office:value="4.82028">
                <text:p>4.82028</text:p>
              </table:table-cell>
            </table:table-row>
            <table:table-row>
              <table:table-cell office:value-type="float" office:value="4.05592">
                <text:p/>
              </table:table-cell>
              <table:table-cell office:value-type="float" office:value="3.21888">
                <text:p>3.21888</text:p>
              </table:table-cell>
              <table:table-cell office:value-type="float" office:value="5.07517">
                <text:p>5.07517</text:p>
              </table:table-cell>
              <table:table-cell office:value-type="float" office:value="4.18965">
                <text:p>4.18965</text:p>
              </table:table-cell>
              <table:table-cell office:value-type="float" office:value="4.80402">
                <text:p>4.80402</text:p>
              </table:table-cell>
            </table:table-row>
            <table:table-row>
              <table:table-cell office:value-type="float" office:value="4.07217">
                <text:p/>
              </table:table-cell>
              <table:table-cell office:value-type="float" office:value="3.21888">
                <text:p>3.21888</text:p>
              </table:table-cell>
              <table:table-cell office:value-type="float" office:value="5.0626">
                <text:p>5.0626</text:p>
              </table:table-cell>
              <table:table-cell office:value-type="float" office:value="3.93183">
                <text:p>3.93183</text:p>
              </table:table-cell>
              <table:table-cell office:value-type="float" office:value="4.77068">
                <text:p>4.77068</text:p>
              </table:table-cell>
            </table:table-row>
            <table:table-row>
              <table:table-cell office:value-type="float" office:value="4.08815">
                <text:p/>
              </table:table-cell>
              <table:table-cell office:value-type="float" office:value="3.21888">
                <text:p>3.21888</text:p>
              </table:table-cell>
              <table:table-cell office:value-type="float" office:value="5.03044">
                <text:p>5.03044</text:p>
              </table:table-cell>
              <table:table-cell office:value-type="float" office:value="3.85015">
                <text:p>3.85015</text:p>
              </table:table-cell>
              <table:table-cell office:value-type="float" office:value="4.77068">
                <text:p>4.77068</text:p>
              </table:table-cell>
            </table:table-row>
            <table:table-row>
              <table:table-cell office:value-type="float" office:value="4.10389">
                <text:p/>
              </table:table-cell>
              <table:table-cell office:value-type="float" office:value="3.21888">
                <text:p>3.21888</text:p>
              </table:table-cell>
              <table:table-cell office:value-type="float" office:value="5.02388">
                <text:p>5.02388</text:p>
              </table:table-cell>
              <table:table-cell office:value-type="float" office:value="3.7612">
                <text:p>3.7612</text:p>
              </table:table-cell>
              <table:table-cell office:value-type="float" office:value="4.75359">
                <text:p>4.75359</text:p>
              </table:table-cell>
            </table:table-row>
            <table:table-row>
              <table:table-cell office:value-type="float" office:value="4.11938">
                <text:p/>
              </table:table-cell>
              <table:table-cell office:value-type="float" office:value="3.21888">
                <text:p>3.21888</text:p>
              </table:table-cell>
              <table:table-cell office:value-type="float" office:value="5.00395">
                <text:p>5.00395</text:p>
              </table:table-cell>
              <table:table-cell office:value-type="float" office:value="3.73767">
                <text:p>3.73767</text:p>
              </table:table-cell>
              <table:table-cell office:value-type="float" office:value="4.7185">
                <text:p>4.7185</text:p>
              </table:table-cell>
            </table:table-row>
            <table:table-row>
              <table:table-cell office:value-type="float" office:value="4.13463">
                <text:p/>
              </table:table-cell>
              <table:table-cell office:value-type="float" office:value="3.21888">
                <text:p>3.21888</text:p>
              </table:table-cell>
              <table:table-cell office:value-type="float" office:value="4.82831">
                <text:p>4.82831</text:p>
              </table:table-cell>
              <table:table-cell office:value-type="float" office:value="3.68888">
                <text:p>3.68888</text:p>
              </table:table-cell>
              <table:table-cell office:value-type="float" office:value="4.56435">
                <text:p>4.56435</text:p>
              </table:table-cell>
            </table:table-row>
            <table:table-row>
              <table:table-cell office:value-type="float" office:value="4.14966">
                <text:p/>
              </table:table-cell>
              <table:table-cell office:value-type="float" office:value="3.21888">
                <text:p>3.21888</text:p>
              </table:table-cell>
              <table:table-cell office:value-type="float" office:value="4.82028">
                <text:p>4.82028</text:p>
              </table:table-cell>
              <table:table-cell office:value-type="float" office:value="3.63759">
                <text:p>3.63759</text:p>
              </table:table-cell>
              <table:table-cell office:value-type="float" office:value="4.55388">
                <text:p>4.55388</text:p>
              </table:table-cell>
            </table:table-row>
            <table:table-row>
              <table:table-cell office:value-type="float" office:value="4.16446">
                <text:p/>
              </table:table-cell>
              <table:table-cell office:value-type="float" office:value="3.21888">
                <text:p>3.21888</text:p>
              </table:table-cell>
              <table:table-cell office:value-type="float" office:value="4.82831">
                <text:p>4.82831</text:p>
              </table:table-cell>
              <table:table-cell office:value-type="float" office:value="3.63759">
                <text:p>3.63759</text:p>
              </table:table-cell>
              <table:table-cell office:value-type="float" office:value="4.49981">
                <text:p>4.49981</text:p>
              </table:table-cell>
            </table:table-row>
            <table:table-row>
              <table:table-cell office:value-type="float" office:value="4.17905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81218">
                <text:p>4.81218</text:p>
              </table:table-cell>
              <table:table-cell office:value-type="float" office:value="3.61092">
                <text:p>3.61092</text:p>
              </table:table-cell>
              <table:table-cell office:value-type="float" office:value="4.47734">
                <text:p>4.47734</text:p>
              </table:table-cell>
            </table:table-row>
            <table:table-row>
              <table:table-cell office:value-type="float" office:value="4.19342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77912">
                <text:p>4.77912</text:p>
              </table:table-cell>
              <table:table-cell office:value-type="float" office:value="3.61092">
                <text:p>3.61092</text:p>
              </table:table-cell>
              <table:table-cell office:value-type="float" office:value="4.47734">
                <text:p>4.47734</text:p>
              </table:table-cell>
            </table:table-row>
            <table:table-row>
              <table:table-cell office:value-type="float" office:value="4.2076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77068">
                <text:p>4.77068</text:p>
              </table:table-cell>
              <table:table-cell office:value-type="float" office:value="3.61092">
                <text:p>3.61092</text:p>
              </table:table-cell>
              <table:table-cell office:value-type="float" office:value="4.43082">
                <text:p>4.43082</text:p>
              </table:table-cell>
            </table:table-row>
            <table:table-row>
              <table:table-cell office:value-type="float" office:value="4.22157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77068">
                <text:p>4.77068</text:p>
              </table:table-cell>
              <table:table-cell office:value-type="float" office:value="3.61092">
                <text:p>3.61092</text:p>
              </table:table-cell>
              <table:table-cell office:value-type="float" office:value="4.39445">
                <text:p>4.39445</text:p>
              </table:table-cell>
            </table:table-row>
            <table:table-row>
              <table:table-cell office:value-type="float" office:value="4.23535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75359">
                <text:p>4.75359</text:p>
              </table:table-cell>
              <table:table-cell office:value-type="float" office:value="3.61092">
                <text:p>3.61092</text:p>
              </table:table-cell>
              <table:table-cell office:value-type="float" office:value="4.33073">
                <text:p>4.33073</text:p>
              </table:table-cell>
            </table:table-row>
            <table:table-row>
              <table:table-cell office:value-type="float" office:value="4.24895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7362">
                <text:p>4.7362</text:p>
              </table:table-cell>
              <table:table-cell office:value-type="float" office:value="3.21888">
                <text:p>3.21888</text:p>
              </table:table-cell>
              <table:table-cell office:value-type="float" office:value="4.26268">
                <text:p>4.26268</text:p>
              </table:table-cell>
            </table:table-row>
            <table:table-row>
              <table:table-cell office:value-type="float" office:value="4.26236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56435">
                <text:p>4.56435</text:p>
              </table:table-cell>
              <table:table-cell office:value-type="float" office:value="3.21888">
                <text:p>3.21888</text:p>
              </table:table-cell>
              <table:table-cell office:value-type="float" office:value="4.23411">
                <text:p>4.23411</text:p>
              </table:table-cell>
            </table:table-row>
            <table:table-row>
              <table:table-cell office:value-type="float" office:value="4.2756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56435">
                <text:p>4.56435</text:p>
              </table:table-cell>
              <table:table-cell office:value-type="float" office:value="3.21888">
                <text:p>3.21888</text:p>
              </table:table-cell>
              <table:table-cell office:value-type="float" office:value="4.18965">
                <text:p>4.18965</text:p>
              </table:table-cell>
            </table:table-row>
            <table:table-row>
              <table:table-cell office:value-type="float" office:value="4.28866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52179">
                <text:p>4.52179</text:p>
              </table:table-cell>
              <table:table-cell office:value-type="float" office:value="3.21888">
                <text:p>3.21888</text:p>
              </table:table-cell>
              <table:table-cell office:value-type="float" office:value="3.95124">
                <text:p>3.95124</text:p>
              </table:table-cell>
            </table:table-row>
            <table:table-row>
              <table:table-cell office:value-type="float" office:value="4.30155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48864">
                <text:p>4.48864</text:p>
              </table:table-cell>
              <table:table-cell office:value-type="float" office:value="3.21888">
                <text:p>3.21888</text:p>
              </table:table-cell>
              <table:table-cell office:value-type="float" office:value="3.8712">
                <text:p>3.8712</text:p>
              </table:table-cell>
            </table:table-row>
            <table:table-row>
              <table:table-cell office:value-type="float" office:value="4.31428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47734">
                <text:p>4.47734</text:p>
              </table:table-cell>
              <table:table-cell office:value-type="float" office:value="3.21888">
                <text:p>3.21888</text:p>
              </table:table-cell>
              <table:table-cell office:value-type="float" office:value="3.80666">
                <text:p>3.80666</text:p>
              </table:table-cell>
            </table:table-row>
            <table:table-row>
              <table:table-cell office:value-type="float" office:value="4.32685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46591">
                <text:p>4.46591</text:p>
              </table:table-cell>
              <table:table-cell office:value-type="float" office:value="3.21888">
                <text:p>3.21888</text:p>
              </table:table-cell>
              <table:table-cell office:value-type="float" office:value="3.7612">
                <text:p>3.7612</text:p>
              </table:table-cell>
            </table:table-row>
            <table:table-row>
              <table:table-cell office:value-type="float" office:value="4.33927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43082">
                <text:p>4.43082</text:p>
              </table:table-cell>
              <table:table-cell office:value-type="float" office:value="3.21888">
                <text:p>3.21888</text:p>
              </table:table-cell>
              <table:table-cell office:value-type="float" office:value="3.73767">
                <text:p>3.73767</text:p>
              </table:table-cell>
            </table:table-row>
            <table:table-row>
              <table:table-cell office:value-type="float" office:value="4.35153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39445">
                <text:p>4.39445</text:p>
              </table:table-cell>
              <table:table-cell office:value-type="float" office:value="3.21888">
                <text:p>3.21888</text:p>
              </table:table-cell>
              <table:table-cell office:value-type="float" office:value="3.73767">
                <text:p>3.73767</text:p>
              </table:table-cell>
            </table:table-row>
            <table:table-row>
              <table:table-cell office:value-type="float" office:value="4.36364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35671">
                <text:p>4.35671</text:p>
              </table:table-cell>
              <table:table-cell office:value-type="float" office:value="3.21888">
                <text:p>3.21888</text:p>
              </table:table-cell>
              <table:table-cell office:value-type="float" office:value="3.68888">
                <text:p>3.68888</text:p>
              </table:table-cell>
            </table:table-row>
            <table:table-row>
              <table:table-cell office:value-type="float" office:value="4.37561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26268">
                <text:p>4.26268</text:p>
              </table:table-cell>
              <table:table-cell office:value-type="float" office:value="3.21888">
                <text:p>3.21888</text:p>
              </table:table-cell>
              <table:table-cell office:value-type="float" office:value="3.63759">
                <text:p>3.63759</text:p>
              </table:table-cell>
            </table:table-row>
            <table:table-row>
              <table:table-cell office:value-type="float" office:value="4.38743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26268">
                <text:p>4.26268</text:p>
              </table:table-cell>
              <table:table-cell office:value-type="float" office:value="3.21888">
                <text:p>3.21888</text:p>
              </table:table-cell>
              <table:table-cell office:value-type="float" office:value="3.61092">
                <text:p>3.61092</text:p>
              </table:table-cell>
            </table:table-row>
            <table:table-row>
              <table:table-cell office:value-type="float" office:value="4.39912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4.23411">
                <text:p>4.23411</text:p>
              </table:table-cell>
              <table:table-cell office:value-type="float" office:value="3.21888">
                <text:p>3.21888</text:p>
              </table:table-cell>
              <table:table-cell office:value-type="float" office:value="3.61092">
                <text:p>3.61092</text:p>
              </table:table-cell>
            </table:table-row>
            <table:table-row>
              <table:table-cell office:value-type="float" office:value="4.41068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3.97029">
                <text:p>3.97029</text:p>
              </table:table-cell>
              <table:table-cell office:value-type="float" office:value="3.21888">
                <text:p>3.21888</text:p>
              </table:table-cell>
              <table:table-cell office:value-type="float" office:value="3.61092">
                <text:p>3.61092</text:p>
              </table:table-cell>
            </table:table-row>
            <table:table-row>
              <table:table-cell office:value-type="float" office:value="4.4221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3.95124">
                <text:p>3.95124</text:p>
              </table:table-cell>
              <table:table-cell office:value-type="float" office:value="3.21888">
                <text:p>3.21888</text:p>
              </table:table-cell>
              <table:table-cell office:value-type="float" office:value="3.61092">
                <text:p>3.61092</text:p>
              </table:table-cell>
            </table:table-row>
            <table:table-row>
              <table:table-cell office:value-type="float" office:value="4.43339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3.8712">
                <text:p>3.8712</text:p>
              </table:table-cell>
              <table:table-cell office:value-type="float" office:value="3.21888">
                <text:p>3.21888</text:p>
              </table:table-cell>
              <table:table-cell office:value-type="float" office:value="3.61092">
                <text:p>3.61092</text:p>
              </table:table-cell>
            </table:table-row>
            <table:table-row>
              <table:table-cell office:value-type="float" office:value="4.44455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3.80666">
                <text:p>3.80666</text:p>
              </table:table-cell>
              <table:table-cell office:value-type="float" office:value="3.21888">
                <text:p>3.21888</text:p>
              </table:table-cell>
              <table:table-cell office:value-type="float" office:value="3.61092">
                <text:p>3.61092</text:p>
              </table:table-cell>
            </table:table-row>
            <table:table-row>
              <table:table-cell office:value-type="float" office:value="4.4556">
                <text:p/>
              </table:table-cell>
              <table:table-cell office:value-type="float" office:value="2.77259">
                <text:p>2.77259</text:p>
              </table:table-cell>
              <table:table-cell office:value-type="float" office:value="3.7612">
                <text:p>3.7612</text:p>
              </table:table-cell>
              <table:table-cell office:value-type="float" office:value="3.21888">
                <text:p>3.21888</text:p>
              </table:table-cell>
              <table:table-cell office:value-type="float" office:value="3.61092">
                <text:p>3.61092</text:p>
              </table:table-cell>
            </table:table-row>
            <table:table-row>
              <table:table-cell office:value-type="float" office:value="4.46652">
                <text:p/>
              </table:table-cell>
              <table:table-cell office:value-type="float" office:value="2.19722">
                <text:p>2.19722</text:p>
              </table:table-cell>
              <table:table-cell office:value-type="float" office:value="3.7612">
                <text:p>3.7612</text:p>
              </table:table-cell>
              <table:table-cell office:value-type="float" office:value="2.77259">
                <text:p>2.77259</text:p>
              </table:table-cell>
              <table:table-cell office:value-type="float" office:value="3.21888">
                <text:p>3.21888</text:p>
              </table:table-cell>
            </table:table-row>
            <table:table-row>
              <table:table-cell office:value-type="float" office:value="4.47732">
                <text:p/>
              </table:table-cell>
              <table:table-cell office:value-type="float" office:value="2.19722">
                <text:p>2.19722</text:p>
              </table:table-cell>
              <table:table-cell office:value-type="float" office:value="3.73767">
                <text:p>3.73767</text:p>
              </table:table-cell>
              <table:table-cell office:value-type="float" office:value="2.77259">
                <text:p>2.77259</text:p>
              </table:table-cell>
              <table:table-cell office:value-type="float" office:value="3.21888">
                <text:p>3.21888</text:p>
              </table:table-cell>
            </table:table-row>
            <table:table-row>
              <table:table-cell office:value-type="float" office:value="4.48801">
                <text:p/>
              </table:table-cell>
              <table:table-cell office:value-type="float" office:value="2.19722">
                <text:p>2.19722</text:p>
              </table:table-cell>
              <table:table-cell office:value-type="float" office:value="3.68888">
                <text:p>3.68888</text:p>
              </table:table-cell>
              <table:table-cell office:value-type="float" office:value="2.77259">
                <text:p>2.77259</text:p>
              </table:table-cell>
              <table:table-cell office:value-type="float" office:value="3.21888">
                <text:p>3.21888</text:p>
              </table:table-cell>
            </table:table-row>
            <table:table-row>
              <table:table-cell office:value-type="float" office:value="4.49859">
                <text:p/>
              </table:table-cell>
              <table:table-cell office:value-type="float" office:value="2.19722">
                <text:p>2.19722</text:p>
              </table:table-cell>
              <table:table-cell office:value-type="float" office:value="3.66356">
                <text:p>3.66356</text:p>
              </table:table-cell>
              <table:table-cell office:value-type="float" office:value="2.77259">
                <text:p>2.77259</text:p>
              </table:table-cell>
              <table:table-cell office:value-type="float" office:value="3.21888">
                <text:p>3.21888</text:p>
              </table:table-cell>
            </table:table-row>
            <table:table-row>
              <table:table-cell office:value-type="float" office:value="4.50905">
                <text:p/>
              </table:table-cell>
              <table:table-cell office:value-type="float" office:value="2.19722">
                <text:p>2.19722</text:p>
              </table:table-cell>
              <table:table-cell office:value-type="float" office:value="3.63759">
                <text:p>3.63759</text:p>
              </table:table-cell>
              <table:table-cell office:value-type="float" office:value="2.77259">
                <text:p>2.77259</text:p>
              </table:table-cell>
              <table:table-cell office:value-type="float" office:value="3.21888">
                <text:p>3.21888</text:p>
              </table:table-cell>
            </table:table-row>
            <table:table-row>
              <table:table-cell office:value-type="float" office:value="4.51941">
                <text:p/>
              </table:table-cell>
              <table:table-cell office:value-type="float" office:value="2.19722">
                <text:p>2.19722</text:p>
              </table:table-cell>
              <table:table-cell office:value-type="float" office:value="3.61092">
                <text:p>3.61092</text:p>
              </table:table-cell>
              <table:table-cell office:value-type="float" office:value="2.77259">
                <text:p>2.77259</text:p>
              </table:table-cell>
              <table:table-cell office:value-type="float" office:value="3.21888">
                <text:p>3.21888</text:p>
              </table:table-cell>
            </table:table-row>
            <table:table-row>
              <table:table-cell office:value-type="float" office:value="4.52966">
                <text:p/>
              </table:table-cell>
              <table:table-cell office:value-type="float" office:value="2.19722">
                <text:p>2.19722</text:p>
              </table:table-cell>
              <table:table-cell office:value-type="float" office:value="3.61092">
                <text:p>3.61092</text:p>
              </table:table-cell>
              <table:table-cell office:value-type="float" office:value="2.77259">
                <text:p>2.77259</text:p>
              </table:table-cell>
              <table:table-cell office:value-type="float" office:value="3.21888">
                <text:p>3.21888</text:p>
              </table:table-cell>
            </table:table-row>
            <table:table-row>
              <table:table-cell office:value-type="float" office:value="4.53981">
                <text:p/>
              </table:table-cell>
              <table:table-cell office:value-type="float" office:value="2.19722">
                <text:p>2.19722</text:p>
              </table:table-cell>
              <table:table-cell office:value-type="float" office:value="3.61092">
                <text:p>3.61092</text:p>
              </table:table-cell>
              <table:table-cell office:value-type="float" office:value="2.77259">
                <text:p>2.77259</text:p>
              </table:table-cell>
              <table:table-cell office:value-type="float" office:value="3.21888">
                <text:p>3.21888</text:p>
              </table:table-cell>
            </table:table-row>
            <table:table-row>
              <table:table-cell office:value-type="float" office:value="4.54985">
                <text:p/>
              </table:table-cell>
              <table:table-cell office:value-type="float" office:value="2.19722">
                <text:p>2.19722</text:p>
              </table:table-cell>
              <table:table-cell office:value-type="float" office:value="3.61092">
                <text:p>3.61092</text:p>
              </table:table-cell>
              <table:table-cell office:value-type="float" office:value="2.77259">
                <text:p>2.77259</text:p>
              </table:table-cell>
              <table:table-cell office:value-type="float" office:value="3.21888">
                <text:p>3.21888</text:p>
              </table:table-cell>
            </table:table-row>
            <table:table-row>
              <table:table-cell office:value-type="float" office:value="4.5598">
                <text:p/>
              </table:table-cell>
              <table:table-cell office:value-type="float" office:value="2.19722">
                <text:p>2.19722</text:p>
              </table:table-cell>
              <table:table-cell office:value-type="float" office:value="3.61092">
                <text:p>3.61092</text:p>
              </table:table-cell>
              <table:table-cell office:value-type="float" office:value="2.77259">
                <text:p>2.77259</text:p>
              </table:table-cell>
              <table:table-cell office:value-type="float" office:value="3.21888">
                <text:p>3.21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